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2" svg:font-family="'Lucida Sans'" style:font-pitch="variable"/>
    <style:font-face style:name="Lucida Sans Unicode1" svg:font-family="'Lucida Sans Unicode'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1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0.513cm" style:rel-column-width="3672*"/>
    </style:style>
    <style:style style:name="Tableau1.B" style:family="table-column">
      <style:table-column-properties style:column-width="1.321cm" style:rel-column-width="9464*"/>
    </style:style>
    <style:style style:name="Tableau1.C" style:family="table-column">
      <style:table-column-properties style:column-width="0.141cm" style:rel-column-width="1014*"/>
    </style:style>
    <style:style style:name="Tableau1.L" style:family="table-column">
      <style:table-column-properties style:column-width="1.323cm" style:rel-column-width="9473*"/>
    </style:style>
    <style:style style:name="Tableau1.1" style:family="table-row">
      <style:table-row-properties style:row-height="0.702cm" fo:background-color="transparent" fo:keep-together="always">
        <style:background-image/>
      </style:table-row-properties>
    </style:style>
    <style:style style:name="Tableau1.A1" style:family="table-cell">
      <style:table-cell-properties style:vertical-align="middle" fo:padding-left="0cm" fo:padding-right="0.101cm" fo:padding-top="0.101cm" fo:padding-bottom="0.101cm" fo:border="none"/>
    </style:style>
    <style:style style:name="Tableau1.B1" style:family="table-cell">
      <style:table-cell-properties style:vertical-align="middle" fo:padding="0.097cm" fo:border="0.6pt solid #d7e12c"/>
    </style:style>
    <style:style style:name="Tableau1.C1" style:family="table-cell">
      <style:table-cell-properties style:vertical-align="middle" fo:padding="0.097cm" fo:border-left="0.05pt solid #000000" fo:border-right="none" fo:border-top="none" fo:border-bottom="none"/>
    </style:style>
    <style:style style:name="Tableau1.D1" style:family="table-cell">
      <style:table-cell-properties style:vertical-align="middle" fo:background-color="transparent" fo:padding="0.097cm" fo:border="0.6pt solid #d7e12c" style:writing-mode="lr-tb">
        <style:background-image/>
      </style:table-cell-properties>
    </style:style>
    <style:style style:name="Table1" style:family="table">
      <style:table-properties style:width="9.1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513cm" style:rel-column-width="3672*"/>
    </style:style>
    <style:style style:name="Table1.B" style:family="table-column">
      <style:table-column-properties style:column-width="1.321cm" style:rel-column-width="9464*"/>
    </style:style>
    <style:style style:name="Table1.C" style:family="table-column">
      <style:table-column-properties style:column-width="0.141cm" style:rel-column-width="1014*"/>
    </style:style>
    <style:style style:name="Table1.L" style:family="table-column">
      <style:table-column-properties style:column-width="1.323cm" style:rel-column-width="9473*"/>
    </style:style>
    <style:style style:name="Table1.1" style:family="table-row">
      <style:table-row-properties style:row-height="0.702cm" fo:background-color="transparent" fo:keep-together="always">
        <style:background-image/>
      </style:table-row-properties>
    </style:style>
    <style:style style:name="Table1.A1" style:family="table-cell">
      <style:table-cell-properties style:vertical-align="middle" fo:padding-left="0cm" fo:padding-right="0.101cm" fo:padding-top="0.101cm" fo:padding-bottom="0.101cm" fo:border="none"/>
    </style:style>
    <style:style style:name="Table1.B1" style:family="table-cell">
      <style:table-cell-properties style:vertical-align="middle" fo:padding="0.097cm" fo:border="0.6pt solid #d7e12c"/>
    </style:style>
    <style:style style:name="Table1.C1" style:family="table-cell">
      <style:table-cell-properties style:vertical-align="middle" fo:padding="0.097cm" fo:border-left="0.05pt solid #000000" fo:border-right="none" fo:border-top="none" fo:border-bottom="none"/>
    </style:style>
    <style:style style:name="Table1.D1" style:family="table-cell">
      <style:table-cell-properties style:vertical-align="middle" fo:background-color="transparent" fo:padding="0.097cm" fo:border="0.6pt solid #d7e12c" style:writing-mode="lr-tb">
        <style:background-image/>
      </style:table-cell-properties>
    </style:style>
    <style:style style:name="Table2" style:family="table">
      <style:table-properties style:width="9.10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3cm"/>
    </style:style>
    <style:style style:name="Table2.C" style:family="table-column">
      <style:table-column-properties style:column-width="1.603cm"/>
    </style:style>
    <style:style style:name="Table2.D" style:family="table-column">
      <style:table-column-properties style:column-width="1.602cm"/>
    </style:style>
    <style:style style:name="Table2.E" style:family="table-column">
      <style:table-column-properties style:column-width="1.693cm"/>
    </style:style>
    <style:style style:name="Table2.1" style:family="table-row">
      <style:table-row-properties style:row-height="0.702cm" fo:background-color="transparent" fo:keep-together="always">
        <style:background-image/>
      </style:table-row-properties>
    </style:style>
    <style:style style:name="Table2.A1" style:family="table-cell">
      <style:table-cell-properties style:vertical-align="middle" fo:padding="0.097cm" fo:border="0.6pt solid #d7e12c"/>
    </style:style>
    <style:style style:name="Table2.B1" style:family="table-cell">
      <style:table-cell-properties style:vertical-align="middle" fo:background-color="transparent" fo:padding="0.097cm" fo:border="0.6pt solid #d7e12c" style:writing-mode="lr-tb">
        <style:background-image/>
      </style:table-cell-properties>
    </style:style>
    <style:style style:name="Table3" style:family="table">
      <style:table-properties style:width="9.246cm" fo:margin-left="-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1.499cm"/>
    </style:style>
    <style:style style:name="Table3.B" style:family="table-column">
      <style:table-column-properties style:column-width="1.498cm"/>
    </style:style>
    <style:style style:name="Table3.C" style:family="table-column">
      <style:table-column-properties style:column-width="1.642cm"/>
    </style:style>
    <style:style style:name="Table3.D" style:family="table-column">
      <style:table-column-properties style:column-width="1.529cm"/>
    </style:style>
    <style:style style:name="Table3.E" style:family="table-column">
      <style:table-column-properties style:column-width="1.436cm"/>
    </style:style>
    <style:style style:name="Table3.1" style:family="table-row">
      <style:table-row-properties style:row-height="0.803cm" fo:background-color="transparent" fo:keep-together="always">
        <style:background-image/>
      </style:table-row-properties>
    </style:style>
    <style:style style:name="Table3.A1" style:family="table-cell">
      <style:table-cell-properties style:vertical-align="middle" fo:padding="0.097cm" fo:border="0.6pt solid #d7e12c"/>
    </style:style>
    <style:style style:name="Table3.B1" style:family="table-cell">
      <style:table-cell-properties style:vertical-align="middle" fo:background-color="transparent" fo:padding="0.097cm" fo:border="0.6pt solid #d7e12c" style:writing-mode="lr-tb">
        <style:background-image/>
      </style:table-cell-properties>
    </style:style>
    <style:style style:name="Table4" style:family="table">
      <style:table-properties style:width="9.1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0.513cm" style:rel-column-width="3672*"/>
    </style:style>
    <style:style style:name="Table4.B" style:family="table-column">
      <style:table-column-properties style:column-width="1.321cm" style:rel-column-width="9464*"/>
    </style:style>
    <style:style style:name="Table4.C" style:family="table-column">
      <style:table-column-properties style:column-width="0.141cm" style:rel-column-width="1014*"/>
    </style:style>
    <style:style style:name="Table4.L" style:family="table-column">
      <style:table-column-properties style:column-width="1.323cm" style:rel-column-width="9473*"/>
    </style:style>
    <style:style style:name="Table4.1" style:family="table-row">
      <style:table-row-properties style:row-height="0.803cm" fo:background-color="transparent" fo:keep-together="always">
        <style:background-image/>
      </style:table-row-properties>
    </style:style>
    <style:style style:name="Table4.A1" style:family="table-cell">
      <style:table-cell-properties style:vertical-align="middle" fo:padding-left="0cm" fo:padding-right="0.101cm" fo:padding-top="0.101cm" fo:padding-bottom="0.101cm" fo:border="none"/>
    </style:style>
    <style:style style:name="Table4.B1" style:family="table-cell">
      <style:table-cell-properties style:vertical-align="middle" fo:padding="0.097cm" fo:border="0.6pt solid #d7e12c"/>
    </style:style>
    <style:style style:name="Table4.C1" style:family="table-cell">
      <style:table-cell-properties style:vertical-align="middle" fo:padding="0.097cm" fo:border-left="0.05pt solid #000000" fo:border-right="none" fo:border-top="none" fo:border-bottom="none"/>
    </style:style>
    <style:style style:name="Table4.D1" style:family="table-cell">
      <style:table-cell-properties style:vertical-align="middle" fo:background-color="transparent" fo:padding="0.097cm" fo:border="0.6pt solid #d7e12c" style:writing-mode="lr-tb">
        <style:background-image/>
      </style:table-cell-properties>
    </style:style>
    <style:style style:name="Tableau19" style:family="table">
      <style:table-properties style:width="9.151cm" table:align="margins" fo:background-color="transparent">
        <style:background-image/>
      </style:table-properties>
    </style:style>
    <style:style style:name="Tableau19.A" style:family="table-column">
      <style:table-column-properties style:column-width="1.831cm" style:rel-column-width="13107*"/>
    </style:style>
    <style:style style:name="Tableau19.1" style:family="table-row">
      <style:table-row-properties style:min-row-height="0.011cm" fo:background-color="transparent">
        <style:background-image/>
      </style:table-row-properties>
    </style:style>
    <style:style style:name="Tableau19.A1" style:family="table-cell">
      <style:table-cell-properties style:vertical-align="middle" fo:padding="0cm" fo:border="none"/>
    </style:style>
    <style:style style:name="Tableau20" style:family="table">
      <style:table-properties style:width="8.996cm" table:align="left"/>
    </style:style>
    <style:style style:name="Tableau20.A" style:family="table-column">
      <style:table-column-properties style:column-width="3cm"/>
    </style:style>
    <style:style style:name="Tableau20.C" style:family="table-column">
      <style:table-column-properties style:column-width="2.995cm"/>
    </style:style>
    <style:style style:name="Tableau20.1" style:family="table-row">
      <style:table-row-properties style:min-row-height="0.101cm"/>
    </style:style>
    <style:style style:name="Tableau20.A1" style:family="table-cell">
      <style:table-cell-properties style:vertical-align="middle"/>
    </style:style>
    <style:style style:name="Tableau21" style:family="table">
      <style:table-properties style:width="9.098cm" table:align="right"/>
    </style:style>
    <style:style style:name="Tableau21.A" style:family="table-column">
      <style:table-column-properties style:column-width="2.995cm"/>
    </style:style>
    <style:style style:name="Tableau21.B" style:family="table-column">
      <style:table-column-properties style:column-width="3.052cm"/>
    </style:style>
    <style:style style:name="Tableau21.A1" style:family="table-cell">
      <style:table-cell-properties style:vertical-align="middle"/>
    </style:style>
    <style:style style:name="Tableau6" style:family="table">
      <style:table-properties style:width="9.151cm" table:align="margins"/>
    </style:style>
    <style:style style:name="Tableau6.A" style:family="table-column">
      <style:table-column-properties style:column-width="2.286cm" style:rel-column-width="16371*"/>
    </style:style>
    <style:style style:name="Tableau6.B" style:family="table-column">
      <style:table-column-properties style:column-width="2.288cm" style:rel-column-width="16383*"/>
    </style:style>
    <style:style style:name="Tableau6.D" style:family="table-column">
      <style:table-column-properties style:column-width="2.29cm" style:rel-column-width="16398*"/>
    </style:style>
    <style:style style:name="Tableau6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08d016c"/>
    </style:style>
    <style:style style:name="P46" style:family="paragraph" style:parent-style-name="Footer">
      <style:text-properties officeooo:paragraph-rsid="010f7046"/>
    </style:style>
    <style:style style:name="P47" style:family="paragraph" style:parent-style-name="Footer">
      <style:text-properties officeooo:paragraph-rsid="01120261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Tableau_5f_Centré_5f_Gras">
      <style:text-properties fo:font-weight="normal" style:font-weight-asian="normal" style:font-weight-complex="normal"/>
    </style:style>
    <style:style style:name="P103" style:family="paragraph" style:parent-style-name="_5f_Tableau_5f_Centré_5f_Gras">
      <style:text-properties style:use-window-font-color="true" loext:opacity="0%" fo:font-weight="normal" fo:background-color="#ffff00" style:font-weight-asian="normal" style:font-weight-complex="normal"/>
    </style:style>
    <style:style style:name="P104" style:family="paragraph" style:parent-style-name="_5f_Tableau_5f_Centré_5f_Gras">
      <style:text-properties fo:font-size="6pt" fo:font-weight="normal" fo:background-color="#ffff00" style:font-size-asian="5.25pt" style:font-weight-asian="normal" style:font-size-complex="6pt" style:font-weight-complex="normal"/>
    </style:style>
    <style:style style:name="P105" style:family="paragraph" style:parent-style-name="_5f_Tableau_5f_Centré_5f_Gras">
      <style:text-properties fo:font-size="6pt" fo:font-weight="normal" style:font-size-asian="5.25pt" style:font-weight-asian="normal" style:font-size-complex="6pt" style:font-weight-complex="normal"/>
    </style:style>
    <style:style style:name="P106" style:family="paragraph" style:parent-style-name="Standard" style:list-style-name="_5f_Numérotation_20_des_20_exercices_20_livrets"/>
    <style:style style:name="P107" style:family="paragraph" style:parent-style-name="_5f_Footer_20_page_20_impaire_20__28_D_29_"/>
    <style:style style:name="P108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0" style:family="paragraph" style:parent-style-name="_5f_Footer_20_page_20_paire_20__28_G_29_"/>
    <style:style style:name="P111" style:family="paragraph" style:parent-style-name="_5f_Footer_20_page_20_paire_20__28_G_29_">
      <style:text-properties fo:font-size="9pt" style:font-size-asian="9pt" style:font-size-complex="9pt"/>
    </style:style>
    <style:style style:name="P112" style:family="paragraph" style:parent-style-name="_5f_Paragraphe_5f_Réponse_5f_Elève" style:list-style-name="_5f_Numérotation_20_des_20_exercices"/>
    <style:style style:name="P113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4" style:family="paragraph" style:parent-style-name="_5f_Paragraphe_5f_avec_5f_Num_5f_Question" style:list-style-name="_5f_Numérotation_20_des_20_exercices"/>
    <style:style style:name="P115" style:family="paragraph" style:parent-style-name="_5f_Titre_5f_Exercices_5f_sans_5f_Titre" style:list-style-name="_5f_Numérotation_20_des_20_exercices"/>
    <style:style style:name="P116" style:family="paragraph" style:parent-style-name="_5f_Titre_5f_Exercices_5f_sans_5f_Titre" style:list-style-name="_5f_Numérotation_20_des_20_exercices">
      <style:text-properties officeooo:paragraph-rsid="00bb72a8"/>
    </style:style>
    <style:style style:name="P117" style:family="paragraph" style:parent-style-name="_5f_Titre_5f_Exercices_5f_sans_5f_Titre" style:list-style-name="_5f_Numérotation_20_des_20_exercices" style:master-page-name="_31__5f_3_5f_SERIE_5f_N_5f_GAUCHE_5f_ET_5f_DROITE_5f_2COL">
      <style:paragraph-properties style:page-number="auto"/>
    </style:style>
    <style:style style:name="P11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style:paragraph-properties fo:text-align="center"/>
    </style:style>
    <style:style style:name="P1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d7e12c"/>
    </style:style>
    <style:style style:name="P12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6" style:family="paragraph">
      <loext:graphic-properties draw:fill="none" draw:fill-color="#ffffff"/>
      <style:paragraph-properties fo:text-align="center" style:writing-mode="lr-tb"/>
      <style:text-properties style:use-window-font-color="true" loext:opacity="0%" style:font-name="Bitstream Vera Sans2" fo:font-size="10pt" fo:background-color="#ffff00" style:font-size-asian="10pt" style:font-size-complex="10pt"/>
    </style:style>
    <style:style style:name="P12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style:paragraph-properties fo:margin-left="0cm" fo:margin-right="0cm" fo:margin-top="0cm" fo:margin-bottom="0cm" fo:line-height="100%" fo:text-indent="0cm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3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31" style:family="paragraph">
      <loext:graphic-properties draw:fill="solid" draw:fill-color="#7fb241"/>
    </style:style>
    <style:style style:name="P132" style:family="paragraph">
      <loext:graphic-properties draw:fill="solid" draw:fill-color="#1ca2b8"/>
    </style:style>
    <style:style style:name="P13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d62e4e"/>
    </style:style>
    <style:style style:name="P135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ffffff"/>
      <style:paragraph-properties style:writing-mode="lr-tb"/>
      <style:text-properties style:use-window-font-color="true" loext:opacity="0%" style:font-name="Bitstream Vera Sans2" fo:font-size="10pt" fo:background-color="#ffff00" style:font-size-asian="10pt" style:font-size-complex="10pt"/>
    </style:style>
    <style:style style:name="P137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P140" style:family="paragraph">
      <style:paragraph-properties fo:margin-left="0cm" fo:margin-right="0cm" fo:margin-top="0cm" fo:margin-bottom="0cm" fo:line-height="100%" fo:text-align="center" fo:text-indent="0cm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/>
    </style:style>
    <style:style style:name="P14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4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4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4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P1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52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color="#ffffff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P153" style:family="paragraph">
      <style:paragraph-properties fo:margin-top="0cm" fo:margin-bottom="0cm" fo:line-height="100%" fo:text-align="center"/>
    </style:style>
    <style:style style:name="P1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P1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334a5be"/>
    </style:style>
    <style:style style:name="T14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0" style:family="text">
      <style:text-properties officeooo:rsid="0160d7ef"/>
    </style:style>
    <style:style style:name="T151" style:family="text">
      <style:text-properties officeooo:rsid="0072f07f"/>
    </style:style>
    <style:style style:name="T152" style:family="text">
      <style:text-properties officeooo:rsid="0268e0aa"/>
    </style:style>
    <style:style style:name="T153" style:family="text">
      <style:text-properties officeooo:rsid="026ec296"/>
    </style:style>
    <style:style style:name="T154" style:family="text">
      <style:text-properties officeooo:rsid="0272f9e5"/>
    </style:style>
    <style:style style:name="T155" style:family="text">
      <style:text-properties officeooo:rsid="02757f12"/>
    </style:style>
    <style:style style:name="T156" style:family="text">
      <style:text-properties officeooo:rsid="02735980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f8729d"/>
    </style:style>
    <style:style style:name="T161" style:family="text">
      <style:text-properties officeooo:rsid="010c4d3a"/>
    </style:style>
    <style:style style:name="T162" style:family="text">
      <style:text-properties fo:font-size="16pt" style:font-size-asian="16pt" style:font-size-complex="16pt"/>
    </style:style>
    <style:style style:name="T163" style:family="text">
      <style:text-properties officeooo:rsid="00b6801f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style:use-window-font-color="true" loext:opacity="0%" fo:font-weight="normal" fo:background-color="#ffff00" loext:char-shading-value="0" style:font-weight-asian="normal" style:font-weight-complex="normal"/>
    </style:style>
    <style:style style:name="T180" style:family="text">
      <style:text-properties style:use-window-font-color="true" loext:opacity="0%" fo:font-weight="normal" officeooo:rsid="00bfb799" fo:background-color="#ffff00" loext:char-shading-value="0" style:font-weight-asian="normal" style:font-weight-complex="normal"/>
    </style:style>
    <style:style style:name="T181" style:family="text">
      <style:text-properties fo:font-weight="normal" style:font-weight-asian="normal" style:font-weight-complex="normal"/>
    </style:style>
    <style:style style:name="T182" style:family="text"/>
    <style:style style:name="T183" style:family="text">
      <style:text-properties style:use-window-font-color="true" loext:opacity="0%" style:font-name="Bitstream Vera Sans2" fo:font-size="10pt" fo:background-color="#ffff00" style:font-size-asian="10pt" style:font-size-complex="10pt"/>
    </style:style>
    <style:style style:name="T184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18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8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/>
    </style:style>
    <style:style style:name="T188" style:family="text"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/>
    </style:style>
    <style:style style:name="T189" style:family="text">
      <style:text-properties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scale="90%" style:font-relief="none" style:text-overline-style="none" style:text-overline-color="font-color"/>
    </style:style>
    <style:style style:name="T190" style:family="text"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93" style:family="text">
      <style:text-properties fo:color="#ffffff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19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a933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19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19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tyle:run-through="foreground"/>
    </style:style>
    <style:style style:name="gr13" style:family="graphic">
      <style:graphic-properties draw:stroke="solid" svg:stroke-width="0.00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18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19cm" svg:stroke-color="#000000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6" style:family="graphic">
      <style:graphic-properties svg:stroke-width="0.041cm" svg:stroke-color="#000000" draw:marker-start-width="0.413cm" draw:marker-end="Arrow_20_concave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gr17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gr18" style:family="graphic">
      <style:graphic-properties draw:stroke="none" svg:stroke-color="#000000" draw:fill="none" draw:fill-color="#ffffff" fo:min-height="0.55cm" style:run-through="foreground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413cm" style:run-through="foreground"/>
      <style:paragraph-properties style:writing-mode="lr-tb"/>
    </style:style>
    <style:style style:name="gr2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41cm" svg:stroke-color="#d3802c" draw:marker-start="" draw:marker-start-width="0.363cm" draw:marker-start-center="false" draw:marker-end="" draw:marker-end-width="0.363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0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solid" svg:stroke-width="0.03cm" svg:stroke-color="#000000" draw:marker-start="" draw:marker-start-width="0.36cm" draw:marker-start-center="false" draw:marker-end="" draw:marker-end-width="0.36cm" draw:marker-end-center="false" draw:fill="solid" draw:fill-color="#ff0000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32" style:family="graphic">
      <style:graphic-properties draw:stroke="none" svg:stroke-color="#000000" draw:fill="none" draw:fill-color="#ffffff" fo:min-height="0.573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solid" svg:stroke-width="0.041cm" svg:stroke-color="#d3802c" draw:marker-start="" draw:marker-start-width="0.365cm" draw:marker-start-center="false" draw:marker-end="" draw:marker-end-width="0.365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5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svg:stroke-width="0.041cm" svg:stroke-color="#443205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443205" draw:fill="none" draw:fill-color="#ffffff" fo:min-height="0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443205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svg:stroke-width="0.041cm" svg:stroke-color="#443205" draw:marker-start-width="0.413cm" draw:marker-end="Arrow_20_concave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51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svg:stroke-color="#000000" draw:fill="none" draw:fill-color="#ffffff" fo:min-height="0.573cm" style:run-through="foreground"/>
      <style:paragraph-properties style:writing-mode="lr-tb"/>
    </style:style>
    <style:style style:name="gr43" style:family="graphic">
      <style:graphic-properties draw:stroke="none" svg:stroke-color="#000000" draw:fill="none" draw:fill-color="#ffffff" fo:min-height="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2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solid" svg:stroke-width="0.03cm" svg:stroke-color="#000000" draw:marker-start="" draw:marker-start-width="0.36cm" draw:marker-start-center="false" draw:marker-end="" draw:marker-end-width="0.36cm" draw:marker-end-center="false" draw:fill="solid" draw:fill-color="#ffff00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47" style:family="graphic">
      <style:graphic-properties draw:stroke="solid" svg:stroke-width="0.03cm" svg:stroke-color="#000000" draw:marker-start="" draw:marker-start-width="0.36cm" draw:marker-start-center="false" draw:marker-end="" draw:marker-end-width="0.36cm" draw:marker-end-center="false" draw:fill="solid" draw:fill-color="#000000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4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5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solid" svg:stroke-width="0.019cm" svg:stroke-color="#000000" draw:marker-start="" draw:marker-start-width="0.349cm" draw:marker-start-center="false" draw:marker-end="" draw:marker-end-width="0.34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" style:family="graphic">
      <style:graphic-properties draw:stroke="solid" svg:stroke-width="0.06cm" svg:stroke-color="#7fb241" draw:marker-start="" draw:marker-start-width="0.411cm" draw:marker-start-center="false" draw:marker-end="" draw:marker-end-width="0.411cm" draw:marker-end-center="false" draw:fill="solid" draw:fill-color="#00b8ff" draw:textarea-horizontal-align="center" draw:textarea-vertical-align="middle" fo:padding-top="0.03cm" fo:padding-bottom="0.03cm" fo:padding-left="0.03cm" fo:padding-right="0.03cm" draw:shadow="hidden" draw:shadow-offset-x="0.3cm" draw:shadow-offset-y="0.3cm" draw:shadow-color="#808080" style:run-through="foreground"/>
    </style:style>
    <style:style style:name="gr53" style:family="graphic">
      <style:graphic-properties draw:stroke="solid" svg:stroke-width="0.06cm" svg:stroke-color="#7fb241" draw:marker-start="" draw:marker-start-width="0.409cm" draw:marker-start-center="false" draw:marker-end="" draw:marker-end-width="0.409cm" draw:marker-end-center="false" draw:fill="solid" draw:fill-color="#00b8ff" draw:textarea-horizontal-align="center" draw:textarea-vertical-align="middl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5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13cm" fo:min-width="0.6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13cm" fo:min-width="0.40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solid" svg:stroke-width="0.019cm" svg:stroke-color="#000000" draw:marker-start="" draw:marker-start-width="0.34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2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5" style:family="graphic">
      <style:graphic-properties draw:stroke="solid" draw:stroke-dash="Dashed_20__28_var_29__20_6712" svg:stroke-width="0.03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ed_20__28_var_29__20_6713" svg:stroke-width="0.03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svg:stroke-width="0.03cm" svg:stroke-color="#000000" draw:marker-start="" draw:marker-start-width="0.36cm" draw:marker-start-center="false" draw:marker-end="" draw:marker-end-width="0.36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6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374cm" fo:min-width="0.2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8cm" fo:min-width="0.64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476cm" fo:min-width="0.2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476cm" fo:min-width="0.28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476cm" fo:min-width="0.26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476cm" fo:min-width="0.30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476cm" fo:min-width="0.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476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457cm" fo:min-width="0.7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7" style:family="graphic">
      <style:graphic-properties draw:stroke="none" draw:stroke-dash="Dashed_20__28_var_29__20_558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6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46cm" fo:min-width="0.2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22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46cm" fo:min-width="1.1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22cm" fo:min-width="1.1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46cm" fo:min-width="1.01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22cm" fo:min-width="0.98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1" draw:name="Shape2_0" draw:style-name="gr48" draw:text-style-name="P130" svg:width="2.701cm" svg:height="0.715cm" draw:transform="rotate (0.0876155284501153) translate (1.41640277777778cm 1.39347222222222cm)">
        <draw:text-box>
          <text:p text:style-name="P119"><text:span text:style-name="T185">Sé</text:span><text:span text:style-name="T185">rie </text:span><text:span text:style-name="T185">3</text:span></text:p>
        </draw:text-box>
      </draw:frame>
      <draw:path text:anchor-type="page" text:anchor-page-number="1" draw:z-index="10" draw:name="Shape7_2" draw:style-name="gr49" draw:text-style-name="P121" svg:width="4.329cm" svg:height="2.24cm" svg:x="-0.028cm" svg:y="0cm" svg:viewBox="0 0 4330 2241" svg:d="M0 2241l3984-288c209-15 363-168 345-342l-170-1611h-4159z">
        <text:p/>
      </draw:path>
      <text:list xml:id="list2844116743" text:style-name="_5f_Numérotation_20_des_20_exercices">
        <text:list-item>
          <text:h text:style-name="P117" text:outline-level="1"><text:span text:style-name="_5f_Caractères">Je compte de 10 en 10</text:span></text:h>
          <text:list>
            <text:list-item>
              <text:p text:style-name="P114"><text:span text:style-name="_5f_Caractères">Complète la suite de nombres :</text:span></text:p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L"/>
        <table:table-row table:style-name="Tableau1.1">
          <table:table-cell table:style-name="Tableau1.A1" office:value-type="string">
            <text:h text:style-name="_5f_Tableau_5f_Centré_5f_Gras" text:outline-level="1"/>
          </table:table-cell>
          <table:table-cell table:style-name="Tableau1.B1" office:value-type="string">
            <text:h text:style-name="P102" text:outline-level="1">563</text:h>
          </table:table-cell>
          <table:table-cell table:style-name="Tableau1.C1" office:value-type="string">
            <text:h text:style-name="P102" text:outline-level="1"/>
          </table:table-cell>
          <table:table-cell table:style-name="Tableau1.D1" office:value-type="string">
            <text:h text:style-name="P102" text:outline-level="1">573</text:h>
          </table:table-cell>
          <table:table-cell table:style-name="Tableau1.C1" office:value-type="string">
            <text:h text:style-name="_5f_Tableau_5f_Centré_5f_Gras" text:outline-level="1"/>
          </table:table-cell>
          <table:table-cell table:style-name="Tableau1.D1" office:value-type="string">
            <text:h text:style-name="P102" text:outline-level="1">583</text:h>
          </table:table-cell>
          <table:table-cell table:style-name="Tableau1.C1" office:value-type="string">
            <text:h text:style-name="_5f_Tableau_5f_Centré_5f_Gras" text:outline-level="1"/>
          </table:table-cell>
          <table:table-cell table:style-name="Tableau1.D1" office:value-type="string">
            <text:h text:style-name="_5f_Tableau_5f_Centré_5f_Gras" text:outline-level="1"><text:span text:style-name="_5f_Caractères_5f_correction"><text:span text:style-name="T181">593</text:span></text:span></text:h>
          </table:table-cell>
          <table:table-cell table:style-name="Tableau1.C1" office:value-type="string">
            <text:h text:style-name="_5f_Tableau_5f_Centré_5f_Gras" text:outline-level="1"/>
          </table:table-cell>
          <table:table-cell table:style-name="Tableau1.D1" office:value-type="string">
            <text:h text:style-name="_5f_Tableau_5f_Centré_5f_Gras" text:outline-level="1"><text:span text:style-name="_5f_Caractères_5f_correction"><text:span text:style-name="T181">603</text:span></text:span></text:h>
          </table:table-cell>
          <table:table-cell table:style-name="Tableau1.C1" office:value-type="string">
            <text:h text:style-name="_5f_Tableau_5f_Centré_5f_Gras" text:outline-level="1"/>
          </table:table-cell>
          <table:table-cell table:style-name="Tableau1.D1" office:value-type="string">
            <text:h text:style-name="_5f_Tableau_5f_Centré_5f_Gras" text:outline-level="1"><text:span text:style-name="_5f_Caractères_5f_correction"><text:span text:style-name="T181">613</text:span></text:span></text:h>
          </table:table-cell>
        </table:table-row>
      </table:table>
      <text:list xml:id="list82505791495721" text:continue-numbering="true" text:style-name="_5f_Numérotation_20_des_20_exercices">
        <text:list-item>
          <text:list>
            <text:list-item>
              <text:p text:style-name="P114"><text:span text:style-name="_5f_Caractères">Complète avec les abscisses manquantes :</text:span></text:p>
            </text:list-item>
          </text:list>
        </text:list-item>
      </text:list>
      <text:h text:style-name="_5f_Paragraphe" text:outline-level="1"><draw:g text:anchor-type="paragraph" draw:z-index="8" draw:name="DrawObject1" draw:style-name="gr50"><draw:line draw:style-name="gr51" draw:text-style-name="P127" svg:x1="3.184cm" svg:y1="0.187cm" svg:x2="3.184cm" svg:y2="0.787cm"><text:p/></draw:line><draw:line draw:style-name="gr51" draw:text-style-name="P127" svg:x1="6.359cm" svg:y1="0.187cm" svg:x2="6.359cm" svg:y2="0.787cm"><text:p/></draw:line><draw:line draw:style-name="gr51" draw:text-style-name="P127" svg:x1="0.643cm" svg:y1="0.328cm" svg:x2="0.643cm" svg:y2="0.628cm"><text:p/></draw:line><draw:line draw:style-name="gr51" draw:text-style-name="P127" svg:x1="1.278cm" svg:y1="0.328cm" svg:x2="1.278cm" svg:y2="0.628cm"><text:p/></draw:line><draw:line draw:style-name="gr51" draw:text-style-name="P127" svg:x1="1.914cm" svg:y1="0.328cm" svg:x2="1.914cm" svg:y2="0.628cm"><text:p/></draw:line><draw:line draw:style-name="gr52" draw:text-style-name="P127" svg:x1="2.549cm" svg:y1="0.328cm" svg:x2="2.549cm" svg:y2="0.628cm"><text:p/></draw:line><draw:line draw:style-name="gr51" draw:text-style-name="P127" svg:x1="3.819cm" svg:y1="0.328cm" svg:x2="3.819cm" svg:y2="0.628cm"><text:p/></draw:line><draw:line draw:style-name="gr51" draw:text-style-name="P127" svg:x1="5.087cm" svg:y1="0.328cm" svg:x2="5.087cm" svg:y2="0.628cm"><text:p/></draw:line><draw:line draw:style-name="gr51" draw:text-style-name="P127" svg:x1="5.722cm" svg:y1="0.328cm" svg:x2="5.722cm" svg:y2="0.628cm"><text:p/></draw:line><draw:line draw:style-name="gr52" draw:text-style-name="P127" svg:x1="4.452cm" svg:y1="0.328cm" svg:x2="4.452cm" svg:y2="0.628cm"><text:p/></draw:line><draw:line draw:style-name="gr51" draw:text-style-name="P127" svg:x1="6.992cm" svg:y1="0.328cm" svg:x2="6.992cm" svg:y2="0.628cm"><text:p/></draw:line><draw:line draw:style-name="gr53" draw:text-style-name="P127" svg:x1="7.628cm" svg:y1="0.344cm" svg:x2="7.628cm" svg:y2="0.644cm"><text:p/></draw:line><draw:frame draw:style-name="gr54" draw:text-style-name="P139" svg:width="0.708cm" svg:height="0.664cm" svg:x="-0.3cm" svg:y="0.675cm"><draw:text-box><text:p text:style-name="P128"><text:span text:style-name="T184">0</text:span></text:p></draw:text-box></draw:frame><draw:frame draw:style-name="gr55" draw:text-style-name="P139" svg:width="1.112cm" svg:height="0.664cm" svg:x="5.808cm" svg:y="0.679cm"><draw:text-box><text:p text:style-name="P128"><text:span text:style-name="T184">100</text:span></text:p></draw:text-box></draw:frame><draw:frame draw:style-name="gr56" draw:text-style-name="P139" svg:width="0.909cm" svg:height="0.664cm" svg:x="0.204cm" svg:y="0.629cm"><draw:text-box><text:p text:style-name="P128"><text:span text:style-name="T184">10</text:span></text:p></draw:text-box></draw:frame><draw:frame draw:style-name="gr57" draw:text-style-name="P141" svg:width="1.1cm" svg:height="0.664cm" svg:x="1.998cm" svg:y="0.599cm"><draw:text-box><text:p text:style-name="P140"><text:span text:style-name="T186">40</text:span></text:p></draw:text-box></draw:frame><draw:g draw:name="DrawObject1" draw:style-name="gr12"><draw:line draw:style-name="gr58" draw:text-style-name="P127" svg:x1="0.029cm" svg:y1="0.483cm" svg:x2="9.03cm" svg:y2="0.483cm"><text:p/></draw:line><draw:line draw:style-name="gr51" draw:text-style-name="P127" svg:x1="0.008cm" svg:y1="0.183cm" svg:x2="0.008cm" svg:y2="0.781cm"><text:p/></draw:line><draw:frame draw:style-name="gr57" draw:text-style-name="P141" svg:width="1.101cm" svg:height="0.664cm" svg:x="3.896cm" svg:y="0.599cm"><draw:text-box><text:p text:style-name="P140"><text:span text:style-name="T186">70</text:span></text:p></draw:text-box></draw:frame></draw:g><draw:frame draw:style-name="gr59" draw:text-style-name="P142" svg:width="1.634cm" svg:height="1.075cm" svg:x="6.808cm" svg:y="0.599cm"><draw:text-box><text:p text:style-name="P140"><text:span text:style-name="T186">120</text:span></text:p></draw:text-box></draw:frame></draw:g></text:h>
      <text:h text:style-name="_5f_Paragraphe" text:outline-level="1"/>
      <text:list xml:id="list82505722103984" text:continue-numbering="true" text:style-name="_5f_Numérotation_20_des_20_exercices">
        <text:list-item>
          <text:h text:style-name="P115" text:outline-level="1"><text:span text:style-name="_5f_Caractères">Je compte de 100 en 100</text:span></text:h>
          <text:list>
            <text:list-item>
              <text:p text:style-name="P114"><text:span text:style-name="_5f_Caractères">Complète la suite de nombres :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L"/>
        <table:table-row table:style-name="Table1.1">
          <table:table-cell table:style-name="Table1.A1" office:value-type="string">
            <text:h text:style-name="_5f_Tableau_5f_Centré_5f_Gras" text:outline-level="1"/>
          </table:table-cell>
          <table:table-cell table:style-name="Table1.B1" office:value-type="string">
            <text:h text:style-name="P102" text:outline-level="1">7545</text:h>
          </table:table-cell>
          <table:table-cell table:style-name="Table1.C1" office:value-type="string">
            <text:h text:style-name="_5f_Tableau_5f_Centré_5f_Gras" text:outline-level="1"/>
          </table:table-cell>
          <table:table-cell table:style-name="Table1.D1" office:value-type="string">
            <text:h text:style-name="P102" text:outline-level="1">7645</text:h>
          </table:table-cell>
          <table:table-cell table:style-name="Table1.C1" office:value-type="string">
            <text:h text:style-name="_5f_Tableau_5f_Centré_5f_Gras" text:outline-level="1"/>
          </table:table-cell>
          <table:table-cell table:style-name="Table1.D1" office:value-type="string">
            <text:h text:style-name="_5f_Tableau_5f_Centré_5f_Gras" text:outline-level="1"><text:span text:style-name="_5f_pointillés_20_gris"><text:span text:style-name="T179">7745</text:span></text:span></text:h>
          </table:table-cell>
          <table:table-cell table:style-name="Table1.C1" office:value-type="string">
            <text:h text:style-name="_5f_Tableau_5f_Centré_5f_Gras" text:outline-level="1"/>
          </table:table-cell>
          <table:table-cell table:style-name="Table1.D1" office:value-type="string">
            <text:h text:style-name="_5f_Tableau_5f_Centré_5f_Gras" text:outline-level="1"><text:span text:style-name="_5f_pointillés_20_gris"><text:span text:style-name="T179">7845</text:span></text:span></text:h>
          </table:table-cell>
          <table:table-cell table:style-name="Table1.C1" office:value-type="string">
            <text:h text:style-name="_5f_Tableau_5f_Centré_5f_Gras" text:outline-level="1"/>
          </table:table-cell>
          <table:table-cell table:style-name="Table1.D1" office:value-type="string">
            <text:h text:style-name="_5f_Tableau_5f_Centré_5f_Gras" text:outline-level="1"><text:span text:style-name="_5f_pointillés_20_gris"><text:span text:style-name="T179">7945</text:span></text:span></text:h>
          </table:table-cell>
          <table:table-cell table:style-name="Table1.C1" office:value-type="string">
            <text:h text:style-name="_5f_Tableau_5f_Centré_5f_Gras" text:outline-level="1"/>
          </table:table-cell>
          <table:table-cell table:style-name="Table1.D1" office:value-type="string">
            <text:h text:style-name="_5f_Tableau_5f_Centré_5f_Gras" text:outline-level="1"><text:span text:style-name="_5f_pointillés_20_gris"><text:span text:style-name="T179">8045</text:span></text:span></text:h>
          </table:table-cell>
        </table:table-row>
      </table:table>
      <text:list xml:id="list82505914049575" text:continue-numbering="true" text:style-name="_5f_Numérotation_20_des_20_exercices">
        <text:list-item>
          <text:list>
            <text:list-item>
              <text:p text:style-name="P114"><text:span text:style-name="_5f_Caractères">Complète avec les abscisses manquantes :</text:span></text:p>
            </text:list-item>
          </text:list>
        </text:list-item>
      </text:list>
      <text:h text:style-name="_5f_Paragraphe" text:outline-level="1"><draw:g text:anchor-type="paragraph" draw:z-index="1" draw:name="DrawObject3" draw:style-name="gr50"><draw:line draw:style-name="gr51" draw:text-style-name="P127" svg:x1="6.445cm" svg:y1="0.231cm" svg:x2="6.445cm" svg:y2="0.831cm"><text:p/></draw:line><draw:line draw:style-name="gr51" draw:text-style-name="P127" svg:x1="2cm" svg:y1="0.372cm" svg:x2="2cm" svg:y2="0.672cm"><text:p/></draw:line><draw:line draw:style-name="gr51" draw:text-style-name="P127" svg:x1="5.808cm" svg:y1="0.372cm" svg:x2="5.808cm" svg:y2="0.672cm"><text:p/></draw:line><draw:line draw:style-name="gr51" draw:text-style-name="P127" svg:x1="7.078cm" svg:y1="0.372cm" svg:x2="7.078cm" svg:y2="0.672cm"><text:p/></draw:line><draw:line draw:style-name="gr51" draw:text-style-name="P127" svg:x1="4.538cm" svg:y1="0.372cm" svg:x2="4.538cm" svg:y2="0.672cm"><text:p/></draw:line><draw:line draw:style-name="gr51" draw:text-style-name="P127" svg:x1="3.27cm" svg:y1="0.397cm" svg:x2="3.27cm" svg:y2="0.697cm"><text:p/></draw:line><draw:line draw:style-name="gr51" draw:text-style-name="P127" svg:x1="0.729cm" svg:y1="0.372cm" svg:x2="0.729cm" svg:y2="0.672cm"><text:p/></draw:line><draw:line draw:style-name="gr52" draw:text-style-name="P127" svg:x1="5.17cm" svg:y1="0.229cm" svg:x2="5.177cm" svg:y2="0.83cm"><text:p/></draw:line><draw:frame draw:style-name="gr55" draw:text-style-name="P139" svg:width="1.112cm" svg:height="0.664cm" svg:x="3.358cm" svg:y="0.751cm"><draw:text-box><text:p text:style-name="P128"><text:span text:style-name="T184">800</text:span></text:p></draw:text-box></draw:frame><draw:frame draw:style-name="gr85" draw:text-style-name="P154" svg:width="1.519cm" svg:height="0.698cm" svg:x="5.895cm" svg:y="0.723cm"><draw:text-box><text:p text:style-name="P140"><text:span text:style-name="T195">1 00</text:span><text:span text:style-name="T195">0</text:span></text:p></draw:text-box></draw:frame><draw:frame draw:style-name="gr59" draw:text-style-name="P142" svg:width="1.295cm" svg:height="1.075cm" svg:x="-0.413cm" svg:y="0.707cm"><draw:text-box><text:p text:style-name="P140"><text:span text:style-name="T186">500</text:span></text:p></draw:text-box></draw:frame><draw:line draw:style-name="gr58" draw:text-style-name="P127" svg:x1="0.113cm" svg:y1="0.527cm" svg:x2="9.114cm" svg:y2="0.527cm"><text:p/></draw:line><draw:frame draw:style-name="gr57" draw:text-style-name="P142" svg:width="1.37cm" svg:height="0.664cm" svg:x="4.623cm" svg:y="0.716cm"><draw:text-box><text:p text:style-name="P140"><text:span text:style-name="T186">900</text:span></text:p></draw:text-box></draw:frame><draw:frame draw:style-name="gr86" draw:text-style-name="P142" svg:width="1.438cm" svg:height="0.749cm" svg:x="7.073cm" svg:y="0.723cm"><draw:text-box><text:p text:style-name="P140"><text:span text:style-name="T196">1100</text:span></text:p></draw:text-box></draw:frame><draw:line draw:style-name="gr51" draw:text-style-name="P127" svg:x1="3.907cm" svg:y1="0.231cm" svg:x2="3.907cm" svg:y2="0.831cm"><text:p/></draw:line><draw:line draw:style-name="gr52" draw:text-style-name="P127" svg:x1="7.715cm" svg:y1="0.233cm" svg:x2="7.722cm" svg:y2="0.834cm"><text:p/></draw:line><draw:line draw:style-name="gr52" draw:text-style-name="P127" svg:x1="0.106cm" svg:y1="0.25cm" svg:x2="0.113cm" svg:y2="0.851cm"><text:p/></draw:line><draw:line draw:style-name="gr51" draw:text-style-name="P127" svg:x1="2.627cm" svg:y1="0.231cm" svg:x2="2.627cm" svg:y2="0.831cm"><text:p/></draw:line><draw:line draw:style-name="gr51" draw:text-style-name="P127" svg:x1="1.365cm" svg:y1="0.215cm" svg:x2="1.365cm" svg:y2="0.815cm"><text:p/></draw:line></draw:g></text:h>
      <text:h text:style-name="_5f_Paragraphe" text:outline-level="1"/>
      <text:list xml:id="list82505880908844" text:continue-numbering="true" text:style-name="_5f_Numérotation_20_des_20_exercices">
        <text:list-item>
          <text:h text:style-name="P115" text:outline-level="1"><text:span text:style-name="_5f_Caractères">Je compte de 1 000 en 1 000</text:span></text:h>
          <text:list>
            <text:list-item>
              <text:p text:style-name="P114"><text:span text:style-name="_5f_Caractères">Complète la suite de nombres :</text:span>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C"/>
        <table:table-row table:style-name="Table2.1">
          <table:table-cell table:style-name="Table2.A1" office:value-type="string">
            <text:h text:style-name="P102" text:outline-level="1">8125</text:h>
          </table:table-cell>
          <table:table-cell table:style-name="Table2.B1" office:value-type="string">
            <text:h text:style-name="P102" text:outline-level="1">9125</text:h>
          </table:table-cell>
          <table:table-cell table:style-name="Table2.B1" office:value-type="string">
            <text:h text:style-name="_5f_Tableau_5f_Centré_5f_Gras" text:outline-level="1"><text:span text:style-name="_5f_pointillés_20_gris"><text:span text:style-name="T179">10125</text:span></text:span></text:h>
          </table:table-cell>
          <table:table-cell table:style-name="Table2.B1" office:value-type="string">
            <text:h text:style-name="_5f_Tableau_5f_Centré_5f_Gras" text:outline-level="1"><text:span text:style-name="_5f_pointillés_20_gris"><text:span text:style-name="T179">11125</text:span></text:span></text:h>
          </table:table-cell>
          <table:table-cell table:style-name="Table2.B1" office:value-type="string">
            <text:h text:style-name="_5f_Tableau_5f_Centré_5f_Gras" text:outline-level="1"><text:span text:style-name="_5f_pointillés_20_gris"><text:span text:style-name="T179">12125</text:span></text:span></text:h>
          </table:table-cell>
          <table:table-cell table:style-name="Table2.B1" office:value-type="string">
            <text:h text:style-name="_5f_Tableau_5f_Centré_5f_Gras" text:outline-level="1"><text:span text:style-name="_5f_pointillés_20_gris"><text:span text:style-name="T179">13125</text:span></text:span></text:h>
          </table:table-cell>
        </table:table-row>
      </table:table>
      <text:list xml:id="list82506168338860" text:continue-numbering="true" text:style-name="_5f_Numérotation_20_des_20_exercices">
        <text:list-item>
          <text:list>
            <text:list-item>
              <text:p text:style-name="P114"><text:span text:style-name="_5f_Caractères">Complète avec les abscisses manquantes :</text:span></text:p>
            </text:list-item>
          </text:list>
        </text:list-item>
      </text:list>
      <text:h text:style-name="_5f_Paragraphe" text:outline-level="1"><draw:g text:anchor-type="paragraph" draw:z-index="0" draw:name="DrawObject2" draw:style-name="gr50"><draw:line draw:style-name="gr51" draw:text-style-name="P127" svg:x1="6.32cm" svg:y1="0.146cm" svg:x2="6.32cm" svg:y2="0.746cm"><text:p/></draw:line><draw:line draw:style-name="gr51" draw:text-style-name="P127" svg:x1="1.239cm" svg:y1="0.284cm" svg:x2="1.239cm" svg:y2="0.584cm"><text:p/></draw:line><draw:line draw:style-name="gr51" draw:text-style-name="P127" svg:x1="1.875cm" svg:y1="0.284cm" svg:x2="1.875cm" svg:y2="0.584cm"><text:p/></draw:line><draw:line draw:style-name="gr51" draw:text-style-name="P127" svg:x1="5.683cm" svg:y1="0.284cm" svg:x2="5.683cm" svg:y2="0.584cm"><text:p/></draw:line><draw:line draw:style-name="gr51" draw:text-style-name="P127" svg:x1="6.953cm" svg:y1="0.284cm" svg:x2="6.953cm" svg:y2="0.584cm"><text:p/></draw:line><draw:line draw:style-name="gr51" draw:text-style-name="P127" svg:x1="4.413cm" svg:y1="0.284cm" svg:x2="4.413cm" svg:y2="0.584cm"><text:p/></draw:line><draw:line draw:style-name="gr51" draw:text-style-name="P127" svg:x1="3.145cm" svg:y1="0.312cm" svg:x2="3.145cm" svg:y2="0.612cm"><text:p/></draw:line><draw:line draw:style-name="gr51" draw:text-style-name="P127" svg:x1="0.604cm" svg:y1="0.284cm" svg:x2="0.604cm" svg:y2="0.584cm"><text:p/></draw:line><draw:line draw:style-name="gr52" draw:text-style-name="P127" svg:x1="5.046cm" svg:y1="0.141cm" svg:x2="5.053cm" svg:y2="0.742cm"><text:p/></draw:line><draw:frame draw:style-name="gr87" draw:text-style-name="P139" svg:width="1.484cm" svg:height="0.673cm" svg:x="3.111cm" svg:y="0.716cm"><draw:text-box><text:p text:style-name="P128"><text:span text:style-name="T184">8 000</text:span></text:p></draw:text-box></draw:frame><draw:frame draw:style-name="gr83" draw:text-style-name="P139" svg:width="1.616cm" svg:height="0.698cm" svg:x="5.556cm" svg:y="0.73cm"><draw:text-box><text:p text:style-name="P128"><text:span text:style-name="T184">10 </text:span><text:span text:style-name="T184">000</text:span></text:p></draw:text-box></draw:frame><draw:frame draw:style-name="gr57" draw:text-style-name="P141" svg:width="1.512cm" svg:height="0.664cm" svg:x="0.429cm" svg:y="0.746cm"><draw:text-box><text:p text:style-name="P128"><text:span text:style-name="T186">6000</text:span></text:p></draw:text-box></draw:frame><draw:line draw:style-name="gr58" draw:text-style-name="P127" svg:x1="-0.01cm" svg:y1="0.441cm" svg:x2="8.991cm" svg:y2="0.441cm"><text:p/></draw:line><draw:frame draw:style-name="gr88" draw:text-style-name="P141" svg:width="1.542cm" svg:height="0.743cm" svg:x="4.344cm" svg:y="0.716cm"><draw:text-box><text:p text:style-name="P128"><text:span text:style-name="T186">9000</text:span></text:p></draw:text-box></draw:frame><draw:frame draw:style-name="gr89" draw:text-style-name="P141" svg:width="1.738cm" svg:height="0.698cm" svg:x="6.779cm" svg:y="0.73cm"><draw:text-box><text:p text:style-name="P128"><text:span text:style-name="T186">1100</text:span><text:span text:style-name="T186">0</text:span></text:p></draw:text-box></draw:frame><draw:line draw:style-name="gr51" draw:text-style-name="P127" svg:x1="3.782cm" svg:y1="0.146cm" svg:x2="3.782cm" svg:y2="0.746cm"><text:p/></draw:line><draw:line draw:style-name="gr52" draw:text-style-name="P127" svg:x1="7.59cm" svg:y1="0.149cm" svg:x2="7.597cm" svg:y2="0.75cm"><text:p/></draw:line><draw:line draw:style-name="gr52" draw:text-style-name="P127" svg:x1="2.506cm" svg:y1="0.127cm" svg:x2="2.513cm" svg:y2="0.728cm"><text:p/></draw:line><draw:line draw:style-name="gr51" draw:text-style-name="P127" svg:x1="3.782cm" svg:y1="0.146cm" svg:x2="3.782cm" svg:y2="0.746cm"><text:p/></draw:line><draw:line draw:style-name="gr51" draw:text-style-name="P127" svg:x1="-0.016cm" svg:y1="0.139cm" svg:x2="-0.016cm" svg:y2="0.739cm"><text:p/></draw:line><draw:line draw:style-name="gr52" draw:text-style-name="P127" svg:x1="1.236cm" svg:y1="0.123cm" svg:x2="1.243cm" svg:y2="0.724cm"><text:p/></draw:line><draw:frame draw:style-name="gr90" draw:text-style-name="P155" svg:width="1.528cm" svg:height="0.719cm" svg:x="1.713cm" svg:y="0.756cm"><draw:text-box><text:p text:style-name="P128"><text:span text:style-name="T197">7000</text:span></text:p></draw:text-box></draw:frame></draw:g></text:h>
      <text:h text:style-name="_5f_Paragraphe" text:outline-level="1"/>
      <text:list xml:id="list82504575363433" text:continue-numbering="true" text:style-name="_5f_Numérotation_20_des_20_exercices">
        <text:list-item>
          <text:h text:style-name="P115" text:outline-level="1"><text:span text:style-name="_5f_Caractères">Je compte de 10 000 en 10 000</text:span></text:h>
          <text:list>
            <text:list-item>
              <text:p text:style-name="P114"><text:span text:style-name="_5f_Caractères">Complète la suite de nombres :</text:span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C"/>
        <table:table-row table:style-name="Table3.1">
          <table:table-cell table:style-name="Table3.A1" office:value-type="string">
            <text:h text:style-name="P102" text:outline-level="1">10512</text:h>
          </table:table-cell>
          <table:table-cell table:style-name="Table3.B1" office:value-type="string">
            <text:h text:style-name="P102" text:outline-level="1">20512</text:h>
          </table:table-cell>
          <table:table-cell table:style-name="Table3.B1" office:value-type="string">
            <text:h text:style-name="_5f_Tableau_5f_Centré_5f_Gras" text:outline-level="1"><text:span text:style-name="_5f_pointillés_20_gris"><text:span text:style-name="T179">30512</text:span></text:span></text:h>
          </table:table-cell>
          <table:table-cell table:style-name="Table3.B1" office:value-type="string">
            <text:h text:style-name="_5f_Tableau_5f_Centré_5f_Gras" text:outline-level="1"><text:span text:style-name="_5f_pointillés_20_gris"><text:span text:style-name="T179">40512</text:span></text:span></text:h>
          </table:table-cell>
          <table:table-cell table:style-name="Table3.B1" office:value-type="string">
            <text:h text:style-name="_5f_Tableau_5f_Centré_5f_Gras" text:outline-level="1"><text:span text:style-name="_5f_pointillés_20_gris"><text:span text:style-name="T179">50512</text:span></text:span></text:h>
          </table:table-cell>
          <table:table-cell table:style-name="Table3.B1" office:value-type="string">
            <text:h text:style-name="_5f_Tableau_5f_Centré_5f_Gras" text:outline-level="1"><text:span text:style-name="_5f_pointillés_20_gris"><text:span text:style-name="T179">60512</text:span></text:span></text:h>
          </table:table-cell>
        </table:table-row>
      </table:table>
      <text:list xml:id="list82505033021993" text:continue-numbering="true" text:style-name="_5f_Numérotation_20_des_20_exercices">
        <text:list-item>
          <text:list>
            <text:list-item>
              <text:p text:style-name="P114"><text:span text:style-name="_5f_Caractères">Complète avec les abscisses manquantes :</text:span></text:p>
            </text:list-item>
          </text:list>
        </text:list-item>
      </text:list>
      <text:h text:style-name="_5f_Paragraphe" text:outline-level="1"><draw:g text:anchor-type="paragraph" draw:z-index="2" draw:name="DrawObject4" draw:style-name="gr50"><draw:line draw:style-name="gr51" draw:text-style-name="P127" svg:x1="1.3cm" svg:y1="0.24cm" svg:x2="1.3cm" svg:y2="0.54cm"><text:p/></draw:line><draw:line draw:style-name="gr51" draw:text-style-name="P127" svg:x1="1.935cm" svg:y1="0.24cm" svg:x2="1.935cm" svg:y2="0.54cm"><text:p/></draw:line><draw:line draw:style-name="gr51" draw:text-style-name="P127" svg:x1="5.745cm" svg:y1="0.24cm" svg:x2="5.745cm" svg:y2="0.54cm"><text:p/></draw:line><draw:line draw:style-name="gr51" draw:text-style-name="P127" svg:x1="7.015cm" svg:y1="0.24cm" svg:x2="7.015cm" svg:y2="0.54cm"><text:p/></draw:line><draw:line draw:style-name="gr51" draw:text-style-name="P127" svg:x1="4.475cm" svg:y1="0.24cm" svg:x2="4.475cm" svg:y2="0.54cm"><text:p/></draw:line><draw:line draw:style-name="gr51" draw:text-style-name="P127" svg:x1="3.205cm" svg:y1="0.265cm" svg:x2="3.205cm" svg:y2="0.565cm"><text:p/></draw:line><draw:line draw:style-name="gr51" draw:text-style-name="P127" svg:x1="0.665cm" svg:y1="0.24cm" svg:x2="0.665cm" svg:y2="0.54cm"><text:p/></draw:line><draw:line draw:style-name="gr52" draw:text-style-name="P127" svg:x1="3.829cm" svg:y1="0.097cm" svg:x2="3.836cm" svg:y2="0.698cm"><text:p/></draw:line><draw:frame draw:style-name="gr83" draw:text-style-name="P139" svg:width="1.616cm" svg:height="0.698cm" svg:x="4.402cm" svg:y="0.683cm"><draw:text-box><text:p text:style-name="P128"><text:span text:style-name="T184">50 </text:span><text:span text:style-name="T184">000</text:span></text:p></draw:text-box></draw:frame><draw:line draw:style-name="gr58" draw:text-style-name="P127" svg:x1="0.052cm" svg:y1="0.395cm" svg:x2="9.053cm" svg:y2="0.395cm"><text:p/></draw:line><draw:frame draw:style-name="gr81" draw:text-style-name="P141" svg:width="1.786cm" svg:height="0.724cm" svg:x="6.829cm" svg:y="0.683cm"><draw:text-box><text:p text:style-name="P140"><text:span text:style-name="T194">70 </text:span><text:span text:style-name="T194">000</text:span></text:p></draw:text-box></draw:frame><draw:line draw:style-name="gr52" draw:text-style-name="P127" svg:x1="7.65cm" svg:y1="0.102cm" svg:x2="7.657cm" svg:y2="0.703cm"><text:p/></draw:line><draw:line draw:style-name="gr52" draw:text-style-name="P127" svg:x1="2.568cm" svg:y1="0.083cm" svg:x2="2.575cm" svg:y2="0.684cm"><text:p/></draw:line><draw:line draw:style-name="gr51" draw:text-style-name="P127" svg:x1="0.046cm" svg:y1="0.092cm" svg:x2="0.046cm" svg:y2="0.692cm"><text:p/></draw:line><draw:line draw:style-name="gr52" draw:text-style-name="P127" svg:x1="1.298cm" svg:y1="0.076cm" svg:x2="1.305cm" svg:y2="0.677cm"><text:p/></draw:line><draw:frame draw:style-name="gr84" draw:text-style-name="P139" svg:width="1.616cm" svg:height="0.673cm" svg:x="-0.66cm" svg:y="0.651cm"><draw:text-box><text:p text:style-name="P128"><text:span text:style-name="T184">10 </text:span><text:span text:style-name="T184">000</text:span></text:p></draw:text-box></draw:frame><draw:line draw:style-name="gr51" draw:text-style-name="P127" svg:x1="5.115cm" svg:y1="0.099cm" svg:x2="5.115cm" svg:y2="0.699cm"><text:p/></draw:line><draw:line draw:style-name="gr51" draw:text-style-name="P127" svg:x1="7.015cm" svg:y1="0.224cm" svg:x2="7.015cm" svg:y2="0.524cm"><text:p/></draw:line><draw:line draw:style-name="gr51" draw:text-style-name="P127" svg:x1="6.385cm" svg:y1="0.083cm" svg:x2="6.385cm" svg:y2="0.683cm"><text:p/></draw:line><draw:frame draw:style-name="gr81" draw:text-style-name="P141" svg:width="1.786cm" svg:height="0.724cm" svg:x="3.067cm" svg:y="0.683cm"><draw:text-box><text:p text:style-name="P140"><text:span text:style-name="T194">40 </text:span><text:span text:style-name="T194">000</text:span></text:p></draw:text-box></draw:frame><draw:frame draw:style-name="gr81" draw:text-style-name="P141" svg:width="1.786cm" svg:height="0.724cm" svg:x="1.797cm" svg:y="0.683cm"><draw:text-box><text:p text:style-name="P140"><text:span text:style-name="T194">30 </text:span><text:span text:style-name="T194">000</text:span></text:p></draw:text-box></draw:frame><draw:frame draw:style-name="gr81" draw:text-style-name="P141" svg:width="1.786cm" svg:height="0.724cm" svg:x="0.55cm" svg:y="0.683cm"><draw:text-box><text:p text:style-name="P153"><text:span text:style-name="T194">20 </text:span><text:span text:style-name="T194">000</text:span></text:p></draw:text-box></draw:frame></draw:g></text:h>
      <text:h text:style-name="_5f_Paragraphe" text:outline-level="1"/>
      <text:h text:style-name="_5f_Paragraphe" text:outline-level="1"/>
      <text:list xml:id="list82506071407840" text:continue-numbering="true" text:style-name="_5f_Numérotation_20_des_20_exercices">
        <text:list-item>
          <text:h text:style-name="P115" text:outline-level="1"><text:span text:style-name="_5f_Caractères">Je compte de un dixième en un dixième</text:span></text:h>
          <text:list>
            <text:list-item>
              <text:p text:style-name="P114"><text:span text:style-name="_5f_Caractères">Complète la suite de nombres :</text:span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C"/>
        <table:table-column table:style-name="Table4.B"/>
        <table:table-column table:style-name="Table4.C"/>
        <table:table-column table:style-name="Table4.B"/>
        <table:table-column table:style-name="Table4.C"/>
        <table:table-column table:style-name="Table4.B"/>
        <table:table-column table:style-name="Table4.C"/>
        <table:table-column table:style-name="Table4.L"/>
        <table:table-row table:style-name="Table4.1">
          <table:table-cell table:style-name="Table4.A1" office:value-type="string">
            <text:h text:style-name="_5f_Tableau_5f_Centré_5f_Gras" text:outline-level="1"/>
          </table:table-cell>
          <table:table-cell table:style-name="Table4.B1" office:value-type="string">
            <text:h text:style-name="P102" text:outline-level="1">8,9</text:h>
          </table:table-cell>
          <table:table-cell table:style-name="Table4.C1" office:value-type="string">
            <text:h text:style-name="_5f_Tableau_5f_Centré_5f_Gras" text:outline-level="1"/>
          </table:table-cell>
          <table:table-cell table:style-name="Table4.D1" office:value-type="string">
            <text:h text:style-name="P102" text:outline-level="1">9</text:h>
          </table:table-cell>
          <table:table-cell table:style-name="Table4.C1" office:value-type="string">
            <text:h text:style-name="_5f_Tableau_5f_Centré_5f_Gras" text:outline-level="1"/>
          </table:table-cell>
          <table:table-cell table:style-name="Table4.D1" office:value-type="string">
            <text:h text:style-name="P103" text:outline-level="1">9,1</text:h>
          </table:table-cell>
          <table:table-cell table:style-name="Table4.C1" office:value-type="string">
            <text:h text:style-name="_5f_Tableau_5f_Centré_5f_Gras" text:outline-level="1"/>
          </table:table-cell>
          <table:table-cell table:style-name="Table4.D1" office:value-type="string">
            <text:h text:style-name="_5f_Tableau_5f_Centré_5f_Gras" text:outline-level="1"><text:span text:style-name="_5f_pointillés_20_gris"><text:span text:style-name="T179">9,2</text:span></text:span></text:h>
          </table:table-cell>
          <table:table-cell table:style-name="Table4.C1" office:value-type="string">
            <text:h text:style-name="_5f_Tableau_5f_Centré_5f_Gras" text:outline-level="1"/>
          </table:table-cell>
          <table:table-cell table:style-name="Table4.D1" office:value-type="string">
            <text:h text:style-name="_5f_Tableau_5f_Centré_5f_Gras" text:outline-level="1"><text:span text:style-name="_5f_pointillés_20_gris"><text:span text:style-name="T179">9,3</text:span></text:span></text:h>
          </table:table-cell>
          <table:table-cell table:style-name="Table4.C1" office:value-type="string">
            <text:h text:style-name="_5f_Tableau_5f_Centré_5f_Gras" text:outline-level="1"/>
          </table:table-cell>
          <table:table-cell table:style-name="Table4.D1" office:value-type="string">
            <text:h text:style-name="_5f_Tableau_5f_Centré_5f_Gras" text:outline-level="1"><text:span text:style-name="_5f_pointillés_20_gris"><text:span text:style-name="T179">9,4</text:span></text:span></text:h>
          </table:table-cell>
        </table:table-row>
      </table:table>
      <text:list xml:id="list82505579524666" text:continue-numbering="true" text:style-name="_5f_Numérotation_20_des_20_exercices">
        <text:list-item>
          <text:list>
            <text:list-item>
              <text:p text:style-name="P114"><draw:g text:anchor-type="paragraph" draw:z-index="3" draw:name="DrawObject5" draw:style-name="gr50"><draw:line draw:style-name="gr51" draw:text-style-name="P127" svg:x1="5.117cm" svg:y1="0.908cm" svg:x2="5.117cm" svg:y2="1.208cm"><text:p/></draw:line><draw:line draw:style-name="gr51" draw:text-style-name="P127" svg:x1="1.937cm" svg:y1="1.046cm" svg:x2="1.937cm" svg:y2="1.346cm"><text:p/></draw:line><draw:line draw:style-name="gr51" draw:text-style-name="P127" svg:x1="5.745cm" svg:y1="1.046cm" svg:x2="5.745cm" svg:y2="1.346cm"><text:p/></draw:line><draw:line draw:style-name="gr51" draw:text-style-name="P127" svg:x1="7.015cm" svg:y1="1.046cm" svg:x2="7.015cm" svg:y2="1.346cm"><text:p/></draw:line><draw:line draw:style-name="gr51" draw:text-style-name="P127" svg:x1="4.475cm" svg:y1="1.046cm" svg:x2="4.475cm" svg:y2="1.346cm"><text:p/></draw:line><draw:line draw:style-name="gr51" draw:text-style-name="P127" svg:x1="3.207cm" svg:y1="1.074cm" svg:x2="3.207cm" svg:y2="1.374cm"><text:p/></draw:line><draw:line draw:style-name="gr51" draw:text-style-name="P127" svg:x1="0.666cm" svg:y1="1.046cm" svg:x2="0.666cm" svg:y2="1.346cm"><text:p/></draw:line><draw:line draw:style-name="gr52" draw:text-style-name="P127" svg:x1="4.475cm" svg:y1="1.046cm" svg:x2="4.468cm" svg:y2="1.346cm"><text:p/></draw:line><draw:frame draw:style-name="gr80" draw:text-style-name="P139" svg:width="0.724cm" svg:height="0.698cm" svg:x="6.052cm" svg:y="1.492cm"><draw:text-box><text:p text:style-name="P128"><text:span text:style-name="T184">1</text:span></text:p></draw:text-box></draw:frame><draw:line draw:style-name="gr58" draw:text-style-name="P127" svg:x1="0.052cm" svg:y1="1.203cm" svg:x2="9.053cm" svg:y2="1.203cm"><text:p/></draw:line><draw:frame draw:style-name="gr81" draw:text-style-name="P141" svg:width="1.107cm" svg:height="0.724cm" svg:x="6.491cm" svg:y="1.465cm"><draw:text-box><text:p text:style-name="P140"><text:span text:style-name="T186">1,1</text:span></text:p></draw:text-box></draw:frame><draw:line draw:style-name="gr52" draw:text-style-name="P127" svg:x1="7.015cm" svg:y1="0.889cm" svg:x2="7.022cm" svg:y2="1.49cm"><text:p/></draw:line><draw:line draw:style-name="gr52" draw:text-style-name="P127" svg:x1="2.57cm" svg:y1="0.889cm" svg:x2="2.577cm" svg:y2="1.49cm"><text:p/></draw:line><draw:line draw:style-name="gr51" draw:text-style-name="P127" svg:x1="0.046cm" svg:y1="0.901cm" svg:x2="0.046cm" svg:y2="1.501cm"><text:p/></draw:line><draw:line draw:style-name="gr52" draw:text-style-name="P127" svg:x1="1.3cm" svg:y1="0.885cm" svg:x2="1.307cm" svg:y2="1.486cm"><text:p/></draw:line><draw:frame draw:style-name="gr82" draw:text-style-name="P139" svg:width="0.708cm" svg:height="0.673cm" svg:x="-0.289cm" svg:y="1.46cm"><draw:text-box><text:p text:style-name="P128"><text:span text:style-name="T184">0</text:span></text:p></draw:text-box></draw:frame><draw:line draw:style-name="gr51" draw:text-style-name="P127" svg:x1="3.831cm" svg:y1="0.903cm" svg:x2="3.831cm" svg:y2="1.503cm"><text:p/></draw:line><draw:line draw:style-name="gr51" draw:text-style-name="P127" svg:x1="6.387cm" svg:y1="0.889cm" svg:x2="6.387cm" svg:y2="1.489cm"><text:p/></draw:line><draw:line draw:style-name="gr51" draw:text-style-name="P127" svg:x1="7.652cm" svg:y1="1.053cm" svg:x2="7.652cm" svg:y2="1.353cm"><text:p/></draw:line><draw:frame draw:style-name="gr81" draw:text-style-name="P141" svg:width="1.107cm" svg:height="0.724cm" svg:x="3.928cm" svg:y="1.529cm"><draw:text-box><text:p text:style-name="P140"><text:span text:style-name="T186">0,7</text:span></text:p></draw:text-box></draw:frame><draw:line draw:style-name="gr52" draw:text-style-name="P127" svg:x1="5.11cm" svg:y1="0.896cm" svg:x2="5.117cm" svg:y2="1.497cm"><text:p/></draw:line><draw:frame draw:style-name="gr81" draw:text-style-name="P141" svg:width="1.107cm" svg:height="0.724cm" svg:x="4.585cm" svg:y="1.52cm"><draw:text-box><text:p text:style-name="P140"><text:span text:style-name="T186">0,8</text:span></text:p></draw:text-box></draw:frame><draw:frame draw:style-name="gr81" draw:text-style-name="P141" svg:width="1.107cm" svg:height="0.724cm" svg:x="2.02cm" svg:y="1.49cm"><draw:text-box><text:p text:style-name="P140"><text:span text:style-name="T186">0,4</text:span></text:p></draw:text-box></draw:frame><draw:frame draw:style-name="gr81" draw:text-style-name="P141" svg:width="1.107cm" svg:height="0.724cm" svg:x="0.824cm" svg:y="1.46cm"><draw:text-box><text:p text:style-name="P119"><text:span text:style-name="T186">0,2</text:span></text:p></draw:text-box></draw:frame></draw:g><text:span text:style-name="_5f_Caractères">Complète avec les abscisses manquantes :</text:span></text:p>
            </text:list-item>
          </text:list>
        </text:list-item>
      </text:list>
      <text:h text:style-name="_5f_Paragraphe" text:outline-level="1"/>
      <text:h text:style-name="_5f_Paragraphe" text:outline-level="1"/>
      <text:list xml:id="list82504451388061" text:continue-numbering="true" text:style-name="_5f_Numérotation_20_des_20_exercices">
        <text:list-header>
          <text:h text:style-name="P115" text:outline-level="1"/>
        </text:list-header>
        <text:list-item>
          <text:h text:style-name="P115" text:outline-level="1"><text:span text:style-name="_5f_Caractères">Écris l'abscisse des points de chaque demi-droite graduée.</text:span></text:h>
        </text:list-item>
      </text:list>
      <text:list xml:id="list2441537061" text:style-name="_5f_Numérotation_20_des_20_exercices">
        <text:list-item>
          <text:list>
            <text:list-item text:start-value="1">
              <text:p text:style-name="P112"><draw:g text:anchor-type="paragraph" draw:z-index="7" draw:name="Shape6" draw:style-name="gr50"><draw:frame draw:style-name="gr60" draw:text-style-name="P143" svg:width="0.747cm" svg:height="0.664cm" svg:x="2.173cm" svg:y="-0.106cm"><draw:text-box><text:p text:style-name="P128"><text:span text:style-name="T187">A</text:span></text:p></draw:text-box></draw:frame><draw:frame draw:style-name="gr60" draw:text-style-name="P143" svg:width="0.747cm" svg:height="0.664cm" svg:x="5.147cm" svg:y="-0.106cm"><draw:text-box><text:p text:style-name="P128"><text:span text:style-name="T187">B</text:span></text:p></draw:text-box></draw:frame><draw:frame draw:style-name="gr40" draw:text-style-name="P143" svg:width="0.708cm" svg:height="0.664cm" svg:x="0.693cm" svg:y="0.861cm"><draw:text-box><text:p text:style-name="P128"><text:span text:style-name="T188">0</text:span></text:p></draw:text-box></draw:frame><draw:frame draw:style-name="gr61" draw:text-style-name="P143" svg:width="0.729cm" svg:height="0.664cm" svg:x="5.657cm" svg:y="0.861cm"><draw:text-box><text:p text:style-name="P128"><text:span text:style-name="T187">1</text:span></text:p></draw:text-box></draw:frame><draw:line draw:style-name="gr21" draw:text-style-name="P144" svg:x1="1.055cm" svg:y1="0.578cm" svg:x2="9.06cm" svg:y2="0.578cm"><text:p/></draw:line><draw:line draw:style-name="gr23" draw:text-style-name="P144" svg:x1="1.045cm" svg:y1="0.272cm" svg:x2="1.045cm" svg:y2="0.882cm"><text:p/></draw:line><draw:line draw:style-name="gr23" draw:text-style-name="P144" svg:x1="1.54cm" svg:y1="0.426cm" svg:x2="1.54cm" svg:y2="0.732cm"><text:p/></draw:line><draw:line draw:style-name="gr23" draw:text-style-name="P144" svg:x1="2.037cm" svg:y1="0.426cm" svg:x2="2.037cm" svg:y2="0.732cm"><text:p/></draw:line><draw:line draw:style-name="gr23" draw:text-style-name="P144" svg:x1="2.538cm" svg:y1="0.426cm" svg:x2="2.538cm" svg:y2="0.732cm"><text:p/></draw:line><draw:line draw:style-name="gr23" draw:text-style-name="P144" svg:x1="3.03cm" svg:y1="0.426cm" svg:x2="3.03cm" svg:y2="0.732cm"><text:p/></draw:line><draw:line draw:style-name="gr23" draw:text-style-name="P144" svg:x1="3.515cm" svg:y1="0.272cm" svg:x2="3.515cm" svg:y2="0.882cm"><text:p/></draw:line><draw:line draw:style-name="gr23" draw:text-style-name="P144" svg:x1="4.023cm" svg:y1="0.426cm" svg:x2="4.023cm" svg:y2="0.732cm"><text:p/></draw:line><draw:line draw:style-name="gr23" draw:text-style-name="P144" svg:x1="4.517cm" svg:y1="0.426cm" svg:x2="4.517cm" svg:y2="0.732cm"><text:p/></draw:line><draw:line draw:style-name="gr23" draw:text-style-name="P144" svg:x1="5.018cm" svg:y1="0.426cm" svg:x2="5.018cm" svg:y2="0.732cm"><text:p/></draw:line><draw:line draw:style-name="gr23" draw:text-style-name="P144" svg:x1="5.51cm" svg:y1="0.426cm" svg:x2="5.51cm" svg:y2="0.732cm"><text:p/></draw:line><draw:line draw:style-name="gr23" draw:text-style-name="P144" svg:x1="6.019cm" svg:y1="0.272cm" svg:x2="6.019cm" svg:y2="0.882cm"><text:p/></draw:line><draw:line draw:style-name="gr23" draw:text-style-name="P144" svg:x1="6.505cm" svg:y1="0.426cm" svg:x2="6.505cm" svg:y2="0.732cm"><text:p/></draw:line><draw:line draw:style-name="gr23" draw:text-style-name="P144" svg:x1="6.999cm" svg:y1="0.426cm" svg:x2="6.999cm" svg:y2="0.732cm"><text:p/></draw:line><draw:line draw:style-name="gr23" draw:text-style-name="P144" svg:x1="7.5cm" svg:y1="0.426cm" svg:x2="7.5cm" svg:y2="0.732cm"><text:p/></draw:line><draw:line draw:style-name="gr23" draw:text-style-name="P144" svg:x1="7.992cm" svg:y1="0.426cm" svg:x2="7.992cm" svg:y2="0.732cm"><text:p/></draw:line><draw:frame draw:style-name="gr62" draw:text-style-name="P143" svg:width="0.777cm" svg:height="0.664cm" svg:x="3.635cm" svg:y="-0.102cm"><draw:text-box><text:p text:style-name="P128"><text:span text:style-name="T187">D</text:span></text:p></draw:text-box></draw:frame><draw:frame draw:style-name="gr63" draw:text-style-name="P143" svg:width="0.752cm" svg:height="0.664cm" svg:x="6.634cm" svg:y="-0.106cm"><draw:text-box><text:p text:style-name="P128"><text:span text:style-name="T187">C</text:span></text:p></draw:text-box></draw:frame><draw:frame draw:style-name="gr64" draw:text-style-name="P143" svg:width="0.727cm" svg:height="0.664cm" svg:x="7.65cm" svg:y="-0.111cm"><draw:text-box><text:p text:style-name="P128"><text:span text:style-name="T187">E</text:span></text:p></draw:text-box></draw:frame><draw:g draw:style-name="gr12"><draw:line draw:style-name="gr65" draw:text-style-name="P145" svg:x1="2.411cm" svg:y1="0.463cm" svg:x2="2.661cm" svg:y2="0.716cm"><text:p/></draw:line><draw:line draw:style-name="gr66" draw:text-style-name="P145" svg:x1="2.661cm" svg:y1="0.463cm" svg:x2="2.411cm" svg:y2="0.716cm"><text:p/></draw:line></draw:g><draw:g draw:style-name="gr12"><draw:line draw:style-name="gr67" draw:text-style-name="P146" svg:x1="3.896cm" svg:y1="0.449cm" svg:x2="4.145cm" svg:y2="0.703cm"><text:p/></draw:line><draw:line draw:style-name="gr67" draw:text-style-name="P146" svg:x1="4.145cm" svg:y1="0.449cm" svg:x2="3.896cm" svg:y2="0.703cm"><text:p/></draw:line></draw:g><draw:g draw:style-name="gr12"><draw:line draw:style-name="gr67" draw:text-style-name="P146" svg:x1="5.383cm" svg:y1="0.449cm" svg:x2="5.632cm" svg:y2="0.702cm"><text:p/></draw:line><draw:line draw:style-name="gr67" draw:text-style-name="P146" svg:x1="5.632cm" svg:y1="0.449cm" svg:x2="5.383cm" svg:y2="0.702cm"><text:p/></draw:line></draw:g><draw:g draw:style-name="gr12"><draw:line draw:style-name="gr67" draw:text-style-name="P146" svg:x1="7.871cm" svg:y1="0.459cm" svg:x2="8.121cm" svg:y2="0.712cm"><text:p/></draw:line><draw:line draw:style-name="gr67" draw:text-style-name="P146" svg:x1="8.121cm" svg:y1="0.459cm" svg:x2="7.871cm" svg:y2="0.712cm"><text:p/></draw:line></draw:g><draw:g draw:style-name="gr12"><draw:line draw:style-name="gr67" draw:text-style-name="P146" svg:x1="6.878cm" svg:y1="0.454cm" svg:x2="7.128cm" svg:y2="0.707cm"><text:p/></draw:line><draw:line draw:style-name="gr67" draw:text-style-name="P146" svg:x1="7.128cm" svg:y1="0.454cm" svg:x2="6.878cm" svg:y2="0.707cm"><text:p/></draw:line></draw:g></draw:g><text:span text:style-name="_5f_Caractères"/></text:p>
            </text:list-item>
          </text:list>
        </text:list-item>
      </text:list>
      <table:table table:name="Tableau19" table:style-name="Tableau19">
        <table:table-column table:style-name="Tableau19.A" table:number-columns-repeated="5"/>
        <table:table-row table:style-name="Tableau19.1">
          <table:table-cell table:style-name="Tableau19.A1" office:value-type="string">
            <text:h text:style-name="P103" text:outline-level="1"/>
            <text:h text:style-name="_5f_Tableau_5f_Centré_5f_Gras" text:outline-level="1"><text:span text:style-name="T179">A(</text:span><text:span text:style-name="_5f_pointillés_20_gris"><text:span text:style-name="T179">0,3</text:span></text:span><text:span text:style-name="T179">)</text:span></text:h>
          </table:table-cell>
          <table:table-cell table:style-name="Tableau19.A1" office:value-type="string">
            <text:h text:style-name="P103" text:outline-level="1"/>
            <text:h text:style-name="_5f_Tableau_5f_Centré_5f_Gras" text:outline-level="1"><text:span text:style-name="T179">B(</text:span><text:span text:style-name="_5f_pointillés_20_gris"><text:span text:style-name="T179">0,9</text:span></text:span><text:span text:style-name="T179">)</text:span></text:h>
          </table:table-cell>
          <table:table-cell table:style-name="Tableau19.A1" office:value-type="string">
            <text:h text:style-name="P103" text:outline-level="1"/>
            <text:h text:style-name="_5f_Tableau_5f_Centré_5f_Gras" text:outline-level="1"><text:span text:style-name="T179">C(</text:span><text:span text:style-name="_5f_pointillés_20_gris"><text:span text:style-name="T179">1,2</text:span></text:span><text:span text:style-name="T179">)</text:span></text:h>
          </table:table-cell>
          <table:table-cell table:style-name="Tableau19.A1" office:value-type="string">
            <text:h text:style-name="P103" text:outline-level="1"/>
            <text:h text:style-name="_5f_Tableau_5f_Centré_5f_Gras" text:outline-level="1"><text:span text:style-name="T179">D(</text:span><text:span text:style-name="_5f_pointillés_20_gris"><text:span text:style-name="T179">0,6</text:span></text:span><text:span text:style-name="T179">)</text:span></text:h>
          </table:table-cell>
          <table:table-cell table:style-name="Tableau19.A1" office:value-type="string">
            <text:h text:style-name="P103" text:outline-level="1"/>
            <text:h text:style-name="_5f_Tableau_5f_Centré_5f_Gras" text:outline-level="1"><text:span text:style-name="T179">E(</text:span><text:span text:style-name="_5f_pointillés_20_gris"><text:span text:style-name="T179">1,4</text:span></text:span><text:span text:style-name="T179">)</text:span></text:h>
          </table:table-cell>
        </table:table-row>
      </table:table>
      <text:list xml:id="list82504521596632" text:continue-numbering="true" text:style-name="_5f_Numérotation_20_des_20_exercices">
        <text:list-item>
          <text:list>
            <text:list-item>
              <text:p text:style-name="_5f_Paragraphe_5f_avec_5f_Num_5f_Question"><draw:g text:anchor-type="paragraph" draw:z-index="4" draw:name="Shape7" draw:style-name="gr50"><draw:frame draw:style-name="gr40" draw:text-style-name="P143" svg:width="0.708cm" svg:height="0.664cm" svg:x="2.09cm" svg:y="0.02cm"><draw:text-box><text:p text:style-name="P128"><text:span text:style-name="T187">F</text:span></text:p></draw:text-box></draw:frame><draw:frame draw:style-name="gr78" draw:text-style-name="P143" svg:width="0.77cm" svg:height="0.664cm" svg:x="7.465cm" svg:y="0.016cm"><draw:text-box><text:p text:style-name="P128"><text:span text:style-name="T187">H</text:span></text:p></draw:text-box></draw:frame><draw:frame draw:style-name="gr40" draw:text-style-name="P143" svg:width="0.708cm" svg:height="0.664cm" svg:x="0.681cm" svg:y="0.99cm"><draw:text-box><text:p text:style-name="P128"><text:span text:style-name="T188">0</text:span></text:p></draw:text-box></draw:frame><draw:frame draw:style-name="gr41" draw:text-style-name="P143" svg:width="1.013cm" svg:height="0.664cm" svg:x="1.251cm" svg:y="0.877cm"><draw:text-box><text:p text:style-name="P128"><text:span text:style-name="T188">0,2</text:span></text:p></draw:text-box></draw:frame><draw:line draw:style-name="gr21" draw:text-style-name="P144" svg:x1="1cm" svg:y1="0.688cm" svg:x2="9.002cm" svg:y2="0.688cm"><text:p/></draw:line><draw:line draw:style-name="gr23" draw:text-style-name="P144" svg:x1="1cm" svg:y1="0.386cm" svg:x2="1cm" svg:y2="0.986cm"><text:p/></draw:line><draw:line draw:style-name="gr23" draw:text-style-name="P144" svg:x1="1.718cm" svg:y1="0.531cm" svg:x2="1.718cm" svg:y2="0.831cm"><text:p/></draw:line><draw:line draw:style-name="gr23" draw:text-style-name="P144" svg:x1="2.436cm" svg:y1="0.531cm" svg:x2="2.436cm" svg:y2="0.831cm"><text:p/></draw:line><draw:line draw:style-name="gr23" draw:text-style-name="P144" svg:x1="3.154cm" svg:y1="0.531cm" svg:x2="3.154cm" svg:y2="0.831cm"><text:p/></draw:line><draw:line draw:style-name="gr23" draw:text-style-name="P144" svg:x1="3.876cm" svg:y1="0.531cm" svg:x2="3.876cm" svg:y2="0.831cm"><text:p/></draw:line><draw:line draw:style-name="gr23" draw:text-style-name="P144" svg:x1="4.593cm" svg:y1="0.386cm" svg:x2="4.593cm" svg:y2="0.986cm"><text:p/></draw:line><draw:line draw:style-name="gr23" draw:text-style-name="P144" svg:x1="5.314cm" svg:y1="0.531cm" svg:x2="5.314cm" svg:y2="0.831cm"><text:p/></draw:line><draw:line draw:style-name="gr23" draw:text-style-name="P144" svg:x1="6.032cm" svg:y1="0.531cm" svg:x2="6.032cm" svg:y2="0.831cm"><text:p/></draw:line><draw:line draw:style-name="gr23" draw:text-style-name="P144" svg:x1="6.753cm" svg:y1="0.531cm" svg:x2="6.753cm" svg:y2="0.831cm"><text:p/></draw:line><draw:line draw:style-name="gr23" draw:text-style-name="P144" svg:x1="7.47cm" svg:y1="0.531cm" svg:x2="7.47cm" svg:y2="0.831cm"><text:p/></draw:line><draw:line draw:style-name="gr23" draw:text-style-name="P144" svg:x1="8.195cm" svg:y1="0.386cm" svg:x2="8.195cm" svg:y2="0.986cm"><text:p/></draw:line><draw:frame draw:style-name="gr79" draw:text-style-name="P143" svg:width="0.779cm" svg:height="0.664cm" svg:x="6.373cm" svg:y="0.02cm"><draw:text-box><text:p text:style-name="P128"><text:span text:style-name="T187">G</text:span></text:p></draw:text-box></draw:frame><draw:g draw:style-name="gr12"><draw:line draw:style-name="gr67" draw:text-style-name="P146" svg:x1="2.321cm" svg:y1="0.561cm" svg:x2="2.571cm" svg:y2="0.811cm"><text:p/></draw:line><draw:line draw:style-name="gr67" draw:text-style-name="P146" svg:x1="2.571cm" svg:y1="0.561cm" svg:x2="2.321cm" svg:y2="0.811cm"><text:p/></draw:line></draw:g><draw:g draw:style-name="gr12"><draw:line draw:style-name="gr67" draw:text-style-name="P146" svg:x1="6.633cm" svg:y1="0.561cm" svg:x2="6.882cm" svg:y2="0.811cm"><text:p/></draw:line><draw:line draw:style-name="gr67" draw:text-style-name="P146" svg:x1="6.882cm" svg:y1="0.561cm" svg:x2="6.633cm" svg:y2="0.811cm"><text:p/></draw:line></draw:g><draw:g draw:style-name="gr12"><draw:line draw:style-name="gr67" draw:text-style-name="P146" svg:x1="7.738cm" svg:y1="0.566cm" svg:x2="7.988cm" svg:y2="0.816cm"><text:p/></draw:line><draw:line draw:style-name="gr67" draw:text-style-name="P146" svg:x1="7.988cm" svg:y1="0.566cm" svg:x2="7.738cm" svg:y2="0.816cm"><text:p/></draw:line></draw:g></draw:g></text:p>
            </text:list-item>
          </text:list>
        </text:list-item>
      </text:list>
      <table:table table:name="Tableau20" table:style-name="Tableau20">
        <table:table-column table:style-name="Tableau20.A" table:number-columns-repeated="2"/>
        <table:table-column table:style-name="Tableau20.C"/>
        <table:table-row table:style-name="Tableau20.1">
          <table:table-cell table:style-name="Tableau20.A1" office:value-type="string">
            <text:h text:style-name="P105" text:outline-level="1"/>
            <text:h text:style-name="P105" text:outline-level="1"/>
            <text:h text:style-name="_5f_Tableau_5f_Centré_5f_Gras" text:outline-level="1"><draw:g text:anchor-type="paragraph" draw:z-index="5" draw:name="Shape8" draw:style-name="gr50"><draw:line draw:style-name="gr21" draw:text-style-name="P147" svg:x1="0.772cm" svg:y1="1.196cm" svg:x2="9.055cm" svg:y2="1.196cm"><text:p/></draw:line><draw:line draw:style-name="gr23" draw:text-style-name="P147" svg:x1="1.34cm" svg:y1="0.898cm" svg:x2="1.34cm" svg:y2="1.498cm"><text:p/></draw:line><draw:line draw:style-name="gr23" draw:text-style-name="P147" svg:x1="1.933cm" svg:y1="1.046cm" svg:x2="1.933cm" svg:y2="1.346cm"><text:p/></draw:line><draw:line draw:style-name="gr23" draw:text-style-name="P147" svg:x1="3.106cm" svg:y1="1.046cm" svg:x2="3.106cm" svg:y2="1.346cm"><text:p/></draw:line><draw:line draw:style-name="gr23" draw:text-style-name="P147" svg:x1="4.279cm" svg:y1="1.046cm" svg:x2="4.279cm" svg:y2="1.346cm"><text:p/></draw:line><draw:line draw:style-name="gr23" draw:text-style-name="P147" svg:x1="2.52cm" svg:y1="0.898cm" svg:x2="2.52cm" svg:y2="1.498cm"><text:p/></draw:line><draw:line draw:style-name="gr23" draw:text-style-name="P147" svg:x1="5.452cm" svg:y1="1.046cm" svg:x2="5.452cm" svg:y2="1.346cm"><text:p/></draw:line><draw:line draw:style-name="gr23" draw:text-style-name="P147" svg:x1="6.625cm" svg:y1="1.046cm" svg:x2="6.625cm" svg:y2="1.346cm"><text:p/></draw:line><draw:line draw:style-name="gr23" draw:text-style-name="P147" svg:x1="7.799cm" svg:y1="1.046cm" svg:x2="7.799cm" svg:y2="1.346cm"><text:p/></draw:line><draw:line draw:style-name="gr23" draw:text-style-name="P147" svg:x1="3.691cm" svg:y1="0.898cm" svg:x2="3.691cm" svg:y2="1.498cm"><text:p/></draw:line><draw:line draw:style-name="gr23" draw:text-style-name="P147" svg:x1="4.859cm" svg:y1="0.898cm" svg:x2="4.859cm" svg:y2="1.498cm"><text:p/></draw:line><draw:line draw:style-name="gr23" draw:text-style-name="P147" svg:x1="6.039cm" svg:y1="0.898cm" svg:x2="6.039cm" svg:y2="1.498cm"><text:p/></draw:line><draw:line draw:style-name="gr23" draw:text-style-name="P147" svg:x1="7.212cm" svg:y1="0.898cm" svg:x2="7.212cm" svg:y2="1.498cm"><text:p/></draw:line><draw:frame draw:style-name="gr74" draw:text-style-name="P149" svg:width="0.722cm" svg:height="0.727cm" svg:x="0.983cm" svg:y="0.326cm"><draw:text-box><text:p text:style-name="P128"><text:span text:style-name="T191"><text:s/></text:span><text:span text:style-name="T191">J</text:span></text:p></draw:text-box></draw:frame><draw:frame draw:style-name="gr70" draw:text-style-name="P149" svg:width="0.742cm" svg:height="0.727cm" svg:x="5.078cm" svg:y="0.513cm"><draw:text-box><text:p text:style-name="P128"><text:span text:style-name="T190">L</text:span></text:p></draw:text-box></draw:frame><draw:frame draw:style-name="gr75" draw:text-style-name="P149" svg:width="0.75cm" svg:height="0.727cm" svg:x="7.446cm" svg:y="0.517cm"><draw:text-box><text:p text:style-name="P128"><text:span text:style-name="T190">K</text:span></text:p></draw:text-box></draw:frame><draw:frame draw:style-name="gr76" draw:text-style-name="P151" svg:width="1.281cm" svg:height="0.708cm" svg:x="3.055cm" svg:y="1.494cm"><draw:text-box><text:p text:style-name="P128"><text:span text:style-name="T192"><text:s text:c="2"/></text:span><text:span text:style-name="T192">1,1</text:span></text:p></draw:text-box></draw:frame><draw:g draw:style-name="gr12"><draw:line draw:style-name="gr67" draw:text-style-name="P150" svg:x1="1.213cm" svg:y1="1.069cm" svg:x2="1.463cm" svg:y2="1.319cm"><text:p/></draw:line><draw:line draw:style-name="gr67" draw:text-style-name="P150" svg:x1="1.463cm" svg:y1="1.069cm" svg:x2="1.213cm" svg:y2="1.319cm"><text:p/></draw:line></draw:g><draw:g draw:style-name="gr12"><draw:line draw:style-name="gr67" draw:text-style-name="P150" svg:x1="5.328cm" svg:y1="1.069cm" svg:x2="5.577cm" svg:y2="1.319cm"><text:p/></draw:line><draw:line draw:style-name="gr67" draw:text-style-name="P150" svg:x1="5.577cm" svg:y1="1.069cm" svg:x2="5.328cm" svg:y2="1.319cm"><text:p/></draw:line></draw:g><draw:g draw:style-name="gr12"><draw:line draw:style-name="gr67" draw:text-style-name="P150" svg:x1="7.683cm" svg:y1="1.062cm" svg:x2="7.932cm" svg:y2="1.312cm"><text:p/></draw:line><draw:line draw:style-name="gr67" draw:text-style-name="P150" svg:x1="7.932cm" svg:y1="1.062cm" svg:x2="7.683cm" svg:y2="1.312cm"><text:p/></draw:line></draw:g><draw:frame draw:style-name="gr77" draw:text-style-name="P152" svg:width="0.242cm" svg:height="0.477cm" svg:x="0.651cm" svg:y="1.494cm"><draw:text-box><text:p text:style-name="P128"><text:span text:style-name="T193">0</text:span></text:p></draw:text-box></draw:frame><draw:frame draw:style-name="gr76" draw:text-style-name="P151" svg:width="1.281cm" svg:height="0.708cm" svg:x="1.889cm" svg:y="1.495cm"><draw:text-box><text:p text:style-name="P128"><text:span text:style-name="T192"><text:s text:c="2"/></text:span><text:span text:style-name="T192">1</text:span></text:p></draw:text-box></draw:frame></draw:g><text:span text:style-name="T179">F(</text:span><text:span text:style-name="_5f_pointillés_20_gris"><text:span text:style-name="T179">0,4</text:span></text:span><text:span text:style-name="T179">)</text:span></text:h>
          </table:table-cell>
          <table:table-cell table:style-name="Tableau20.A1" office:value-type="string">
            <text:h text:style-name="P105" text:outline-level="1"/>
            <text:h text:style-name="P105" text:outline-level="1"/>
            <text:h text:style-name="_5f_Tableau_5f_Centré_5f_Gras" text:outline-level="1"><text:span text:style-name="T179">G(</text:span><text:span text:style-name="_5f_pointillés_20_gris"><text:span text:style-name="T179">1,6</text:span></text:span><text:span text:style-name="T179">)</text:span></text:h>
          </table:table-cell>
          <table:table-cell table:style-name="Tableau20.A1" office:value-type="string">
            <text:h text:style-name="P105" text:outline-level="1"/>
            <text:h text:style-name="P105" text:outline-level="1"/>
            <text:h text:style-name="_5f_Tableau_5f_Centré_5f_Gras" text:outline-level="1"><text:span text:style-name="T179">H(</text:span><text:span text:style-name="_5f_pointillés_20_gris"><text:span text:style-name="T179">1,9</text:span></text:span><text:span text:style-name="T179">)</text:span></text:h>
          </table:table-cell>
        </table:table-row>
      </table:table>
      <text:list xml:id="list82504744869443" text:continue-numbering="true" text:style-name="_5f_Numérotation_20_des_20_exercices">
        <text:list-item>
          <text:list>
            <text:list-item>
              <text:p text:style-name="_5f_Paragraphe_5f_avec_5f_Num_5f_Question"/>
            </text:list-item>
          </text:list>
        </text:list-item>
      </text:list>
      <table:table table:name="Tableau21" table:style-name="Tableau21">
        <table:table-column table:style-name="Tableau21.A"/>
        <table:table-column table:style-name="Tableau21.B" table:number-columns-repeated="2"/>
        <table:table-row table:style-name="TableLine102513952">
          <table:table-cell table:style-name="Tableau21.A1" office:value-type="string">
            <text:h text:style-name="P105" text:outline-level="1"/>
            <text:h text:style-name="P105" text:outline-level="1"/>
            <text:h text:style-name="_5f_Tableau_5f_Centré_5f_Gras" text:outline-level="1"><text:span text:style-name="T179">J(</text:span><text:span text:style-name="_5f_pointillés_20_gris"><text:span text:style-name="T179">0,9</text:span></text:span><text:span text:style-name="T179">)</text:span></text:h>
          </table:table-cell>
          <table:table-cell table:style-name="Tableau21.A1" office:value-type="string">
            <text:h text:style-name="P105" text:outline-level="1"/>
            <text:h text:style-name="P105" text:outline-level="1"/>
            <text:h text:style-name="_5f_Tableau_5f_Centré_5f_Gras" text:outline-level="1"><text:span text:style-name="T179">K(</text:span><text:span text:style-name="_5f_pointillés_20_gris"><text:span text:style-name="T179">1,45</text:span></text:span><text:span text:style-name="T179">)</text:span></text:h>
          </table:table-cell>
          <table:table-cell table:style-name="Tableau21.A1" office:value-type="string">
            <text:h text:style-name="P105" text:outline-level="1"/>
            <text:h text:style-name="P105" text:outline-level="1"/>
            <text:h text:style-name="_5f_Tableau_5f_Centré_5f_Gras" text:outline-level="1"><text:span text:style-name="T179">L(</text:span><text:span text:style-name="_5f_pointillés_20_gris"><text:span text:style-name="T179">1,25</text:span></text:span><text:span text:style-name="T179">)</text:span></text:h>
          </table:table-cell>
        </table:table-row>
      </table:table>
      <text:list xml:id="list82504920423035" text:continue-numbering="true" text:style-name="_5f_Numérotation_20_des_20_exercices">
        <text:list-item>
          <text:list>
            <text:list-item>
              <text:p text:style-name="_5f_Paragraphe_5f_avec_5f_Num_5f_Question"><draw:g text:anchor-type="paragraph" draw:z-index="6" draw:name="Shape9" draw:style-name="gr50"><draw:line draw:style-name="gr21" draw:text-style-name="P147" svg:x1="0.649cm" svg:y1="0.873cm" svg:x2="9.042cm" svg:y2="0.878cm"><text:p/></draw:line><draw:line draw:style-name="gr23" draw:text-style-name="P147" svg:x1="1.114cm" svg:y1="0.73cm" svg:x2="1.114cm" svg:y2="1.028cm"><text:p/></draw:line><draw:line draw:style-name="gr23" draw:text-style-name="P147" svg:x1="1.61cm" svg:y1="0.73cm" svg:x2="1.61cm" svg:y2="1.028cm"><text:p/></draw:line><draw:line draw:style-name="gr23" draw:text-style-name="P147" svg:x1="2.101cm" svg:y1="0.73cm" svg:x2="2.101cm" svg:y2="1.028cm"><text:p/></draw:line><draw:line draw:style-name="gr23" draw:text-style-name="P147" svg:x1="2.592cm" svg:y1="0.73cm" svg:x2="2.592cm" svg:y2="1.028cm"><text:p/></draw:line><draw:line draw:style-name="gr23" draw:text-style-name="P147" svg:x1="4.076cm" svg:y1="0.73cm" svg:x2="4.076cm" svg:y2="1.028cm"><text:p/></draw:line><draw:line draw:style-name="gr23" draw:text-style-name="P147" svg:x1="6.048cm" svg:y1="0.73cm" svg:x2="6.048cm" svg:y2="1.028cm"><text:p/></draw:line><draw:line draw:style-name="gr23" draw:text-style-name="P147" svg:x1="6.539cm" svg:y1="0.73cm" svg:x2="6.539cm" svg:y2="1.028cm"><text:p/></draw:line><draw:line draw:style-name="gr23" draw:text-style-name="P147" svg:x1="5.556cm" svg:y1="0.733cm" svg:x2="5.556cm" svg:y2="1.031cm"><text:p/></draw:line><draw:line draw:style-name="gr23" draw:text-style-name="P147" svg:x1="7.528cm" svg:y1="0.73cm" svg:x2="7.528cm" svg:y2="1.028cm"><text:p/></draw:line><draw:line draw:style-name="gr23" draw:text-style-name="P147" svg:x1="8.02cm" svg:y1="0.73cm" svg:x2="8.02cm" svg:y2="1.028cm"><text:p/></draw:line><draw:frame draw:style-name="gr68" draw:text-style-name="P148" svg:width="0.715cm" svg:height="0.625cm" svg:x="0.762cm" svg:y="1.002cm"><draw:text-box><text:p text:style-name="P128"><text:span text:style-name="T189">0</text:span></text:p></draw:text-box></draw:frame><draw:line draw:style-name="gr23" draw:text-style-name="P147" svg:x1="3.09cm" svg:y1="0.73cm" svg:x2="3.09cm" svg:y2="1.028cm"><text:p/></draw:line><draw:line draw:style-name="gr23" draw:text-style-name="P147" svg:x1="3.582cm" svg:y1="0.73cm" svg:x2="3.582cm" svg:y2="1.028cm"><text:p/></draw:line><draw:line draw:style-name="gr23" draw:text-style-name="P147" svg:x1="4.568cm" svg:y1="0.73cm" svg:x2="4.568cm" svg:y2="1.028cm"><text:p/></draw:line><draw:line draw:style-name="gr23" draw:text-style-name="P147" svg:x1="5.062cm" svg:y1="0.73cm" svg:x2="5.062cm" svg:y2="1.028cm"><text:p/></draw:line><draw:line draw:style-name="gr23" draw:text-style-name="P147" svg:x1="7.036cm" svg:y1="0.73cm" svg:x2="7.036cm" svg:y2="1.028cm"><text:p/></draw:line><draw:frame draw:style-name="gr69" draw:text-style-name="P148" svg:width="1.144cm" svg:height="0.731cm" svg:x="1.621cm" svg:y="1.018cm"><draw:text-box><text:p text:style-name="P128"><text:span text:style-name="T189">0,01</text:span></text:p></draw:text-box></draw:frame><draw:frame draw:style-name="gr70" draw:text-style-name="P149" svg:width="0.742cm" svg:height="0.727cm" svg:x="5.212cm" svg:y="0.196cm"><draw:text-box><text:p text:style-name="P128"><text:span text:style-name="T190">P</text:span></text:p></draw:text-box></draw:frame><draw:g draw:style-name="gr12"><draw:line draw:style-name="gr67" draw:text-style-name="P150" svg:x1="3.961cm" svg:y1="0.746cm" svg:x2="4.211cm" svg:y2="0.996cm"><text:p/></draw:line><draw:line draw:style-name="gr67" draw:text-style-name="P150" svg:x1="4.211cm" svg:y1="0.746cm" svg:x2="3.961cm" svg:y2="0.996cm"><text:p/></draw:line></draw:g><draw:g draw:style-name="gr12"><draw:line draw:style-name="gr67" draw:text-style-name="P150" svg:x1="5.44cm" svg:y1="0.746cm" svg:x2="5.689cm" svg:y2="0.996cm"><text:p/></draw:line><draw:line draw:style-name="gr67" draw:text-style-name="P150" svg:x1="5.689cm" svg:y1="0.746cm" svg:x2="5.44cm" svg:y2="0.996cm"><text:p/></draw:line></draw:g><draw:g draw:style-name="gr12"><draw:line draw:style-name="gr67" draw:text-style-name="P150" svg:x1="1.501cm" svg:y1="0.746cm" svg:x2="1.75cm" svg:y2="0.996cm"><text:p/></draw:line><draw:line draw:style-name="gr67" draw:text-style-name="P150" svg:x1="1.75cm" svg:y1="0.746cm" svg:x2="1.501cm" svg:y2="0.996cm"><text:p/></draw:line></draw:g><draw:g draw:style-name="gr12"><draw:line draw:style-name="gr67" draw:text-style-name="P150" svg:x1="6.671cm" svg:y1="0.746cm" svg:x2="6.921cm" svg:y2="0.996cm"><text:p/></draw:line><draw:line draw:style-name="gr67" draw:text-style-name="P150" svg:x1="6.921cm" svg:y1="0.746cm" svg:x2="6.671cm" svg:y2="0.996cm"><text:p/></draw:line></draw:g><draw:frame draw:style-name="gr71" draw:text-style-name="P149" svg:width="0.784cm" svg:height="0.727cm" svg:x="6.401cm" svg:y="0.196cm"><draw:text-box><text:p text:style-name="P128"><text:span text:style-name="T190">Q</text:span></text:p></draw:text-box></draw:frame><draw:frame draw:style-name="gr72" draw:text-style-name="P149" svg:width="0.77cm" svg:height="0.727cm" svg:x="3.681cm" svg:y="0.196cm"><draw:text-box><text:p text:style-name="P128"><text:span text:style-name="T190">N</text:span></text:p></draw:text-box></draw:frame><draw:frame draw:style-name="gr73" draw:text-style-name="P149" svg:width="0.81cm" svg:height="0.727cm" svg:x="1.21cm" svg:y="0.196cm"><draw:text-box><text:p text:style-name="P128"><text:span text:style-name="T190">M</text:span></text:p></draw:text-box></draw:frame><draw:g draw:style-name="gr12"><draw:line draw:style-name="gr67" draw:text-style-name="P150" svg:x1="5.44cm" svg:y1="0.746cm" svg:x2="5.689cm" svg:y2="0.996cm"><text:p/></draw:line><draw:line draw:style-name="gr67" draw:text-style-name="P150" svg:x1="5.689cm" svg:y1="0.746cm" svg:x2="5.44cm" svg:y2="0.996cm"><text:p/></draw:line></draw:g></draw:g></text:p>
            </text:list-item>
          </text:list>
        </text:list-item>
      </text:list>
      <table:table table:name="Tableau6" table:style-name="Tableau6">
        <table:table-column table:style-name="Tableau6.A"/>
        <table:table-column table:style-name="Tableau6.B" table:number-columns-repeated="2"/>
        <table:table-column table:style-name="Tableau6.D"/>
        <table:table-row table:style-name="TableLine105713392">
          <table:table-cell table:style-name="Tableau6.A1" office:value-type="string">
            <text:h text:style-name="P102" text:outline-level="1"/>
            <text:h text:style-name="P104" text:outline-level="1"/>
            <text:h text:style-name="_5f_Tableau_5f_Centré_5f_Gras" text:outline-level="1"><text:span text:style-name="T179">M(</text:span><text:span text:style-name="_5f_pointillés_20_gris"><text:span text:style-name="T179">0,005</text:span></text:span><text:span text:style-name="T179">)</text:span></text:h>
          </table:table-cell>
          <table:table-cell table:style-name="Tableau6.A1" office:value-type="string">
            <text:h text:style-name="P102" text:outline-level="1"/>
            <text:h text:style-name="P105" text:outline-level="1"/>
            <text:h text:style-name="_5f_Tableau_5f_Centré_5f_Gras" text:outline-level="1"><text:span text:style-name="T179">N(</text:span><text:span text:style-name="_5f_pointillés_20_gris"><text:span text:style-name="T179">0,03</text:span></text:span><text:span text:style-name="T179">)</text:span></text:h>
          </table:table-cell>
          <table:table-cell table:style-name="Tableau6.A1" office:value-type="string">
            <text:h text:style-name="P102" text:outline-level="1"/>
            <text:h text:style-name="P105" text:outline-level="1"/>
            <text:h text:style-name="_5f_Tableau_5f_Centré_5f_Gras" text:outline-level="1"><text:span text:style-name="T179">P(</text:span><text:span text:style-name="_5f_pointillés_20_gris"><text:span text:style-name="T179">0,045</text:span></text:span><text:span text:style-name="T179">)</text:span></text:h>
          </table:table-cell>
          <table:table-cell table:style-name="Tableau6.A1" office:value-type="string">
            <text:h text:style-name="P102" text:outline-level="1"/>
            <text:h text:style-name="P105" text:outline-level="1"/>
            <text:h text:style-name="_5f_Tableau_5f_Centré_5f_Gras" text:outline-level="1"><text:span text:style-name="T179">Q(</text:span><text:span text:style-name="_5f_pointillés_20_gris"><text:span text:style-name="T179">0,</text:span></text:span><text:span text:style-name="_5f_pointillés_20_gris"><text:span text:style-name="T180">0</text:span></text:span><text:span text:style-name="_5f_pointillés_20_gris"><text:span text:style-name="T179">575</text:span></text:span><text:span text:style-name="T179">)</text:span></text:h>
          </table:table-cell>
        </table:table-row>
      </table:table>
      <text:list xml:id="list82504899645298" text:continue-list="list82504451388061" text:style-name="_5f_Numérotation_20_des_20_exercices">
        <text:list-item>
          <text:h text:style-name="_5f_Titre_5f_Exercices_5f_sans_5f_Titre" text:outline-level="1"><text:span text:style-name="_5f_Caractères">Place, le plus précisément possible, les points sur les demi‑droites graduées.</text:span></text:h>
          <text:list>
            <text:list-item>
              <text:p text:style-name="P114"><text:span text:style-name="_5f_Caractères">A(0,3) ; B(1,4) ; C(2,1) ; D(1,95) et E(0,82).</text:span></text:p>
            </text:list-item>
          </text:list>
        </text:list-item>
      </text:list>
      <text:h text:style-name="_5f_Paragraphe" text:outline-level="1"><draw:g text:anchor-type="paragraph" draw:z-index="20" draw:name="Forme1" draw:style-name="gr11"><draw:line draw:style-name="gr47" draw:text-style-name="P138" svg:x1="5.094cm" svg:y1="0.169cm" svg:x2="5.343cm" svg:y2="0.419cm"><text:p/></draw:line><draw:line draw:style-name="gr47" draw:text-style-name="P138" svg:x1="5.343cm" svg:y1="0.169cm" svg:x2="5.094cm" svg:y2="0.419cm"><text:p/></draw:line></draw:g><draw:g text:anchor-type="char" draw:z-index="21" draw:name="DrawObject8" draw:style-name="gr44"><draw:g draw:name="Shape10" draw:style-name="gr12"><draw:line draw:style-name="gr21" draw:text-style-name="P127" svg:x1="0.047cm" svg:y1="0.314cm" svg:x2="8.989cm" svg:y2="0.314cm"><text:p/></draw:line><draw:line draw:style-name="gr22" draw:text-style-name="P127" svg:x1="0.03cm" svg:y1="0.194cm" svg:x2="0.03cm" svg:y2="0.429cm"><text:p/></draw:line><draw:line draw:style-name="gr23" draw:text-style-name="P127" svg:x1="0.396cm" svg:y1="0.198cm" svg:x2="0.396cm" svg:y2="0.433cm"><text:p/></draw:line><draw:line draw:style-name="gr23" draw:text-style-name="P127" svg:x1="0.763cm" svg:y1="0.198cm" svg:x2="0.763cm" svg:y2="0.433cm"><text:p/></draw:line><draw:line draw:style-name="gr23" draw:text-style-name="P127" svg:x1="1.136cm" svg:y1="0.198cm" svg:x2="1.136cm" svg:y2="0.433cm"><text:p/></draw:line><draw:line draw:style-name="gr23" draw:text-style-name="P127" svg:x1="1.51cm" svg:y1="0.198cm" svg:x2="1.51cm" svg:y2="0.433cm"><text:p/></draw:line><draw:line draw:style-name="gr23" draw:text-style-name="P127" svg:x1="2.617cm" svg:y1="0.198cm" svg:x2="2.617cm" svg:y2="0.433cm"><text:p/></draw:line><draw:line draw:style-name="gr23" draw:text-style-name="P127" svg:x1="4.841cm" svg:y1="0.198cm" svg:x2="4.841cm" svg:y2="0.433cm"><text:p/></draw:line><draw:line draw:style-name="gr23" draw:text-style-name="P127" svg:x1="5.581cm" svg:y1="0.198cm" svg:x2="5.581cm" svg:y2="0.433cm"><text:p/></draw:line><draw:line draw:style-name="gr23" draw:text-style-name="P127" svg:x1="4.097cm" svg:y1="0.198cm" svg:x2="4.097cm" svg:y2="0.433cm"><text:p/></draw:line><draw:line draw:style-name="gr23" draw:text-style-name="P127" svg:x1="7.062cm" svg:y1="0.198cm" svg:x2="7.062cm" svg:y2="0.433cm"><text:p/></draw:line><draw:line draw:style-name="gr23" draw:text-style-name="P127" svg:x1="7.8cm" svg:y1="0.198cm" svg:x2="7.8cm" svg:y2="0.433cm"><text:p/></draw:line><draw:line draw:style-name="gr23" draw:text-style-name="P127" svg:x1="8.173cm" svg:y1="0.198cm" svg:x2="8.173cm" svg:y2="0.433cm"><text:p/></draw:line><draw:frame draw:style-name="gr45" draw:text-style-name="P129" svg:width="0.731cm" svg:height="0.664cm" svg:x="-0.31cm" svg:y="0.47cm"><draw:text-box><text:p text:style-name="P128"><text:span text:style-name="T184">0</text:span></text:p></draw:text-box></draw:frame><draw:line draw:style-name="gr23" draw:text-style-name="P127" svg:x1="1.876cm" svg:y1="0.198cm" svg:x2="1.876cm" svg:y2="0.433cm"><text:p/></draw:line><draw:line draw:style-name="gr23" draw:text-style-name="P127" svg:x1="2.249cm" svg:y1="0.198cm" svg:x2="2.249cm" svg:y2="0.433cm"><text:p/></draw:line><draw:line draw:style-name="gr23" draw:text-style-name="P127" svg:x1="2.988cm" svg:y1="0.198cm" svg:x2="2.988cm" svg:y2="0.433cm"><text:p/></draw:line><draw:line draw:style-name="gr23" draw:text-style-name="P127" svg:x1="3.355cm" svg:y1="0.198cm" svg:x2="3.355cm" svg:y2="0.433cm"><text:p/></draw:line><draw:line draw:style-name="gr23" draw:text-style-name="P127" svg:x1="6.321cm" svg:y1="0.198cm" svg:x2="6.321cm" svg:y2="0.433cm"><text:p/></draw:line><draw:frame draw:style-name="gr45" draw:text-style-name="P129" svg:width="0.731cm" svg:height="0.664cm" svg:x="3.387cm" svg:y="0.39cm"><draw:text-box><text:p text:style-name="P128"><text:span text:style-name="T184">1</text:span></text:p></draw:text-box></draw:frame><draw:line draw:style-name="gr22" draw:text-style-name="P127" svg:x1="3.73cm" svg:y1="0.198cm" svg:x2="3.73cm" svg:y2="0.433cm"><text:p/></draw:line><draw:line draw:style-name="gr23" draw:text-style-name="P127" svg:x1="4.468cm" svg:y1="0.198cm" svg:x2="4.468cm" svg:y2="0.433cm"><text:p/></draw:line><draw:line draw:style-name="gr23" draw:text-style-name="P127" svg:x1="5.208cm" svg:y1="0.198cm" svg:x2="5.208cm" svg:y2="0.433cm"><text:p/></draw:line><draw:line draw:style-name="gr23" draw:text-style-name="P127" svg:x1="5.955cm" svg:y1="0.198cm" svg:x2="5.955cm" svg:y2="0.433cm"><text:p/></draw:line><draw:line draw:style-name="gr23" draw:text-style-name="P127" svg:x1="6.687cm" svg:y1="0.198cm" svg:x2="6.687cm" svg:y2="0.433cm"><text:p/></draw:line><draw:line draw:style-name="gr23" draw:text-style-name="P127" svg:x1="7.428cm" svg:y1="0.198cm" svg:x2="7.428cm" svg:y2="0.433cm"><text:p/></draw:line></draw:g><draw:g draw:style-name="gr12"><draw:line draw:style-name="gr31" draw:text-style-name="P135" svg:x1="7.668cm" svg:y1="0.182cm" svg:x2="7.917cm" svg:y2="0.432cm"><text:p/></draw:line><draw:line draw:style-name="gr31" draw:text-style-name="P135" svg:x1="7.917cm" svg:y1="0.182cm" svg:x2="7.668cm" svg:y2="0.432cm"><text:p/></draw:line></draw:g><draw:g draw:style-name="gr12"><draw:line draw:style-name="gr31" draw:text-style-name="P135" svg:x1="7.123cm" svg:y1="0.196cm" svg:x2="7.372cm" svg:y2="0.446cm"><text:p/></draw:line><draw:line draw:style-name="gr31" draw:text-style-name="P135" svg:x1="7.372cm" svg:y1="0.196cm" svg:x2="7.123cm" svg:y2="0.446cm"><text:p/></draw:line></draw:g><draw:g draw:style-name="gr12"><draw:line draw:style-name="gr31" draw:text-style-name="P135" svg:x1="2.988cm" svg:y1="0.197cm" svg:x2="3.237cm" svg:y2="0.447cm"><text:p/></draw:line><draw:line draw:style-name="gr31" draw:text-style-name="P135" svg:x1="3.237cm" svg:y1="0.197cm" svg:x2="2.988cm" svg:y2="0.447cm"><text:p/></draw:line></draw:g><draw:g draw:style-name="gr12"><draw:line draw:style-name="gr46" draw:text-style-name="P137" svg:x1="1.046cm" svg:y1="0.201cm" svg:x2="1.295cm" svg:y2="0.451cm"><text:p/></draw:line><draw:line draw:style-name="gr46" draw:text-style-name="P137" svg:x1="1.295cm" svg:y1="0.201cm" svg:x2="1.046cm" svg:y2="0.451cm"><text:p/></draw:line></draw:g><draw:frame draw:name="Forme1_0" draw:style-name="gr42" draw:text-style-name="P136" svg:width="0.438cm" svg:height="0.574cm" svg:x="7.589cm" svg:y="0.432cm"><draw:text-box><text:p text:style-name="P119"><text:span text:style-name="T183">C</text:span></text:p></draw:text-box></draw:frame><draw:frame draw:name="Forme1_1" draw:style-name="gr42" draw:text-style-name="P136" svg:width="0.438cm" svg:height="0.574cm" svg:x="7.063cm" svg:y="0.432cm"><draw:text-box><text:p text:style-name="P119"><text:span text:style-name="T183">D</text:span></text:p></draw:text-box></draw:frame><draw:frame draw:name="Forme1_2" draw:style-name="gr42" draw:text-style-name="P136" svg:width="0.438cm" svg:height="0.574cm" svg:x="2.918cm" svg:y="0.432cm"><draw:text-box><text:p text:style-name="P119"><text:span text:style-name="T183">E</text:span></text:p></draw:text-box></draw:frame><draw:frame draw:name="Forme1_3" draw:style-name="gr42" draw:text-style-name="P126" svg:width="0.438cm" svg:height="0.574cm" svg:x="5.001cm" svg:y="0.404cm"><draw:text-box><text:p text:style-name="P119"><text:span text:style-name="T183">B</text:span></text:p></draw:text-box></draw:frame><draw:frame draw:name="Forme1_4" draw:style-name="gr42" draw:text-style-name="P126" svg:width="0.438cm" svg:height="0.574cm" svg:x="0.937cm" svg:y="0.45cm"><draw:text-box><text:p text:style-name="P119"><text:span text:style-name="T183">A</text:span></text:p></draw:text-box></draw:frame></draw:g><text:span text:style-name="_5f_Caractères"/></text:h>
      <text:list xml:id="list82506222517952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F(2) ; G(0,4) ; H(2,8) ; J(1,3) et K(3,1).</text:span></text:p>
            </text:list-item>
          </text:list>
        </text:list-item>
      </text:list>
      <text:h text:style-name="_5f_Paragraphe" text:outline-level="1"><draw:g text:anchor-type="paragraph" draw:z-index="15" draw:name="Forme2" draw:style-name="gr11"><draw:line draw:style-name="gr31" draw:text-style-name="P135" svg:x1="7.453cm" svg:y1="0.344cm" svg:x2="7.702cm" svg:y2="0.594cm"><text:p/></draw:line><draw:line draw:style-name="gr31" draw:text-style-name="P135" svg:x1="7.702cm" svg:y1="0.344cm" svg:x2="7.453cm" svg:y2="0.594cm"><text:p/></draw:line></draw:g><draw:g text:anchor-type="paragraph" draw:z-index="16" draw:name="Forme3" draw:style-name="gr11"><draw:line draw:style-name="gr31" draw:text-style-name="P135" svg:x1="3.113cm" svg:y1="0.33cm" svg:x2="3.362cm" svg:y2="0.58cm"><text:p/></draw:line><draw:line draw:style-name="gr31" draw:text-style-name="P135" svg:x1="3.362cm" svg:y1="0.33cm" svg:x2="3.113cm" svg:y2="0.58cm"><text:p/></draw:line></draw:g><draw:g text:anchor-type="paragraph" draw:z-index="17" draw:name="Forme4" draw:style-name="gr11"><draw:line draw:style-name="gr31" draw:text-style-name="P135" svg:x1="6.758cm" svg:y1="0.346cm" svg:x2="7.007cm" svg:y2="0.596cm"><text:p/></draw:line><draw:line draw:style-name="gr31" draw:text-style-name="P135" svg:x1="7.007cm" svg:y1="0.346cm" svg:x2="6.758cm" svg:y2="0.596cm"><text:p/></draw:line></draw:g><draw:g text:anchor-type="paragraph" draw:z-index="18" draw:name="Forme5" draw:style-name="gr11"><draw:line draw:style-name="gr31" draw:text-style-name="P135" svg:x1="0.884cm" svg:y1="0.344cm" svg:x2="1.133cm" svg:y2="0.594cm"><text:p/></draw:line><draw:line draw:style-name="gr31" draw:text-style-name="P135" svg:x1="1.133cm" svg:y1="0.344cm" svg:x2="0.884cm" svg:y2="0.594cm"><text:p/></draw:line></draw:g><draw:g text:anchor-type="paragraph" draw:z-index="19" draw:name="Forme6" draw:style-name="gr11"><draw:line draw:style-name="gr31" draw:text-style-name="P135" svg:x1="4.807cm" svg:y1="0.355cm" svg:x2="5.069cm" svg:y2="0.617cm"><text:p/></draw:line><draw:line draw:style-name="gr31" draw:text-style-name="P135" svg:x1="5.069cm" svg:y1="0.355cm" svg:x2="4.807cm" svg:y2="0.617cm"><text:p/></draw:line></draw:g><draw:g text:anchor-type="char" draw:z-index="249" draw:name="Shape11_0" draw:style-name="gr20"><draw:line draw:style-name="gr21" draw:text-style-name="P127" svg:x1="0.067cm" svg:y1="0.48cm" svg:x2="8.985cm" svg:y2="0.48cm"><text:p/></draw:line><draw:line draw:style-name="gr22" draw:text-style-name="P127" svg:x1="0.037cm" svg:y1="0.316cm" svg:x2="0.037cm" svg:y2="0.655cm"><text:p/></draw:line><draw:line draw:style-name="gr23" draw:text-style-name="P127" svg:x1="0.525cm" svg:y1="0.318cm" svg:x2="0.525cm" svg:y2="0.655cm"><text:p/></draw:line><draw:line draw:style-name="gr23" draw:text-style-name="P127" svg:x1="1.016cm" svg:y1="0.318cm" svg:x2="1.016cm" svg:y2="0.655cm"><text:p/></draw:line><draw:line draw:style-name="gr23" draw:text-style-name="P127" svg:x1="1.503cm" svg:y1="0.318cm" svg:x2="1.503cm" svg:y2="0.655cm"><text:p/></draw:line><draw:line draw:style-name="gr23" draw:text-style-name="P127" svg:x1="1.99cm" svg:y1="0.318cm" svg:x2="1.99cm" svg:y2="0.655cm"><text:p/></draw:line><draw:line draw:style-name="gr23" draw:text-style-name="P127" svg:x1="3.463cm" svg:y1="0.318cm" svg:x2="3.463cm" svg:y2="0.655cm"><text:p/></draw:line><draw:line draw:style-name="gr23" draw:text-style-name="P127" svg:x1="5.415cm" svg:y1="0.318cm" svg:x2="5.415cm" svg:y2="0.655cm"><text:p/></draw:line><draw:line draw:style-name="gr23" draw:text-style-name="P127" svg:x1="5.902cm" svg:y1="0.318cm" svg:x2="5.902cm" svg:y2="0.655cm"><text:p/></draw:line><draw:line draw:style-name="gr23" draw:text-style-name="P127" svg:x1="4.93cm" svg:y1="0.321cm" svg:x2="4.93cm" svg:y2="0.658cm"><text:p/></draw:line><draw:line draw:style-name="gr23" draw:text-style-name="P127" svg:x1="6.885cm" svg:y1="0.318cm" svg:x2="6.885cm" svg:y2="0.655cm"><text:p/></draw:line><draw:line draw:style-name="gr23" draw:text-style-name="P127" svg:x1="7.373cm" svg:y1="0.318cm" svg:x2="7.373cm" svg:y2="0.655cm"><text:p/></draw:line><draw:line draw:style-name="gr23" draw:text-style-name="P127" svg:x1="7.861cm" svg:y1="0.335cm" svg:x2="7.861cm" svg:y2="0.67cm"><text:p/></draw:line><draw:frame draw:style-name="gr24" draw:text-style-name="P129" svg:width="0.719cm" svg:height="0.664cm" svg:x="-0.296cm" svg:y="0.521cm"><draw:text-box><text:p text:style-name="P128"><text:span text:style-name="T184">0</text:span></text:p></draw:text-box></draw:frame><draw:line draw:style-name="gr22" draw:text-style-name="P127" svg:x1="2.487cm" svg:y1="0.318cm" svg:x2="2.487cm" svg:y2="0.655cm"><text:p/></draw:line><draw:line draw:style-name="gr23" draw:text-style-name="P127" svg:x1="2.972cm" svg:y1="0.318cm" svg:x2="2.972cm" svg:y2="0.655cm"><text:p/></draw:line><draw:line draw:style-name="gr23" draw:text-style-name="P127" svg:x1="3.947cm" svg:y1="0.318cm" svg:x2="3.947cm" svg:y2="0.655cm"><text:p/></draw:line><draw:line draw:style-name="gr23" draw:text-style-name="P127" svg:x1="4.44cm" svg:y1="0.318cm" svg:x2="4.44cm" svg:y2="0.655cm"><text:p/></draw:line><draw:line draw:style-name="gr23" draw:text-style-name="P127" svg:x1="6.394cm" svg:y1="0.318cm" svg:x2="6.394cm" svg:y2="0.655cm"><text:p/></draw:line><draw:frame draw:style-name="gr24" draw:text-style-name="P129" svg:width="0.719cm" svg:height="0.664cm" svg:x="2.149cm" svg:y="0.556cm"><draw:text-box><text:p text:style-name="P128"><text:span text:style-name="T184">1</text:span></text:p></draw:text-box></draw:frame></draw:g><text:span text:style-name="_5f_Caractères"/></text:h>
      <text:h text:style-name="_5f_Paragraphe" text:outline-level="1"><draw:frame text:anchor-type="paragraph" draw:z-index="22" draw:name="Forme1_5" draw:style-name="gr43" draw:text-style-name="P136" svg:width="0.438cm" svg:height="0.574cm" svg:x="7.368cm" svg:y="-0.037cm"><draw:text-box><text:p text:style-name="P119"><text:span text:style-name="T183">K</text:span></text:p></draw:text-box></draw:frame><draw:frame text:anchor-type="paragraph" draw:z-index="23" draw:name="Forme1_6" draw:style-name="gr43" draw:text-style-name="P136" svg:width="0.438cm" svg:height="0.574cm" svg:x="3.022cm" svg:y="-0.032cm"><draw:text-box><text:p text:style-name="P119"><text:span text:style-name="T183">J</text:span></text:p></draw:text-box></draw:frame><draw:frame text:anchor-type="paragraph" draw:z-index="24" draw:name="Forme1_7" draw:style-name="gr43" draw:text-style-name="P136" svg:width="0.438cm" svg:height="0.574cm" svg:x="6.638cm" svg:y="-0.005cm"><draw:text-box><text:p text:style-name="P119"><text:span text:style-name="T183">H</text:span></text:p></draw:text-box></draw:frame><draw:frame text:anchor-type="paragraph" draw:z-index="26" draw:name="Forme1_8" draw:style-name="gr43" draw:text-style-name="P136" svg:width="0.438cm" svg:height="0.574cm" svg:x="0.801cm" svg:y="-0.009cm"><draw:text-box><text:p text:style-name="P119"><text:span text:style-name="T183">G</text:span></text:p></draw:text-box></draw:frame><draw:frame text:anchor-type="paragraph" draw:z-index="27" draw:name="Forme1_9" draw:style-name="gr43" draw:text-style-name="P136" svg:width="0.438cm" svg:height="0.574cm" svg:x="4.761cm" svg:y="-0.007cm"><draw:text-box><text:p text:style-name="P119"><text:span text:style-name="T183">F</text:span></text:p></draw:text-box></draw:frame></text:h>
      <text:list xml:id="list82505255507849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L(0,05) ; M(0,08) ; N(0,13) et P(0,075).</text:span></text:p>
            </text:list-item>
          </text:list>
        </text:list-item>
      </text:list>
      <text:h text:style-name="_5f_Paragraphe" text:outline-level="1"><draw:g text:anchor-type="paragraph" draw:z-index="14" draw:name="Forme7" draw:style-name="gr11"><draw:line draw:style-name="gr31" draw:text-style-name="P135" svg:x1="2.78cm" svg:y1="0.426cm" svg:x2="3.029cm" svg:y2="0.676cm"><text:p/></draw:line><draw:line draw:style-name="gr31" draw:text-style-name="P135" svg:x1="3.029cm" svg:y1="0.426cm" svg:x2="2.78cm" svg:y2="0.676cm"><text:p/></draw:line></draw:g><draw:g text:anchor-type="paragraph" draw:z-index="13" draw:name="Forme8" draw:style-name="gr11"><draw:line draw:style-name="gr31" draw:text-style-name="P135" svg:x1="4.255cm" svg:y1="0.444cm" svg:x2="4.504cm" svg:y2="0.694cm"><text:p/></draw:line><draw:line draw:style-name="gr31" draw:text-style-name="P135" svg:x1="4.504cm" svg:y1="0.444cm" svg:x2="4.255cm" svg:y2="0.694cm"><text:p/></draw:line></draw:g><draw:g text:anchor-type="paragraph" draw:z-index="12" draw:name="Forme9" draw:style-name="gr11"><draw:line draw:style-name="gr31" draw:text-style-name="P135" svg:x1="3.983cm" svg:y1="0.444cm" svg:x2="4.232cm" svg:y2="0.694cm"><text:p/></draw:line><draw:line draw:style-name="gr31" draw:text-style-name="P135" svg:x1="4.232cm" svg:y1="0.444cm" svg:x2="3.983cm" svg:y2="0.694cm"><text:p/></draw:line></draw:g><draw:g text:anchor-type="paragraph" draw:z-index="28" draw:name="DrawObject7" draw:style-name="gr11"><draw:g draw:name="Shape12" draw:style-name="gr12"><draw:line draw:style-name="gr21" draw:text-style-name="P127" svg:x1="-0.036cm" svg:y1="0.568cm" svg:x2="8.965cm" svg:y2="0.568cm"><text:p/></draw:line><draw:line draw:style-name="gr22" draw:text-style-name="P127" svg:x1="0.429cm" svg:y1="0.411cm" svg:x2="0.429cm" svg:y2="0.738cm"><text:p/></draw:line><draw:line draw:style-name="gr23" draw:text-style-name="P127" svg:x1="0.926cm" svg:y1="0.411cm" svg:x2="0.926cm" svg:y2="0.738cm"><text:p/></draw:line><draw:line draw:style-name="gr23" draw:text-style-name="P127" svg:x1="1.418cm" svg:y1="0.411cm" svg:x2="1.418cm" svg:y2="0.738cm"><text:p/></draw:line><draw:line draw:style-name="gr23" draw:text-style-name="P127" svg:x1="1.907cm" svg:y1="0.411cm" svg:x2="1.907cm" svg:y2="0.738cm"><text:p/></draw:line><draw:line draw:style-name="gr23" draw:text-style-name="P127" svg:x1="3.391cm" svg:y1="0.411cm" svg:x2="3.391cm" svg:y2="0.738cm"><text:p/></draw:line><draw:line draw:style-name="gr33" draw:text-style-name="P127" svg:x1="5.365cm" svg:y1="0.411cm" svg:x2="5.365cm" svg:y2="0.738cm"><text:p/></draw:line><draw:line draw:style-name="gr23" draw:text-style-name="P127" svg:x1="5.857cm" svg:y1="0.411cm" svg:x2="5.857cm" svg:y2="0.738cm"><text:p/></draw:line><draw:line draw:style-name="gr23" draw:text-style-name="P127" svg:x1="4.871cm" svg:y1="0.415cm" svg:x2="4.871cm" svg:y2="0.742cm"><text:p/></draw:line><draw:line draw:style-name="gr23" draw:text-style-name="P127" svg:x1="6.844cm" svg:y1="0.411cm" svg:x2="6.844cm" svg:y2="0.738cm"><text:p/></draw:line><draw:line draw:style-name="gr23" draw:text-style-name="P127" svg:x1="7.337cm" svg:y1="0.411cm" svg:x2="7.337cm" svg:y2="0.738cm"><text:p/></draw:line><draw:line draw:style-name="gr23" draw:text-style-name="P127" svg:x1="7.832cm" svg:y1="0.424cm" svg:x2="7.832cm" svg:y2="0.748cm"><text:p/></draw:line><draw:frame draw:style-name="gr40" draw:text-style-name="P129" svg:width="0.708cm" svg:height="0.664cm" svg:x="0.009cm" svg:y="0.552cm"><draw:text-box><text:p text:style-name="P128"><text:span text:style-name="T184">0</text:span></text:p></draw:text-box></draw:frame><draw:line draw:style-name="gr23" draw:text-style-name="P127" svg:x1="2.405cm" svg:y1="0.411cm" svg:x2="2.405cm" svg:y2="0.738cm"><text:p/></draw:line><draw:line draw:style-name="gr23" draw:text-style-name="P127" svg:x1="2.898cm" svg:y1="0.411cm" svg:x2="2.898cm" svg:y2="0.738cm"><text:p/></draw:line><draw:line draw:style-name="gr23" draw:text-style-name="P127" svg:x1="3.884cm" svg:y1="0.411cm" svg:x2="3.884cm" svg:y2="0.738cm"><text:p/></draw:line><draw:line draw:style-name="gr23" draw:text-style-name="P127" svg:x1="4.376cm" svg:y1="0.411cm" svg:x2="4.376cm" svg:y2="0.738cm"><text:p/></draw:line><draw:line draw:style-name="gr23" draw:text-style-name="P127" svg:x1="6.352cm" svg:y1="0.411cm" svg:x2="6.352cm" svg:y2="0.738cm"><text:p/></draw:line><draw:frame draw:style-name="gr41" draw:text-style-name="P129" svg:width="1.013cm" svg:height="0.664cm" svg:x="4.86cm" svg:y="0.623cm"><draw:text-box><text:p text:style-name="P128"><text:span text:style-name="T184">0,1</text:span></text:p></draw:text-box></draw:frame></draw:g><draw:g draw:style-name="gr12"><draw:line draw:style-name="gr31" draw:text-style-name="P135" svg:x1="6.71cm" svg:y1="0.45cm" svg:x2="6.959cm" svg:y2="0.7cm"><text:p/></draw:line><draw:line draw:style-name="gr31" draw:text-style-name="P135" svg:x1="6.959cm" svg:y1="0.45cm" svg:x2="6.71cm" svg:y2="0.7cm"><text:p/></draw:line></draw:g><draw:frame draw:name="Forme1_10" draw:style-name="gr42" draw:text-style-name="P136" svg:width="0.438cm" svg:height="0.574cm" svg:x="6.631cm" svg:y="0.729cm"><draw:text-box><text:p text:style-name="P119"><text:span text:style-name="T183">N</text:span></text:p></draw:text-box></draw:frame><draw:frame draw:name="Forme1_11" draw:style-name="gr42" draw:text-style-name="P136" svg:width="0.438cm" svg:height="0.574cm" svg:x="4.228cm" svg:y="0.702cm"><draw:text-box><text:p text:style-name="P119"><text:span text:style-name="T183">M</text:span></text:p></draw:text-box></draw:frame><draw:frame draw:name="Forme1_12" draw:style-name="gr42" draw:text-style-name="P136" svg:width="0.438cm" svg:height="0.574cm" svg:x="3.883cm" svg:y="0.702cm"><draw:text-box><text:p text:style-name="P119"><text:span text:style-name="T183">P</text:span></text:p></draw:text-box></draw:frame><draw:frame draw:name="Forme1_13" draw:style-name="gr42" draw:text-style-name="P136" svg:width="0.438cm" svg:height="0.574cm" svg:x="2.777cm" svg:y="0.683cm"><draw:text-box><text:p text:style-name="P119"><text:span text:style-name="T183">L</text:span></text:p></draw:text-box></draw:frame></draw:g><text:span text:style-name="_5f_Caractères"/></text:h>
      <text:h text:style-name="_5f_Paragraphe" text:outline-level="1"/>
      <text:list xml:id="list82506165418295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Q(5,42) ; R(5,47) ; S(5,39) et T(5,485).</text:span></text:p>
            </text:list-item>
          </text:list>
        </text:list-item>
      </text:list>
      <text:h text:style-name="_5f_Paragraphe" text:outline-level="1"><draw:g text:anchor-type="paragraph" draw:z-index="52" draw:name="Shape13" draw:style-name="gr11"><draw:line draw:style-name="gr21" draw:text-style-name="P127" svg:x1="0.036cm" svg:y1="0.231cm" svg:x2="8.971cm" svg:y2="0.231cm"><text:p/></draw:line><draw:line draw:style-name="gr23" draw:text-style-name="P127" svg:x1="0.501cm" svg:y1="0.074cm" svg:x2="0.501cm" svg:y2="0.392cm"><text:p/></draw:line><draw:line draw:style-name="gr23" draw:text-style-name="P127" svg:x1="0.989cm" svg:y1="0.074cm" svg:x2="0.989cm" svg:y2="0.392cm"><text:p/></draw:line><draw:line draw:style-name="gr23" draw:text-style-name="P127" svg:x1="1.48cm" svg:y1="0.074cm" svg:x2="1.48cm" svg:y2="0.392cm"><text:p/></draw:line><draw:line draw:style-name="gr33" draw:text-style-name="P127" svg:x1="1.966cm" svg:y1="0.074cm" svg:x2="1.966cm" svg:y2="0.392cm"><text:p/></draw:line><draw:line draw:style-name="gr23" draw:text-style-name="P127" svg:x1="3.439cm" svg:y1="0.074cm" svg:x2="3.439cm" svg:y2="0.392cm"><text:p/></draw:line><draw:line draw:style-name="gr23" draw:text-style-name="P127" svg:x1="5.396cm" svg:y1="0.074cm" svg:x2="5.396cm" svg:y2="0.392cm"><text:p/></draw:line><draw:line draw:style-name="gr23" draw:text-style-name="P127" svg:x1="5.887cm" svg:y1="0.074cm" svg:x2="5.887cm" svg:y2="0.392cm"><text:p/></draw:line><draw:line draw:style-name="gr23" draw:text-style-name="P127" svg:x1="4.909cm" svg:y1="0.081cm" svg:x2="4.909cm" svg:y2="0.399cm"><text:p/></draw:line><draw:line draw:style-name="gr22" draw:text-style-name="P127" svg:x1="6.868cm" svg:y1="0.074cm" svg:x2="6.868cm" svg:y2="0.392cm"><text:p/></draw:line><draw:line draw:style-name="gr23" draw:text-style-name="P127" svg:x1="7.355cm" svg:y1="0.074cm" svg:x2="7.355cm" svg:y2="0.392cm"><text:p/></draw:line><draw:line draw:style-name="gr23" draw:text-style-name="P127" svg:x1="7.847cm" svg:y1="0.093cm" svg:x2="7.847cm" svg:y2="0.409cm"><text:p/></draw:line><draw:frame draw:style-name="gr34" draw:text-style-name="P129" svg:width="1.024cm" svg:height="0.664cm" svg:x="1.455cm" svg:y="0.266cm"><draw:text-box><text:p text:style-name="P128"><text:span text:style-name="T184">5,4</text:span></text:p></draw:text-box></draw:frame><draw:line draw:style-name="gr23" draw:text-style-name="P127" svg:x1="2.462cm" svg:y1="0.074cm" svg:x2="2.462cm" svg:y2="0.392cm"><text:p/></draw:line><draw:line draw:style-name="gr23" draw:text-style-name="P127" svg:x1="2.947cm" svg:y1="0.074cm" svg:x2="2.947cm" svg:y2="0.392cm"><text:p/></draw:line><draw:line draw:style-name="gr23" draw:text-style-name="P127" svg:x1="3.927cm" svg:y1="0.074cm" svg:x2="3.927cm" svg:y2="0.392cm"><text:p/></draw:line><draw:line draw:style-name="gr23" draw:text-style-name="P127" svg:x1="4.418cm" svg:y1="0.074cm" svg:x2="4.418cm" svg:y2="0.392cm"><text:p/></draw:line><draw:line draw:style-name="gr23" draw:text-style-name="P127" svg:x1="6.376cm" svg:y1="0.074cm" svg:x2="6.376cm" svg:y2="0.392cm"><text:p/></draw:line><draw:frame draw:style-name="gr34" draw:text-style-name="P129" svg:width="1.024cm" svg:height="0.664cm" svg:x="6.376cm" svg:y="0.254cm"><draw:text-box><text:p text:style-name="P128"><text:span text:style-name="T184">5,5</text:span></text:p></draw:text-box></draw:frame></draw:g><draw:g text:anchor-type="paragraph" draw:z-index="48" draw:name="Forme11" draw:style-name="gr11"><draw:line draw:style-name="gr31" draw:text-style-name="P135" svg:x1="1.365cm" svg:y1="0.114cm" svg:x2="1.614cm" svg:y2="0.364cm"><text:p/></draw:line><draw:line draw:style-name="gr31" draw:text-style-name="P135" svg:x1="1.614cm" svg:y1="0.114cm" svg:x2="1.365cm" svg:y2="0.364cm"><text:p/></draw:line></draw:g><draw:g text:anchor-type="paragraph" draw:z-index="49" draw:name="Forme10" draw:style-name="gr11"><draw:line draw:style-name="gr31" draw:text-style-name="P135" svg:x1="2.817cm" svg:y1="0.119cm" svg:x2="3.066cm" svg:y2="0.369cm"><text:p/></draw:line><draw:line draw:style-name="gr31" draw:text-style-name="P135" svg:x1="3.066cm" svg:y1="0.119cm" svg:x2="2.817cm" svg:y2="0.369cm"><text:p/></draw:line></draw:g><draw:g text:anchor-type="paragraph" draw:z-index="50" draw:name="Forme12" draw:style-name="gr11"><draw:line draw:style-name="gr31" draw:text-style-name="P135" svg:x1="5.265cm" svg:y1="0.108cm" svg:x2="5.514cm" svg:y2="0.358cm"><text:p/></draw:line><draw:line draw:style-name="gr31" draw:text-style-name="P135" svg:x1="5.514cm" svg:y1="0.108cm" svg:x2="5.265cm" svg:y2="0.358cm"><text:p/></draw:line></draw:g><draw:frame text:anchor-type="paragraph" draw:z-index="51" draw:name="Forme1" draw:style-name="gr32" draw:text-style-name="P136" svg:width="0.438cm" svg:height="0.574cm" svg:x="1.251cm" svg:y="0.42cm"><draw:text-box><text:p text:style-name="P119"><text:span text:style-name="T183">S</text:span></text:p></draw:text-box></draw:frame><draw:frame text:anchor-type="paragraph" draw:z-index="53" draw:name="Forme1_14" draw:style-name="gr32" draw:text-style-name="P136" svg:width="0.438cm" svg:height="0.574cm" svg:x="2.782cm" svg:y="0.45cm"><draw:text-box><text:p text:style-name="P119"><text:span text:style-name="T183">Q</text:span></text:p></draw:text-box></draw:frame><draw:frame text:anchor-type="paragraph" draw:z-index="54" draw:name="Forme1_15" draw:style-name="gr32" draw:text-style-name="P136" svg:width="0.438cm" svg:height="0.574cm" svg:x="5.158cm" svg:y="0.457cm"><draw:text-box><text:p text:style-name="P119"><text:span text:style-name="T183">R</text:span></text:p></draw:text-box></draw:frame><draw:frame text:anchor-type="paragraph" draw:z-index="55" draw:name="Forme1_16" draw:style-name="gr32" draw:text-style-name="P136" svg:width="0.438cm" svg:height="0.574cm" svg:x="5.876cm" svg:y="0.443cm"><draw:text-box><text:p text:style-name="P119"><text:span text:style-name="T183">T</text:span></text:p></draw:text-box></draw:frame><draw:g text:anchor-type="paragraph" draw:z-index="56" draw:name="Shape20" draw:style-name="gr11"><draw:line draw:style-name="gr31" draw:text-style-name="P135" svg:x1="5.993cm" svg:y1="0.111cm" svg:x2="6.242cm" svg:y2="0.361cm"><text:p/></draw:line><draw:line draw:style-name="gr31" draw:text-style-name="P135" svg:x1="6.242cm" svg:y1="0.111cm" svg:x2="5.993cm" svg:y2="0.361cm"><text:p/></draw:line></draw:g><text:span text:style-name="_5f_Caractères"/></text:h>
      <text:h text:style-name="_5f_Paragraphe" text:outline-level="1"/>
      <text:list xml:id="list82504493757561" text:continue-numbering="true" text:style-name="_5f_Numérotation_20_des_20_exercices">
        <text:list-item>
          <text:h text:style-name="P116" text:outline-level="1"><text:span text:style-name="_5f_Caractères">Dans chaque cas, trace une demi‑droite gra­duée en choisissant au mieux l'unité pour pouvoir ensuite placer tous les nombres donnés.</text:span></text:h>
          <text:list>
            <text:list-item>
              <text:p text:style-name="_5f_Paragraphe_5f_avec_5f_Num_5f_Question"><draw:g text:anchor-type="paragraph" draw:z-index="250" draw:name="DrawObject6" draw:style-name="gr11"><draw:g draw:name="Shape14" draw:style-name="gr12"><draw:line draw:style-name="gr13" draw:text-style-name="P125" svg:x1="0.182cm" svg:y1="0.831cm" svg:x2="0.182cm" svg:y2="1.864cm"><text:p/></draw:line><draw:line draw:style-name="gr13" draw:text-style-name="P125" svg:x1="0.286cm" svg:y1="0.831cm" svg:x2="0.286cm" svg:y2="1.864cm"><text:p/></draw:line><draw:line draw:style-name="gr13" draw:text-style-name="P125" svg:x1="0.385cm" svg:y1="0.831cm" svg:x2="0.385cm" svg:y2="1.864cm"><text:p/></draw:line><draw:line draw:style-name="gr13" draw:text-style-name="P125" svg:x1="0.488cm" svg:y1="0.831cm" svg:x2="0.488cm" svg:y2="1.864cm"><text:p/></draw:line><draw:line draw:style-name="gr13" draw:text-style-name="P125" svg:x1="0.688cm" svg:y1="0.831cm" svg:x2="0.688cm" svg:y2="1.864cm"><text:p/></draw:line><draw:line draw:style-name="gr13" draw:text-style-name="P125" svg:x1="0.787cm" svg:y1="0.831cm" svg:x2="0.787cm" svg:y2="1.864cm"><text:p/></draw:line><draw:line draw:style-name="gr13" draw:text-style-name="P125" svg:x1="0.884cm" svg:y1="0.831cm" svg:x2="0.884cm" svg:y2="1.864cm"><text:p/></draw:line><draw:line draw:style-name="gr13" draw:text-style-name="P125" svg:x1="0.988cm" svg:y1="0.831cm" svg:x2="0.988cm" svg:y2="1.864cm"><text:p/></draw:line><draw:line draw:style-name="gr13" draw:text-style-name="P125" svg:x1="1.184cm" svg:y1="0.831cm" svg:x2="1.184cm" svg:y2="1.864cm"><text:p/></draw:line><draw:line draw:style-name="gr13" draw:text-style-name="P125" svg:x1="1.287cm" svg:y1="0.831cm" svg:x2="1.287cm" svg:y2="1.864cm"><text:p/></draw:line><draw:line draw:style-name="gr13" draw:text-style-name="P125" svg:x1="1.385cm" svg:y1="0.831cm" svg:x2="1.385cm" svg:y2="1.864cm"><text:p/></draw:line><draw:line draw:style-name="gr13" draw:text-style-name="P125" svg:x1="1.482cm" svg:y1="0.831cm" svg:x2="1.482cm" svg:y2="1.864cm"><text:p/></draw:line><draw:line draw:style-name="gr13" draw:text-style-name="P125" svg:x1="1.683cm" svg:y1="0.831cm" svg:x2="1.683cm" svg:y2="1.864cm"><text:p/></draw:line><draw:line draw:style-name="gr13" draw:text-style-name="P125" svg:x1="1.787cm" svg:y1="0.831cm" svg:x2="1.787cm" svg:y2="1.864cm"><text:p/></draw:line><draw:line draw:style-name="gr13" draw:text-style-name="P125" svg:x1="1.885cm" svg:y1="0.831cm" svg:x2="1.885cm" svg:y2="1.864cm"><text:p/></draw:line><draw:line draw:style-name="gr13" draw:text-style-name="P125" svg:x1="1.983cm" svg:y1="0.831cm" svg:x2="1.983cm" svg:y2="1.864cm"><text:p/></draw:line><draw:line draw:style-name="gr13" draw:text-style-name="P125" svg:x1="2.184cm" svg:y1="0.831cm" svg:x2="2.184cm" svg:y2="1.864cm"><text:p/></draw:line><draw:line draw:style-name="gr13" draw:text-style-name="P125" svg:x1="2.281cm" svg:y1="0.831cm" svg:x2="2.281cm" svg:y2="1.864cm"><text:p/></draw:line><draw:line draw:style-name="gr13" draw:text-style-name="P125" svg:x1="2.386cm" svg:y1="0.831cm" svg:x2="2.386cm" svg:y2="1.864cm"><text:p/></draw:line><draw:line draw:style-name="gr13" draw:text-style-name="P125" svg:x1="2.484cm" svg:y1="0.831cm" svg:x2="2.484cm" svg:y2="1.864cm"><text:p/></draw:line><draw:line draw:style-name="gr13" draw:text-style-name="P125" svg:x1="2.684cm" svg:y1="0.831cm" svg:x2="2.684cm" svg:y2="1.864cm"><text:p/></draw:line><draw:line draw:style-name="gr13" draw:text-style-name="P125" svg:x1="2.782cm" svg:y1="0.831cm" svg:x2="2.782cm" svg:y2="1.864cm"><text:p/></draw:line><draw:line draw:style-name="gr13" draw:text-style-name="P125" svg:x1="2.886cm" svg:y1="0.831cm" svg:x2="2.886cm" svg:y2="1.864cm"><text:p/></draw:line><draw:line draw:style-name="gr13" draw:text-style-name="P125" svg:x1="2.983cm" svg:y1="0.831cm" svg:x2="2.983cm" svg:y2="1.864cm"><text:p/></draw:line><draw:line draw:style-name="gr13" draw:text-style-name="P125" svg:x1="3.185cm" svg:y1="0.831cm" svg:x2="3.185cm" svg:y2="1.864cm"><text:p/></draw:line><draw:line draw:style-name="gr13" draw:text-style-name="P125" svg:x1="3.283cm" svg:y1="0.831cm" svg:x2="3.283cm" svg:y2="1.864cm"><text:p/></draw:line><draw:line draw:style-name="gr13" draw:text-style-name="P125" svg:x1="3.385cm" svg:y1="0.831cm" svg:x2="3.385cm" svg:y2="1.864cm"><text:p/></draw:line><draw:line draw:style-name="gr13" draw:text-style-name="P125" svg:x1="3.483cm" svg:y1="0.831cm" svg:x2="3.483cm" svg:y2="1.864cm"><text:p/></draw:line><draw:line draw:style-name="gr13" draw:text-style-name="P125" svg:x1="3.685cm" svg:y1="0.831cm" svg:x2="3.685cm" svg:y2="1.864cm"><text:p/></draw:line><draw:line draw:style-name="gr13" draw:text-style-name="P125" svg:x1="3.783cm" svg:y1="0.831cm" svg:x2="3.783cm" svg:y2="1.864cm"><text:p/></draw:line><draw:line draw:style-name="gr13" draw:text-style-name="P125" svg:x1="3.881cm" svg:y1="0.831cm" svg:x2="3.881cm" svg:y2="1.864cm"><text:p/></draw:line><draw:line draw:style-name="gr13" draw:text-style-name="P125" svg:x1="3.984cm" svg:y1="0.831cm" svg:x2="3.984cm" svg:y2="1.864cm"><text:p/></draw:line><draw:line draw:style-name="gr13" draw:text-style-name="P125" svg:x1="4.179cm" svg:y1="0.831cm" svg:x2="4.179cm" svg:y2="1.864cm"><text:p/></draw:line><draw:line draw:style-name="gr13" draw:text-style-name="P125" svg:x1="4.283cm" svg:y1="0.831cm" svg:x2="4.283cm" svg:y2="1.864cm"><text:p/></draw:line><draw:line draw:style-name="gr13" draw:text-style-name="P125" svg:x1="4.38cm" svg:y1="0.831cm" svg:x2="4.38cm" svg:y2="1.864cm"><text:p/></draw:line><draw:line draw:style-name="gr13" draw:text-style-name="P125" svg:x1="4.484cm" svg:y1="0.831cm" svg:x2="4.484cm" svg:y2="1.864cm"><text:p/></draw:line><draw:line draw:style-name="gr13" draw:text-style-name="P125" svg:x1="4.68cm" svg:y1="0.831cm" svg:x2="4.68cm" svg:y2="1.864cm"><text:p/></draw:line><draw:line draw:style-name="gr13" draw:text-style-name="P125" svg:x1="4.783cm" svg:y1="0.831cm" svg:x2="4.783cm" svg:y2="1.864cm"><text:p/></draw:line><draw:line draw:style-name="gr13" draw:text-style-name="P125" svg:x1="4.881cm" svg:y1="0.831cm" svg:x2="4.881cm" svg:y2="1.864cm"><text:p/></draw:line><draw:line draw:style-name="gr13" draw:text-style-name="P125" svg:x1="4.978cm" svg:y1="0.831cm" svg:x2="4.978cm" svg:y2="1.864cm"><text:p/></draw:line><draw:line draw:style-name="gr13" draw:text-style-name="P125" svg:x1="5.181cm" svg:y1="0.831cm" svg:x2="5.181cm" svg:y2="1.864cm"><text:p/></draw:line><draw:line draw:style-name="gr13" draw:text-style-name="P125" svg:x1="5.283cm" svg:y1="0.831cm" svg:x2="5.283cm" svg:y2="1.864cm"><text:p/></draw:line><draw:line draw:style-name="gr13" draw:text-style-name="P125" svg:x1="5.381cm" svg:y1="0.831cm" svg:x2="5.381cm" svg:y2="1.864cm"><text:p/></draw:line><draw:line draw:style-name="gr13" draw:text-style-name="P125" svg:x1="5.479cm" svg:y1="0.831cm" svg:x2="5.479cm" svg:y2="1.864cm"><text:p/></draw:line><draw:line draw:style-name="gr13" draw:text-style-name="P125" svg:x1="5.68cm" svg:y1="0.831cm" svg:x2="5.68cm" svg:y2="1.864cm"><text:p/></draw:line><draw:line draw:style-name="gr13" draw:text-style-name="P125" svg:x1="5.777cm" svg:y1="0.831cm" svg:x2="5.777cm" svg:y2="1.864cm"><text:p/></draw:line><draw:line draw:style-name="gr13" draw:text-style-name="P125" svg:x1="5.882cm" svg:y1="0.831cm" svg:x2="5.882cm" svg:y2="1.864cm"><text:p/></draw:line><draw:line draw:style-name="gr13" draw:text-style-name="P125" svg:x1="5.98cm" svg:y1="0.831cm" svg:x2="5.98cm" svg:y2="1.864cm"><text:p/></draw:line><draw:line draw:style-name="gr13" draw:text-style-name="P125" svg:x1="6.18cm" svg:y1="0.831cm" svg:x2="6.18cm" svg:y2="1.864cm"><text:p/></draw:line><draw:line draw:style-name="gr13" draw:text-style-name="P125" svg:x1="6.278cm" svg:y1="0.831cm" svg:x2="6.278cm" svg:y2="1.864cm"><text:p/></draw:line><draw:line draw:style-name="gr13" draw:text-style-name="P125" svg:x1="6.382cm" svg:y1="0.831cm" svg:x2="6.382cm" svg:y2="1.864cm"><text:p/></draw:line><draw:line draw:style-name="gr13" draw:text-style-name="P125" svg:x1="6.48cm" svg:y1="0.831cm" svg:x2="6.48cm" svg:y2="1.864cm"><text:p/></draw:line><draw:line draw:style-name="gr13" draw:text-style-name="P125" svg:x1="6.681cm" svg:y1="0.831cm" svg:x2="6.681cm" svg:y2="1.864cm"><text:p/></draw:line><draw:line draw:style-name="gr13" draw:text-style-name="P125" svg:x1="6.779cm" svg:y1="0.831cm" svg:x2="6.779cm" svg:y2="1.864cm"><text:p/></draw:line><draw:line draw:style-name="gr13" draw:text-style-name="P125" svg:x1="6.876cm" svg:y1="0.831cm" svg:x2="6.876cm" svg:y2="1.864cm"><text:p/></draw:line><draw:line draw:style-name="gr13" draw:text-style-name="P125" svg:x1="6.98cm" svg:y1="0.831cm" svg:x2="6.98cm" svg:y2="1.864cm"><text:p/></draw:line><draw:line draw:style-name="gr13" draw:text-style-name="P125" svg:x1="7.181cm" svg:y1="0.831cm" svg:x2="7.181cm" svg:y2="1.864cm"><text:p/></draw:line><draw:line draw:style-name="gr13" draw:text-style-name="P125" svg:x1="7.279cm" svg:y1="0.831cm" svg:x2="7.279cm" svg:y2="1.864cm"><text:p/></draw:line><draw:line draw:style-name="gr13" draw:text-style-name="P125" svg:x1="7.377cm" svg:y1="0.831cm" svg:x2="7.377cm" svg:y2="1.864cm"><text:p/></draw:line><draw:line draw:style-name="gr13" draw:text-style-name="P125" svg:x1="7.48cm" svg:y1="0.831cm" svg:x2="7.48cm" svg:y2="1.864cm"><text:p/></draw:line><draw:line draw:style-name="gr13" draw:text-style-name="P125" svg:x1="7.675cm" svg:y1="0.831cm" svg:x2="7.675cm" svg:y2="1.864cm"><text:p/></draw:line><draw:line draw:style-name="gr13" draw:text-style-name="P125" svg:x1="7.779cm" svg:y1="0.831cm" svg:x2="7.779cm" svg:y2="1.864cm"><text:p/></draw:line><draw:line draw:style-name="gr13" draw:text-style-name="P125" svg:x1="7.878cm" svg:y1="0.831cm" svg:x2="7.878cm" svg:y2="1.864cm"><text:p/></draw:line><draw:line draw:style-name="gr13" draw:text-style-name="P125" svg:x1="7.98cm" svg:y1="0.831cm" svg:x2="7.98cm" svg:y2="1.864cm"><text:p/></draw:line><draw:line draw:style-name="gr13" draw:text-style-name="P125" svg:x1="8.176cm" svg:y1="0.831cm" svg:x2="8.176cm" svg:y2="1.864cm"><text:p/></draw:line><draw:line draw:style-name="gr13" draw:text-style-name="P125" svg:x1="8.28cm" svg:y1="0.831cm" svg:x2="8.28cm" svg:y2="1.864cm"><text:p/></draw:line><draw:line draw:style-name="gr13" draw:text-style-name="P125" svg:x1="8.377cm" svg:y1="0.831cm" svg:x2="8.377cm" svg:y2="1.864cm"><text:p/></draw:line><draw:line draw:style-name="gr13" draw:text-style-name="P125" svg:x1="8.474cm" svg:y1="0.831cm" svg:x2="8.474cm" svg:y2="1.864cm"><text:p/></draw:line><draw:line draw:style-name="gr13" draw:text-style-name="P125" svg:x1="8.677cm" svg:y1="0.831cm" svg:x2="8.677cm" svg:y2="1.864cm"><text:p/></draw:line><draw:line draw:style-name="gr13" draw:text-style-name="P125" svg:x1="8.779cm" svg:y1="0.831cm" svg:x2="8.779cm" svg:y2="1.864cm"><text:p/></draw:line><draw:line draw:style-name="gr13" draw:text-style-name="P125" svg:x1="8.877cm" svg:y1="0.831cm" svg:x2="8.877cm" svg:y2="1.864cm"><text:p/></draw:line><draw:line draw:style-name="gr13" draw:text-style-name="P125" svg:x1="8.975cm" svg:y1="0.831cm" svg:x2="8.975cm" svg:y2="1.864cm"><text:p/></draw:line><draw:line draw:style-name="gr13" draw:text-style-name="P125" svg:x1="0.085cm" svg:y1="0.934cm" svg:x2="9.074cm" svg:y2="0.934cm"><text:p/></draw:line><draw:line draw:style-name="gr13" draw:text-style-name="P125" svg:x1="0.085cm" svg:y1="1.039cm" svg:x2="9.074cm" svg:y2="1.039cm"><text:p/></draw:line><draw:line draw:style-name="gr13" draw:text-style-name="P125" svg:x1="0.085cm" svg:y1="1.143cm" svg:x2="9.074cm" svg:y2="1.143cm"><text:p/></draw:line><draw:line draw:style-name="gr13" draw:text-style-name="P125" svg:x1="0.085cm" svg:y1="1.248cm" svg:x2="9.074cm" svg:y2="1.248cm"><text:p/></draw:line><draw:line draw:style-name="gr13" draw:text-style-name="P125" svg:x1="0.085cm" svg:y1="1.457cm" svg:x2="9.074cm" svg:y2="1.457cm"><text:p/></draw:line><draw:line draw:style-name="gr13" draw:text-style-name="P125" svg:x1="0.085cm" svg:y1="1.554cm" svg:x2="9.074cm" svg:y2="1.554cm"><text:p/></draw:line><draw:line draw:style-name="gr13" draw:text-style-name="P125" svg:x1="0.085cm" svg:y1="1.659cm" svg:x2="9.074cm" svg:y2="1.659cm"><text:p/></draw:line><draw:line draw:style-name="gr13" draw:text-style-name="P125" svg:x1="0.085cm" svg:y1="1.764cm" svg:x2="9.074cm" svg:y2="1.764cm"><text:p/></draw:line><draw:line draw:style-name="gr14" draw:text-style-name="P125" svg:x1="0.586cm" svg:y1="0.831cm" svg:x2="0.586cm" svg:y2="1.864cm"><text:p/></draw:line><draw:line draw:style-name="gr14" draw:text-style-name="P125" svg:x1="1.586cm" svg:y1="0.831cm" svg:x2="1.586cm" svg:y2="1.864cm"><text:p/></draw:line><draw:line draw:style-name="gr14" draw:text-style-name="P125" svg:x1="2.586cm" svg:y1="0.831cm" svg:x2="2.586cm" svg:y2="1.864cm"><text:p/></draw:line><draw:line draw:style-name="gr14" draw:text-style-name="P125" svg:x1="3.581cm" svg:y1="0.831cm" svg:x2="3.581cm" svg:y2="1.864cm"><text:p/></draw:line><draw:line draw:style-name="gr14" draw:text-style-name="P125" svg:x1="4.582cm" svg:y1="0.831cm" svg:x2="4.582cm" svg:y2="1.864cm"><text:p/></draw:line><draw:line draw:style-name="gr14" draw:text-style-name="P125" svg:x1="5.583cm" svg:y1="0.831cm" svg:x2="5.583cm" svg:y2="1.864cm"><text:p/></draw:line><draw:line draw:style-name="gr14" draw:text-style-name="P125" svg:x1="6.578cm" svg:y1="0.831cm" svg:x2="6.578cm" svg:y2="1.864cm"><text:p/></draw:line><draw:line draw:style-name="gr14" draw:text-style-name="P125" svg:x1="7.578cm" svg:y1="0.831cm" svg:x2="7.578cm" svg:y2="1.864cm"><text:p/></draw:line><draw:line draw:style-name="gr14" draw:text-style-name="P125" svg:x1="8.579cm" svg:y1="0.831cm" svg:x2="8.579cm" svg:y2="1.864cm"><text:p/></draw:line><draw:line draw:style-name="gr14" draw:text-style-name="P125" svg:x1="0.085cm" svg:y1="1.353cm" svg:x2="9.074cm" svg:y2="1.353cm"><text:p/></draw:line><draw:line draw:style-name="gr15" draw:text-style-name="P125" svg:x1="0.085cm" svg:y1="0.831cm" svg:x2="0.085cm" svg:y2="1.864cm"><text:p/></draw:line><draw:line draw:style-name="gr15" draw:text-style-name="P125" svg:x1="1.086cm" svg:y1="0.831cm" svg:x2="1.086cm" svg:y2="1.864cm"><text:p/></draw:line><draw:line draw:style-name="gr15" draw:text-style-name="P125" svg:x1="2.086cm" svg:y1="0.831cm" svg:x2="2.086cm" svg:y2="1.864cm"><text:p/></draw:line><draw:line draw:style-name="gr15" draw:text-style-name="P125" svg:x1="3.08cm" svg:y1="0.831cm" svg:x2="3.08cm" svg:y2="1.864cm"><text:p/></draw:line><draw:line draw:style-name="gr15" draw:text-style-name="P125" svg:x1="4.082cm" svg:y1="0.831cm" svg:x2="4.082cm" svg:y2="1.864cm"><text:p/></draw:line><draw:line draw:style-name="gr15" draw:text-style-name="P125" svg:x1="5.083cm" svg:y1="0.831cm" svg:x2="5.083cm" svg:y2="1.864cm"><text:p/></draw:line><draw:line draw:style-name="gr15" draw:text-style-name="P125" svg:x1="6.082cm" svg:y1="0.831cm" svg:x2="6.082cm" svg:y2="1.864cm"><text:p/></draw:line><draw:line draw:style-name="gr15" draw:text-style-name="P125" svg:x1="7.077cm" svg:y1="0.831cm" svg:x2="7.077cm" svg:y2="1.864cm"><text:p/></draw:line><draw:line draw:style-name="gr15" draw:text-style-name="P125" svg:x1="8.078cm" svg:y1="0.831cm" svg:x2="8.078cm" svg:y2="1.864cm"><text:p/></draw:line><draw:line draw:style-name="gr15" draw:text-style-name="P125" svg:x1="0.085cm" svg:y1="0.831cm" svg:x2="9.074cm" svg:y2="0.831cm"><text:p/></draw:line><draw:line draw:style-name="gr15" draw:text-style-name="P125" svg:x1="9.079cm" svg:y1="0.831cm" svg:x2="9.079cm" svg:y2="1.864cm"><text:p/></draw:line><draw:line draw:style-name="gr15" draw:text-style-name="P125" svg:x1="0.085cm" svg:y1="1.868cm" svg:x2="9.074cm" svg:y2="1.868cm"><text:p/></draw:line></draw:g><draw:line draw:name="Forme2" draw:style-name="gr16" draw:text-style-name="P119" svg:x1="0.085cm" svg:y1="1.353cm" svg:x2="9.077cm" svg:y2="1.353cm"><text:p/></draw:line><draw:line draw:name="Forme3" draw:style-name="gr17" draw:text-style-name="P119" svg:x1="8.077cm" svg:y1="1.143cm" svg:x2="8.077cm" svg:y2="1.556cm"><text:p/></draw:line><draw:line draw:name="Forme3_0" draw:style-name="gr17" draw:text-style-name="P119" svg:x1="7.077cm" svg:y1="1.143cm" svg:x2="7.077cm" svg:y2="1.556cm"><text:p/></draw:line><draw:line draw:name="Forme3_1" draw:style-name="gr17" draw:text-style-name="P119" svg:x1="5.084cm" svg:y1="1.143cm" svg:x2="5.084cm" svg:y2="1.556cm"><text:p/></draw:line><draw:line draw:name="Forme3_2" draw:style-name="gr17" draw:text-style-name="P119" svg:x1="4.082cm" svg:y1="1.143cm" svg:x2="4.082cm" svg:y2="1.556cm"><text:p/></draw:line><draw:line draw:name="Forme3_3" draw:style-name="gr17" draw:text-style-name="P119" svg:x1="3.08cm" svg:y1="1.143cm" svg:x2="3.08cm" svg:y2="1.556cm"><text:p/></draw:line><draw:line draw:name="Forme3_4" draw:style-name="gr17" draw:text-style-name="P119" svg:x1="2.085cm" svg:y1="1.143cm" svg:x2="2.085cm" svg:y2="1.556cm"><text:p/></draw:line><draw:line draw:name="Forme3_5" draw:style-name="gr17" draw:text-style-name="P119" svg:x1="0.085cm" svg:y1="1.143cm" svg:x2="0.085cm" svg:y2="1.556cm"><text:p/></draw:line><draw:line draw:name="Forme3_6" draw:style-name="gr17" draw:text-style-name="P119" svg:x1="6.082cm" svg:y1="1.143cm" svg:x2="6.082cm" svg:y2="1.556cm"><text:p/></draw:line><draw:line draw:name="Forme3_7" draw:style-name="gr17" draw:text-style-name="P119" svg:x1="1.085cm" svg:y1="1.143cm" svg:x2="1.085cm" svg:y2="1.556cm"><text:p/></draw:line><draw:frame draw:name="Forme4_5" draw:style-name="gr18" draw:text-style-name="P126" svg:width="0.8cm" svg:height="0.551cm" svg:x="1.684cm" svg:y="1.554cm"><draw:text-box><text:p text:style-name="P119"><text:span text:style-name="T183">0,2</text:span></text:p></draw:text-box></draw:frame><draw:frame draw:name="Forme4_6" draw:style-name="gr18" draw:text-style-name="P126" svg:width="0.574cm" svg:height="0.551cm" svg:x="-0.187cm" svg:y="1.554cm"><draw:text-box><text:p text:style-name="P119"><text:span text:style-name="T183">0</text:span></text:p></draw:text-box></draw:frame><draw:frame draw:name="Forme4_8" draw:style-name="gr18" draw:text-style-name="P126" svg:width="0.8cm" svg:height="0.551cm" svg:x="4.784cm" svg:y="1.456cm"><draw:text-box><text:p><text:span text:style-name="T183">0,5</text:span></text:p></draw:text-box></draw:frame><draw:line draw:name="Forme5" draw:style-name="gr17" draw:text-style-name="P119" svg:x1="3.482cm" svg:y1="1.456cm" svg:x2="3.482cm" svg:y2="1.248cm"><text:p/></draw:line><draw:line draw:name="Forme5_0" draw:style-name="gr17" draw:text-style-name="P119" svg:x1="6.779cm" svg:y1="1.456cm" svg:x2="6.779cm" svg:y2="1.248cm"><text:p/></draw:line><draw:frame draw:name="Forme4_10" draw:style-name="gr18" draw:text-style-name="P126" svg:width="0.8cm" svg:height="0.551cm" svg:x="6.879cm" svg:y="1.456cm"><draw:text-box><text:p text:style-name="P119"><text:span text:style-name="T183">0,7</text:span></text:p></draw:text-box></draw:frame><draw:frame draw:name="Forme4_7" draw:style-name="gr19" draw:text-style-name="P126" svg:width="0.803cm" svg:height="0.414cm" svg:x="3.078cm" svg:y="1.554cm"><draw:text-box><text:p text:style-name="P119"><text:span text:style-name="T183">0,34</text:span></text:p></draw:text-box></draw:frame><draw:frame draw:name="Forme4_9" draw:style-name="gr18" draw:text-style-name="P126" svg:width="0.8cm" svg:height="0.551cm" svg:x="6.382cm" svg:y="0.803cm"><draw:text-box><text:p text:style-name="P119"><text:span text:style-name="T183">0,67</text:span></text:p></draw:text-box></draw:frame></draw:g><text:span text:style-name="_5f_Caractères">0 ; 0,5 ; 0,2 ; 0,34 ; 0,67 ; 0,7.</text:span></text:p>
            </text:list-item>
            <text:list-item>
              <text:p text:style-name="_5f_Paragraphe_5f_avec_5f_Num_5f_Question"><text:span text:style-name="_5f_Caractères">12,4 ; 11,2 ; 15,3 ; 18,9 ; 17,3.</text:span></text:p>
              <text:list text:style-name="_5f_Numérotation_20_des_20_exercices_20_livrets">
                <text:list-header>
                  <text:p text:style-name="P106"><draw:g text:anchor-type="paragraph" draw:z-index="9" draw:name="Shape15" draw:style-name="gr50"><draw:line draw:style-name="gr13" draw:text-style-name="P125" svg:x1="0.101cm" svg:y1="0.191cm" svg:x2="0.101cm" svg:y2="1.224cm"><text:p/></draw:line><draw:line draw:style-name="gr13" draw:text-style-name="P125" svg:x1="0.202cm" svg:y1="0.191cm" svg:x2="0.202cm" svg:y2="1.224cm"><text:p/></draw:line><draw:line draw:style-name="gr13" draw:text-style-name="P125" svg:x1="0.301cm" svg:y1="0.191cm" svg:x2="0.301cm" svg:y2="1.224cm"><text:p/></draw:line><draw:line draw:style-name="gr13" draw:text-style-name="P125" svg:x1="0.403cm" svg:y1="0.191cm" svg:x2="0.403cm" svg:y2="1.224cm"><text:p/></draw:line><draw:line draw:style-name="gr13" draw:text-style-name="P125" svg:x1="0.603cm" svg:y1="0.191cm" svg:x2="0.603cm" svg:y2="1.224cm"><text:p/></draw:line><draw:line draw:style-name="gr13" draw:text-style-name="P125" svg:x1="0.703cm" svg:y1="0.191cm" svg:x2="0.703cm" svg:y2="1.224cm"><text:p/></draw:line><draw:line draw:style-name="gr13" draw:text-style-name="P125" svg:x1="0.801cm" svg:y1="0.191cm" svg:x2="0.801cm" svg:y2="1.224cm"><text:p/></draw:line><draw:line draw:style-name="gr13" draw:text-style-name="P125" svg:x1="0.903cm" svg:y1="0.191cm" svg:x2="0.903cm" svg:y2="1.224cm"><text:p/></draw:line><draw:line draw:style-name="gr13" draw:text-style-name="P125" svg:x1="1.1cm" svg:y1="0.191cm" svg:x2="1.1cm" svg:y2="1.224cm"><text:p/></draw:line><draw:line draw:style-name="gr13" draw:text-style-name="P125" svg:x1="1.202cm" svg:y1="0.191cm" svg:x2="1.202cm" svg:y2="1.224cm"><text:p/></draw:line><draw:line draw:style-name="gr13" draw:text-style-name="P125" svg:x1="1.3cm" svg:y1="0.191cm" svg:x2="1.3cm" svg:y2="1.224cm"><text:p/></draw:line><draw:line draw:style-name="gr13" draw:text-style-name="P125" svg:x1="1.4cm" svg:y1="0.191cm" svg:x2="1.4cm" svg:y2="1.224cm"><text:p/></draw:line><draw:line draw:style-name="gr13" draw:text-style-name="P125" svg:x1="1.6cm" svg:y1="0.191cm" svg:x2="1.6cm" svg:y2="1.224cm"><text:p/></draw:line><draw:line draw:style-name="gr13" draw:text-style-name="P125" svg:x1="1.702cm" svg:y1="0.191cm" svg:x2="1.702cm" svg:y2="1.224cm"><text:p/></draw:line><draw:line draw:style-name="gr13" draw:text-style-name="P125" svg:x1="1.8cm" svg:y1="0.191cm" svg:x2="1.8cm" svg:y2="1.224cm"><text:p/></draw:line><draw:line draw:style-name="gr13" draw:text-style-name="P125" svg:x1="1.899cm" svg:y1="0.191cm" svg:x2="1.899cm" svg:y2="1.224cm"><text:p/></draw:line><draw:line draw:style-name="gr13" draw:text-style-name="P125" svg:x1="2.1cm" svg:y1="0.191cm" svg:x2="2.1cm" svg:y2="1.224cm"><text:p/></draw:line><draw:line draw:style-name="gr13" draw:text-style-name="P125" svg:x1="2.199cm" svg:y1="0.191cm" svg:x2="2.199cm" svg:y2="1.224cm"><text:p/></draw:line><draw:line draw:style-name="gr13" draw:text-style-name="P125" svg:x1="2.301cm" svg:y1="0.191cm" svg:x2="2.301cm" svg:y2="1.224cm"><text:p/></draw:line><draw:line draw:style-name="gr13" draw:text-style-name="P125" svg:x1="2.399cm" svg:y1="0.191cm" svg:x2="2.399cm" svg:y2="1.224cm"><text:p/></draw:line><draw:line draw:style-name="gr13" draw:text-style-name="P125" svg:x1="2.599cm" svg:y1="0.191cm" svg:x2="2.599cm" svg:y2="1.224cm"><text:p/></draw:line><draw:line draw:style-name="gr13" draw:text-style-name="P125" svg:x1="2.699cm" svg:y1="0.191cm" svg:x2="2.699cm" svg:y2="1.224cm"><text:p/></draw:line><draw:line draw:style-name="gr13" draw:text-style-name="P125" svg:x1="2.801cm" svg:y1="0.191cm" svg:x2="2.801cm" svg:y2="1.224cm"><text:p/></draw:line><draw:line draw:style-name="gr13" draw:text-style-name="P125" svg:x1="2.899cm" svg:y1="0.191cm" svg:x2="2.899cm" svg:y2="1.224cm"><text:p/></draw:line><draw:line draw:style-name="gr13" draw:text-style-name="P125" svg:x1="3.1cm" svg:y1="0.191cm" svg:x2="3.1cm" svg:y2="1.224cm"><text:p/></draw:line><draw:line draw:style-name="gr13" draw:text-style-name="P125" svg:x1="3.198cm" svg:y1="0.191cm" svg:x2="3.198cm" svg:y2="1.224cm"><text:p/></draw:line><draw:line draw:style-name="gr13" draw:text-style-name="P125" svg:x1="3.3cm" svg:y1="0.191cm" svg:x2="3.3cm" svg:y2="1.224cm"><text:p/></draw:line><draw:line draw:style-name="gr13" draw:text-style-name="P125" svg:x1="3.398cm" svg:y1="0.191cm" svg:x2="3.398cm" svg:y2="1.224cm"><text:p/></draw:line><draw:line draw:style-name="gr13" draw:text-style-name="P125" svg:x1="3.6cm" svg:y1="0.191cm" svg:x2="3.6cm" svg:y2="1.224cm"><text:p/></draw:line><draw:line draw:style-name="gr13" draw:text-style-name="P125" svg:x1="3.698cm" svg:y1="0.191cm" svg:x2="3.698cm" svg:y2="1.224cm"><text:p/></draw:line><draw:line draw:style-name="gr13" draw:text-style-name="P125" svg:x1="3.797cm" svg:y1="0.191cm" svg:x2="3.797cm" svg:y2="1.224cm"><text:p/></draw:line><draw:line draw:style-name="gr13" draw:text-style-name="P125" svg:x1="3.899cm" svg:y1="0.191cm" svg:x2="3.899cm" svg:y2="1.224cm"><text:p/></draw:line><draw:line draw:style-name="gr13" draw:text-style-name="P125" svg:x1="4.097cm" svg:y1="0.191cm" svg:x2="4.097cm" svg:y2="1.224cm"><text:p/></draw:line><draw:line draw:style-name="gr13" draw:text-style-name="P125" svg:x1="4.199cm" svg:y1="0.191cm" svg:x2="4.199cm" svg:y2="1.224cm"><text:p/></draw:line><draw:line draw:style-name="gr13" draw:text-style-name="P125" svg:x1="4.297cm" svg:y1="0.191cm" svg:x2="4.297cm" svg:y2="1.224cm"><text:p/></draw:line><draw:line draw:style-name="gr13" draw:text-style-name="P125" svg:x1="4.399cm" svg:y1="0.191cm" svg:x2="4.399cm" svg:y2="1.224cm"><text:p/></draw:line><draw:line draw:style-name="gr13" draw:text-style-name="P125" svg:x1="4.597cm" svg:y1="0.191cm" svg:x2="4.597cm" svg:y2="1.224cm"><text:p/></draw:line><draw:line draw:style-name="gr13" draw:text-style-name="P125" svg:x1="4.698cm" svg:y1="0.191cm" svg:x2="4.698cm" svg:y2="1.224cm"><text:p/></draw:line><draw:line draw:style-name="gr13" draw:text-style-name="P125" svg:x1="4.796cm" svg:y1="0.191cm" svg:x2="4.796cm" svg:y2="1.224cm"><text:p/></draw:line><draw:line draw:style-name="gr13" draw:text-style-name="P125" svg:x1="4.896cm" svg:y1="0.191cm" svg:x2="4.896cm" svg:y2="1.224cm"><text:p/></draw:line><draw:line draw:style-name="gr13" draw:text-style-name="P125" svg:x1="5.096cm" svg:y1="0.191cm" svg:x2="5.096cm" svg:y2="1.224cm"><text:p/></draw:line><draw:line draw:style-name="gr13" draw:text-style-name="P125" svg:x1="5.198cm" svg:y1="0.191cm" svg:x2="5.198cm" svg:y2="1.224cm"><text:p/></draw:line><draw:line draw:style-name="gr13" draw:text-style-name="P125" svg:x1="5.296cm" svg:y1="0.191cm" svg:x2="5.296cm" svg:y2="1.224cm"><text:p/></draw:line><draw:line draw:style-name="gr13" draw:text-style-name="P125" svg:x1="5.396cm" svg:y1="0.191cm" svg:x2="5.396cm" svg:y2="1.224cm"><text:p/></draw:line><draw:line draw:style-name="gr13" draw:text-style-name="P125" svg:x1="5.596cm" svg:y1="0.191cm" svg:x2="5.596cm" svg:y2="1.224cm"><text:p/></draw:line><draw:line draw:style-name="gr13" draw:text-style-name="P125" svg:x1="5.695cm" svg:y1="0.191cm" svg:x2="5.695cm" svg:y2="1.224cm"><text:p/></draw:line><draw:line draw:style-name="gr13" draw:text-style-name="P125" svg:x1="5.797cm" svg:y1="0.191cm" svg:x2="5.797cm" svg:y2="1.224cm"><text:p/></draw:line><draw:line draw:style-name="gr13" draw:text-style-name="P125" svg:x1="5.895cm" svg:y1="0.191cm" svg:x2="5.895cm" svg:y2="1.224cm"><text:p/></draw:line><draw:line draw:style-name="gr13" draw:text-style-name="P125" svg:x1="6.095cm" svg:y1="0.191cm" svg:x2="6.095cm" svg:y2="1.224cm"><text:p/></draw:line><draw:line draw:style-name="gr13" draw:text-style-name="P125" svg:x1="6.195cm" svg:y1="0.191cm" svg:x2="6.195cm" svg:y2="1.224cm"><text:p/></draw:line><draw:line draw:style-name="gr13" draw:text-style-name="P125" svg:x1="6.297cm" svg:y1="0.191cm" svg:x2="6.297cm" svg:y2="1.224cm"><text:p/></draw:line><draw:line draw:style-name="gr13" draw:text-style-name="P125" svg:x1="6.395cm" svg:y1="0.191cm" svg:x2="6.395cm" svg:y2="1.224cm"><text:p/></draw:line><draw:line draw:style-name="gr13" draw:text-style-name="P125" svg:x1="6.596cm" svg:y1="0.191cm" svg:x2="6.596cm" svg:y2="1.224cm"><text:p/></draw:line><draw:line draw:style-name="gr13" draw:text-style-name="P125" svg:x1="6.694cm" svg:y1="0.191cm" svg:x2="6.694cm" svg:y2="1.224cm"><text:p/></draw:line><draw:line draw:style-name="gr13" draw:text-style-name="P125" svg:x1="6.794cm" svg:y1="0.191cm" svg:x2="6.794cm" svg:y2="1.224cm"><text:p/></draw:line><draw:line draw:style-name="gr13" draw:text-style-name="P125" svg:x1="6.896cm" svg:y1="0.191cm" svg:x2="6.896cm" svg:y2="1.224cm"><text:p/></draw:line><draw:line draw:style-name="gr13" draw:text-style-name="P125" svg:x1="7.096cm" svg:y1="0.191cm" svg:x2="7.096cm" svg:y2="1.224cm"><text:p/></draw:line><draw:line draw:style-name="gr13" draw:text-style-name="P125" svg:x1="7.194cm" svg:y1="0.191cm" svg:x2="7.194cm" svg:y2="1.224cm"><text:p/></draw:line><draw:line draw:style-name="gr13" draw:text-style-name="P125" svg:x1="7.294cm" svg:y1="0.191cm" svg:x2="7.294cm" svg:y2="1.224cm"><text:p/></draw:line><draw:line draw:style-name="gr13" draw:text-style-name="P125" svg:x1="7.395cm" svg:y1="0.191cm" svg:x2="7.395cm" svg:y2="1.224cm"><text:p/></draw:line><draw:line draw:style-name="gr13" draw:text-style-name="P125" svg:x1="7.593cm" svg:y1="0.191cm" svg:x2="7.593cm" svg:y2="1.224cm"><text:p/></draw:line><draw:line draw:style-name="gr13" draw:text-style-name="P125" svg:x1="7.695cm" svg:y1="0.191cm" svg:x2="7.695cm" svg:y2="1.224cm"><text:p/></draw:line><draw:line draw:style-name="gr13" draw:text-style-name="P125" svg:x1="7.793cm" svg:y1="0.191cm" svg:x2="7.793cm" svg:y2="1.224cm"><text:p/></draw:line><draw:line draw:style-name="gr13" draw:text-style-name="P125" svg:x1="7.895cm" svg:y1="0.191cm" svg:x2="7.895cm" svg:y2="1.224cm"><text:p/></draw:line><draw:line draw:style-name="gr13" draw:text-style-name="P125" svg:x1="8.093cm" svg:y1="0.191cm" svg:x2="8.093cm" svg:y2="1.224cm"><text:p/></draw:line><draw:line draw:style-name="gr13" draw:text-style-name="P125" svg:x1="8.195cm" svg:y1="0.191cm" svg:x2="8.195cm" svg:y2="1.224cm"><text:p/></draw:line><draw:line draw:style-name="gr13" draw:text-style-name="P125" svg:x1="8.293cm" svg:y1="0.191cm" svg:x2="8.293cm" svg:y2="1.224cm"><text:p/></draw:line><draw:line draw:style-name="gr13" draw:text-style-name="P125" svg:x1="8.392cm" svg:y1="0.191cm" svg:x2="8.392cm" svg:y2="1.224cm"><text:p/></draw:line><draw:line draw:style-name="gr13" draw:text-style-name="P125" svg:x1="8.592cm" svg:y1="0.191cm" svg:x2="8.592cm" svg:y2="1.224cm"><text:p/></draw:line><draw:line draw:style-name="gr13" draw:text-style-name="P125" svg:x1="8.694cm" svg:y1="0.191cm" svg:x2="8.694cm" svg:y2="1.224cm"><text:p/></draw:line><draw:line draw:style-name="gr13" draw:text-style-name="P125" svg:x1="8.792cm" svg:y1="0.191cm" svg:x2="8.792cm" svg:y2="1.224cm"><text:p/></draw:line><draw:line draw:style-name="gr13" draw:text-style-name="P125" svg:x1="8.892cm" svg:y1="0.191cm" svg:x2="8.892cm" svg:y2="1.224cm"><text:p/></draw:line><draw:line draw:style-name="gr13" draw:text-style-name="P125" svg:x1="0.002cm" svg:y1="0.293cm" svg:x2="8.991cm" svg:y2="0.293cm"><text:p/></draw:line><draw:line draw:style-name="gr13" draw:text-style-name="P125" svg:x1="0.002cm" svg:y1="0.398cm" svg:x2="8.991cm" svg:y2="0.398cm"><text:p/></draw:line><draw:line draw:style-name="gr13" draw:text-style-name="P125" svg:x1="0.002cm" svg:y1="0.501cm" svg:x2="8.991cm" svg:y2="0.501cm"><text:p/></draw:line><draw:line draw:style-name="gr13" draw:text-style-name="P125" svg:x1="0.002cm" svg:y1="0.607cm" svg:x2="8.991cm" svg:y2="0.607cm"><text:p/></draw:line><draw:line draw:style-name="gr13" draw:text-style-name="P125" svg:x1="0.002cm" svg:y1="0.815cm" svg:x2="8.991cm" svg:y2="0.815cm"><text:p/></draw:line><draw:line draw:style-name="gr13" draw:text-style-name="P125" svg:x1="0.002cm" svg:y1="0.914cm" svg:x2="8.991cm" svg:y2="0.914cm"><text:p/></draw:line><draw:line draw:style-name="gr13" draw:text-style-name="P125" svg:x1="0.002cm" svg:y1="1.019cm" svg:x2="8.991cm" svg:y2="1.019cm"><text:p/></draw:line><draw:line draw:style-name="gr13" draw:text-style-name="P125" svg:x1="0.002cm" svg:y1="1.122cm" svg:x2="8.991cm" svg:y2="1.122cm"><text:p/></draw:line><draw:line draw:style-name="gr14" draw:text-style-name="P125" svg:x1="0.501cm" svg:y1="0.191cm" svg:x2="0.501cm" svg:y2="1.224cm"><text:p/></draw:line><draw:line draw:style-name="gr14" draw:text-style-name="P125" svg:x1="1.502cm" svg:y1="0.191cm" svg:x2="1.502cm" svg:y2="1.224cm"><text:p/></draw:line><draw:line draw:style-name="gr14" draw:text-style-name="P125" svg:x1="2.501cm" svg:y1="0.191cm" svg:x2="2.501cm" svg:y2="1.224cm"><text:p/></draw:line><draw:line draw:style-name="gr14" draw:text-style-name="P125" svg:x1="3.498cm" svg:y1="0.191cm" svg:x2="3.498cm" svg:y2="1.224cm"><text:p/></draw:line><draw:line draw:style-name="gr14" draw:text-style-name="P125" svg:x1="4.497cm" svg:y1="0.191cm" svg:x2="4.497cm" svg:y2="1.224cm"><text:p/></draw:line><draw:line draw:style-name="gr14" draw:text-style-name="P125" svg:x1="5.498cm" svg:y1="0.191cm" svg:x2="5.498cm" svg:y2="1.224cm"><text:p/></draw:line><draw:line draw:style-name="gr14" draw:text-style-name="P125" svg:x1="6.494cm" svg:y1="0.191cm" svg:x2="6.494cm" svg:y2="1.224cm"><text:p/></draw:line><draw:line draw:style-name="gr14" draw:text-style-name="P125" svg:x1="7.493cm" svg:y1="0.191cm" svg:x2="7.493cm" svg:y2="1.224cm"><text:p/></draw:line><draw:line draw:style-name="gr14" draw:text-style-name="P125" svg:x1="8.494cm" svg:y1="0.191cm" svg:x2="8.494cm" svg:y2="1.224cm"><text:p/></draw:line><draw:line draw:style-name="gr14" draw:text-style-name="P125" svg:x1="0.002cm" svg:y1="0.712cm" svg:x2="8.991cm" svg:y2="0.712cm"><text:p/></draw:line><draw:line draw:style-name="gr15" draw:text-style-name="P125" svg:x1="0.002cm" svg:y1="0.191cm" svg:x2="0.002cm" svg:y2="1.224cm"><text:p/></draw:line><draw:line draw:style-name="gr15" draw:text-style-name="P125" svg:x1="1.001cm" svg:y1="0.191cm" svg:x2="1.001cm" svg:y2="1.224cm"><text:p/></draw:line><draw:line draw:style-name="gr15" draw:text-style-name="P125" svg:x1="2.001cm" svg:y1="0.191cm" svg:x2="2.001cm" svg:y2="1.224cm"><text:p/></draw:line><draw:line draw:style-name="gr15" draw:text-style-name="P125" svg:x1="2.998cm" svg:y1="0.191cm" svg:x2="2.998cm" svg:y2="1.224cm"><text:p/></draw:line><draw:line draw:style-name="gr15" draw:text-style-name="P125" svg:x1="3.997cm" svg:y1="0.191cm" svg:x2="3.997cm" svg:y2="1.224cm"><text:p/></draw:line><draw:line draw:style-name="gr15" draw:text-style-name="P125" svg:x1="4.998cm" svg:y1="0.191cm" svg:x2="4.998cm" svg:y2="1.224cm"><text:p/></draw:line><draw:line draw:style-name="gr15" draw:text-style-name="P125" svg:x1="5.997cm" svg:y1="0.191cm" svg:x2="5.997cm" svg:y2="1.224cm"><text:p/></draw:line><draw:line draw:style-name="gr15" draw:text-style-name="P125" svg:x1="6.994cm" svg:y1="0.191cm" svg:x2="6.994cm" svg:y2="1.224cm"><text:p/></draw:line><draw:line draw:style-name="gr15" draw:text-style-name="P125" svg:x1="7.993cm" svg:y1="0.191cm" svg:x2="7.993cm" svg:y2="1.224cm"><text:p/></draw:line><draw:line draw:style-name="gr15" draw:text-style-name="P125" svg:x1="0.002cm" svg:y1="0.191cm" svg:x2="8.991cm" svg:y2="0.191cm"><text:p/></draw:line><draw:line draw:style-name="gr15" draw:text-style-name="P125" svg:x1="8.994cm" svg:y1="0.191cm" svg:x2="8.994cm" svg:y2="1.224cm"><text:p/></draw:line><draw:line draw:style-name="gr15" draw:text-style-name="P125" svg:x1="0.002cm" svg:y1="1.227cm" svg:x2="8.991cm" svg:y2="1.227cm"><text:p/></draw:line></draw:g><draw:frame text:anchor-type="paragraph" draw:z-index="25" draw:name="Forme4" draw:style-name="gr38" draw:text-style-name="P126" svg:width="0.983cm" svg:height="0.505cm" svg:x="-0.182cm" svg:y="0.914cm"><draw:text-box><text:p text:style-name="P119"><text:span text:style-name="T183">11,2</text:span></text:p></draw:text-box></draw:frame><draw:line text:anchor-type="paragraph" draw:z-index="29" draw:name="Forme6" draw:style-name="gr39" draw:text-style-name="P119" svg:x1="0.005cm" svg:y1="0.713cm" svg:x2="8.994cm" svg:y2="0.713cm"><text:p/></draw:line><draw:line text:anchor-type="paragraph" draw:z-index="30" draw:name="Forme7" draw:style-name="gr35" draw:text-style-name="P119" svg:x1="0.002cm" svg:y1="0.501cm" svg:x2="0.002cm" svg:y2="0.914cm"><text:p/></draw:line><draw:line text:anchor-type="paragraph" draw:z-index="31" draw:name="Forme7_1" draw:style-name="gr35" draw:text-style-name="P119" svg:x1="1cm" svg:y1="0.501cm" svg:x2="1cm" svg:y2="0.914cm"><text:p/></draw:line><draw:line text:anchor-type="paragraph" draw:z-index="32" draw:name="Forme7_2" draw:style-name="gr35" draw:text-style-name="P119" svg:x1="2cm" svg:y1="0.501cm" svg:x2="2cm" svg:y2="0.914cm"><text:p/></draw:line><draw:line text:anchor-type="paragraph" draw:z-index="33" draw:name="Forme7_3" draw:style-name="gr35" draw:text-style-name="P119" svg:x1="2.999cm" svg:y1="0.501cm" svg:x2="2.999cm" svg:y2="0.914cm"><text:p/></draw:line><draw:line text:anchor-type="paragraph" draw:z-index="34" draw:name="Forme7_4" draw:style-name="gr35" draw:text-style-name="P119" svg:x1="3.997cm" svg:y1="0.501cm" svg:x2="3.997cm" svg:y2="0.914cm"><text:p/></draw:line><draw:line text:anchor-type="paragraph" draw:z-index="35" draw:name="Forme7_5" draw:style-name="gr35" draw:text-style-name="P119" svg:x1="4.999cm" svg:y1="0.501cm" svg:x2="4.999cm" svg:y2="0.914cm"><text:p/></draw:line><draw:line text:anchor-type="paragraph" draw:z-index="36" draw:name="Forme7_6" draw:style-name="gr35" draw:text-style-name="P119" svg:x1="5.997cm" svg:y1="0.501cm" svg:x2="5.997cm" svg:y2="0.914cm"><text:p/></draw:line><draw:line text:anchor-type="paragraph" draw:z-index="37" draw:name="Forme7_7" draw:style-name="gr35" draw:text-style-name="P119" svg:x1="6.994cm" svg:y1="0.501cm" svg:x2="6.994cm" svg:y2="0.914cm"><text:p/></draw:line><draw:line text:anchor-type="paragraph" draw:z-index="38" draw:name="Forme7_8" draw:style-name="gr35" draw:text-style-name="P119" svg:x1="7.992cm" svg:y1="0.501cm" svg:x2="7.992cm" svg:y2="0.914cm"><text:p/></draw:line><draw:line text:anchor-type="paragraph" draw:z-index="39" draw:name="Forme7_12" draw:style-name="gr35" draw:text-style-name="P119" svg:x1="0.203cm" svg:y1="0.607cm" svg:x2="0.203cm" svg:y2="0.815cm"><text:p/></draw:line><draw:line text:anchor-type="paragraph" draw:z-index="40" draw:name="Forme7_0" draw:style-name="gr35" draw:text-style-name="P119" svg:x1="1.401cm" svg:y1="0.607cm" svg:x2="1.401cm" svg:y2="0.815cm"><text:p/></draw:line><draw:frame text:anchor-type="paragraph" draw:z-index="41" draw:name="Forme4_0" draw:style-name="gr38" draw:text-style-name="P126" svg:width="0.983cm" svg:height="0.505cm" svg:x="0.917cm" svg:y="0.914cm"><draw:text-box><text:p text:style-name="P119"><text:span text:style-name="T183">12,4</text:span></text:p></draw:text-box></draw:frame><draw:frame text:anchor-type="paragraph" draw:z-index="42" draw:name="Forme4_1" draw:style-name="gr36" draw:text-style-name="P126" svg:width="0.983cm" svg:height="0.606cm" svg:x="5.796cm" svg:y="0.914cm"><draw:text-box><text:p text:style-name="P119"><text:span text:style-name="T183">17,3</text:span></text:p></draw:text-box></draw:frame><draw:frame text:anchor-type="paragraph" draw:z-index="43" draw:name="Forme4_2" draw:style-name="gr37" draw:text-style-name="P126" svg:width="0.983cm" svg:height="0.414cm" svg:x="3.814cm" svg:y="0.914cm"><draw:text-box><text:p text:style-name="P119"><text:span text:style-name="T183">15,3</text:span></text:p></draw:text-box></draw:frame><draw:frame text:anchor-type="paragraph" draw:z-index="44" draw:name="Forme4_3" draw:style-name="gr36" draw:text-style-name="P126" svg:width="0.983cm" svg:height="0.606cm" svg:x="7.294cm" svg:y="0.914cm"><draw:text-box><text:p text:style-name="P119"><text:span text:style-name="T183">18,9</text:span></text:p></draw:text-box></draw:frame><draw:line text:anchor-type="paragraph" draw:z-index="45" draw:name="Forme7_9" draw:style-name="gr35" draw:text-style-name="P119" svg:x1="4.297cm" svg:y1="0.607cm" svg:x2="4.297cm" svg:y2="0.815cm"><text:p/></draw:line><draw:line text:anchor-type="paragraph" draw:z-index="46" draw:name="Forme7_10" draw:style-name="gr35" draw:text-style-name="P119" svg:x1="6.297cm" svg:y1="0.607cm" svg:x2="6.297cm" svg:y2="0.815cm"><text:p/></draw:line><draw:line text:anchor-type="paragraph" draw:z-index="47" draw:name="Forme7_11" draw:style-name="gr35" draw:text-style-name="P119" svg:x1="7.895cm" svg:y1="0.607cm" svg:x2="7.895cm" svg:y2="0.815cm"><text:p/></draw:line><text:span text:style-name="_5f_Caractères"/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2" svg:font-family="'Lucida Sans'" style:font-pitch="variable"/>
    <style:font-face style:name="Lucida Sans Unicode1" svg:font-family="'Lucida Sans Unicode'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Header">
      <style:paragraph-properties fo:margin-left="0cm" fo:margin-right="0cm" fo:text-indent="0cm" style:auto-text-indent="false"/>
    </style:style>
    <style:style style:name="MP5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N_20_page_20_impaire_20__28_D_29_">
      <style:text-properties officeooo:rsid="0277791e" officeooo:paragraph-rsid="0277791e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2" style:family="paragraph" style:parent-style-name="Footer">
      <style:text-properties officeooo:rsid="0242edd8" officeooo:paragraph-rsid="0242edd8"/>
    </style:style>
    <style:style style:name="MP63" style:family="paragraph" style:parent-style-name="Foot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273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0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1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274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275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276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269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8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266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267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3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4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261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262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95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99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396"><draw:text-box fo:min-height="0.499cm" fo:min-width="7.096cm"><draw:frame draw:style-name="Mfr2" draw:name="Frame1810" text:anchor-type="frame" svg:x="0.45cm" svg:y="0.079cm" svg:width="0.817cm" draw:z-index="397"><draw:text-box fo:min-height="0.355cm"><text:p text:style-name="MP3"><draw:g text:anchor-type="paragraph" draw:z-index="398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400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92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93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94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89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90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91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86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88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87" draw:name="Shape4_1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83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84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85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79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81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82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80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76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77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78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73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75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74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70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71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72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66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67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68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69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63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64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65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58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59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61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62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360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0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1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2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47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49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348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4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5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6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341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343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342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8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9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0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333" draw:name="Shape1_1" draw:style-name="Mgr7" draw:text-style-name="MP21" svg:width="4.329cm" svg:height="2.238cm" svg:x="-1.5cm" svg:y="-7.4cm" svg:viewBox="0 0 4330 2239" svg:d="M0 2239l3984-288c209-15 363-167 345-342l-170-1609h-4159z"><text:p/></draw:path><draw:line text:anchor-type="paragraph" draw:z-index="334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336" draw:name="Shape1_8" draw:style-name="Mgr7" draw:text-style-name="MP21" svg:width="4.329cm" svg:height="2.238cm" svg:x="-1.5cm" svg:y="-7.4cm" svg:viewBox="0 0 4330 2239" svg:d="M0 2239l3984-288c209-15 363-167 345-342l-170-1609h-4159z"><text:p/></draw:path><draw:line text:anchor-type="paragraph" draw:z-index="337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335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0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1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2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327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328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329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322" draw:name="Shape3_12" draw:style-name="Mgr5" draw:text-style-name="MP1" svg:x1="10.308cm" svg:y1="0.388cm" svg:x2="20.496cm" svg:y2="0.36cm"><text:p/></draw:line><draw:path text:anchor-type="paragraph" draw:z-index="323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325" draw:name="Shape3_27" draw:style-name="Mgr5" draw:text-style-name="MP1" svg:x1="10.308cm" svg:y1="0.388cm" svg:x2="20.496cm" svg:y2="0.36cm"><text:p/></draw:line><draw:path text:anchor-type="paragraph" draw:z-index="326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324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9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0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318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5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6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313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314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0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1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308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309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306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307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304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305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1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2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3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300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7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8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95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96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2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3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9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0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1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87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88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84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85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6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82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83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79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80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81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77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78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58" draw:name="Shape3_3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60" draw:name="Shape3_18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59" draw:name="Shape4_10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5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6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7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53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54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59"> </text:span>: <text:span text:style-name="MT75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51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52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46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47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44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0">Proportionnalité et pourcentages : </text:span><text:span text:style-name="MT79">pourcentages</text:span></text:p></draw:text-box></draw:frame><draw:g text:anchor-type="paragraph" draw:z-index="245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1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2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38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39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40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5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6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32" draw:name="Shape3_1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234" draw:name="Shape3_20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233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9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0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26" draw:name="Shape3_16" draw:style-name="Mgr9" draw:text-style-name="MP1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6"><draw:line text:anchor-type="paragraph" draw:z-index="228" draw:name="Shape3_17" draw:style-name="Mgr9" draw:text-style-name="MP1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227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3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4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7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221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/text:p>
      </style:footer>
      <style:footer-left>
        <text:p text:style-name="MP57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draw:g text:anchor-type="paragraph" draw:z-index="222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4"> </text:span></text:p></draw:text-box></draw:frame><draw:g text:anchor-type="paragraph" draw:z-index="220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9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Conversions d’unités : longueurs</text:p></draw:text-box></draw:frame><draw:g text:anchor-type="paragraph" draw:z-index="217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218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219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longueurs</text:span><text:span text:style-name="MT4"> </text:span></text:p></draw:text-box></draw:frame><draw:g text:anchor-type="paragraph" draw:z-index="214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5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6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4"> </text:span></text:p></draw:text-box></draw:frame><draw:g text:anchor-type="paragraph" draw:z-index="211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2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3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2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4"> </text:span></text:p></draw:text-box></draw:frame><draw:g text:anchor-type="paragraph" draw:z-index="208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209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210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4"> </text:span></text:p></draw:text-box></draw:frame><draw:g text:anchor-type="paragraph" draw:z-index="205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6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7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4"> </text:span></text:p></draw:text-box></draw:frame><draw:g text:anchor-type="paragraph" draw:z-index="204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201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2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99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200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4"> </text:span></text:p></draw:text-box></draw:frame><draw:g text:anchor-type="paragraph" draw:z-index="196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7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4"> </text:span></text:p></draw:text-box></draw:frame><draw:g text:anchor-type="paragraph" draw:z-index="194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95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191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2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3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190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88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1">Conversions d’unités </text:span><text:span text:style-name="MT4">: </text:span><text:span text:style-name="MT111">problèmes</text:span></text:p></draw:text-box></draw:frame><draw:g text:anchor-type="paragraph" draw:z-index="189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4"><text:span text:style-name="MT96">Conversions d’unités : </text:span><text:span text:style-name="MT109">Problèmes</text:span></text:p>
      </style:header>
      <style:header-left>
        <text:p text:style-name="MP64"><text:span text:style-name="MT96">Conversions d’unités : </text:span><text:span text:style-name="MT109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86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<text:span text:style-name="MT92">Conversions d’unités : </text:span><text:span text:style-name="MT110">problèmes</text:span></text:p></draw:text-box></draw:frame><draw:g text:anchor-type="paragraph" draw:z-index="187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3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4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2"><text:s text:c="15"/>A</text:span>ires : Aire et unité</text:p>
      </style:header>
      <style:header-left>
        <text:p text:style-name="MP65"><text:span text:style-name="MT112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82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14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180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81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78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79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22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176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23">coder</text:span></text:p></draw:text-box></draw:frame><draw:g text:anchor-type="paragraph" draw:z-index="177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header-left>
        <text:p text:style-name="MP69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74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75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72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73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70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71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5">Milieu, alignement, </text:span><text:span text:style-name="MT126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68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69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66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67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1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64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65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62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63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60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61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6">déplacer</text:span></text:p></draw:text-box></draw:frame><draw:g text:anchor-type="paragraph" draw:z-index="158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text:span text:style-name="MT4">Repères du plan : se </text:span><text:span text:style-name="MT136">déplacer</text:span></text:p></draw:text-box></draw:frame><draw:g text:anchor-type="paragraph" draw:z-index="159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56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57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Repères du plan : Se repérer</text:p></draw:text-box></draw:frame><draw:g text:anchor-type="paragraph" draw:z-index="154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55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53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146" draw:name="Shape7_8" draw:style-name="Mgr9" draw:text-style-name="MP1" svg:x1="9.042cm" svg:y1="0.36cm" svg:x2="20.461cm" svg:y2="0.36cm"><text:p/></draw:line><draw:path text:anchor-type="paragraph" draw:z-index="147" draw:name="Shape5_1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48" draw:name="Shape6_2" draw:style-name="Mgr12" draw:text-style-name="MP81" svg:width="2.703cm" svg:height="0.715cm" draw:transform="rotate (0.0872664625997165) translate (-0.172861111111111cm 0.218722222222222cm)"><draw:text-box><text:p text:style-name="MP1"><text:span text:style-name="MT138">S</text:span><text:span text:style-name="MT138">é</text:span><text:span text:style-name="MT138">r</text:span><text:span text:style-name="MT138">i</text:span><text:span text:style-name="MT138">e </text:span><text:span text:style-name="MT138">1</text:span></text:p></draw:text-box></draw:frame>T<text:span text:style-name="MT139">itre de la série</text:span></text:p>
      </style:header>
      <style:header-left>
        <text:p text:style-name="MP79"><draw:line text:anchor-type="paragraph" draw:z-index="150" draw:name="Shape7_9" draw:style-name="Mgr9" draw:text-style-name="MP1" svg:x1="9.042cm" svg:y1="0.36cm" svg:x2="20.461cm" svg:y2="0.36cm"><text:p/></draw:line><draw:path text:anchor-type="paragraph" draw:z-index="151" draw:name="Shape5_2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52" draw:name="Shape6_5" draw:style-name="Mgr12" draw:text-style-name="MP81" svg:width="2.703cm" svg:height="0.715cm" draw:transform="rotate (0.0872664625997165) translate (-0.172861111111111cm 0.218722222222222cm)"><draw:text-box><text:p text:style-name="MP1"><text:span text:style-name="MT138">S</text:span><text:span text:style-name="MT138">é</text:span><text:span text:style-name="MT138">r</text:span><text:span text:style-name="MT138">i</text:span><text:span text:style-name="MT138">e </text:span><text:span text:style-name="MT138">1</text:span></text:p></draw:text-box></draw:frame>T<text:span text:style-name="MT139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49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2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45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42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3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1"><text:s text:c="15"/>A</text:span><text:span text:style-name="MT141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41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8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9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0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5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6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7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2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34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127" draw:name="Shape5_3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28" draw:name="Shape6_3" draw:style-name="Mgr12" draw:text-style-name="MP81" svg:width="2.703cm" svg:height="0.715cm" draw:transform="rotate (0.0872664625997165) translate (-0.172861111111111cm 0.218722222222222cm)"><draw:text-box><text:p text:style-name="MP1"><text:span text:style-name="MT138">S</text:span><text:span text:style-name="MT138">é</text:span><text:span text:style-name="MT138">r</text:span><text:span text:style-name="MT138">i</text:span><text:span text:style-name="MT138">e </text:span><text:span text:style-name="MT138">1</text:span></text:p></draw:text-box></draw:frame><draw:line text:anchor-type="paragraph" draw:z-index="129" draw:name="Shape7_6" draw:style-name="Mgr9" draw:text-style-name="MP1" svg:x1="9.042cm" svg:y1="0.36cm" svg:x2="20.461cm" svg:y2="0.36cm"><text:p/></draw:line>T<text:span text:style-name="MT139">itre de la série</text:span></text:p>
      </style:header>
      <style:header-left>
        <text:p text:style-name="MP79"><draw:path text:anchor-type="paragraph" draw:z-index="131" draw:name="Shape5_4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32" draw:name="Shape6_4" draw:style-name="Mgr12" draw:text-style-name="MP81" svg:width="2.703cm" svg:height="0.715cm" draw:transform="rotate (0.0872664625997165) translate (-0.172861111111111cm 0.218722222222222cm)"><draw:text-box><text:p text:style-name="MP1"><text:span text:style-name="MT138">S</text:span><text:span text:style-name="MT138">é</text:span><text:span text:style-name="MT138">r</text:span><text:span text:style-name="MT138">i</text:span><text:span text:style-name="MT138">e </text:span><text:span text:style-name="MT138">1</text:span></text:p></draw:text-box></draw:frame><draw:line text:anchor-type="paragraph" draw:z-index="133" draw:name="Shape7_3" draw:style-name="Mgr9" draw:text-style-name="MP1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130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2844116743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125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82503576370876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126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3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4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44">Géométrie plane</text:span> : <text:span text:style-name="MT145">D</text:span><text:span text:style-name="MT44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121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48">droites, </text:span><text:span text:style-name="MT148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122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2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120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7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8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9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4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5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6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2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113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111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112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109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110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105" draw:name="Shape9" draw:style-name="Mgr1" draw:text-style-name="MP1" svg:x1="11.559cm" svg:y1="0.36cm" svg:x2="20.5cm" svg:y2="0.36cm"><text:p/></draw:line><draw:frame text:anchor-type="paragraph" draw:z-index="106" draw:name="Shape8" draw:style-name="Mgr12" draw:text-style-name="MP81" svg:width="2.703cm" svg:height="0.715cm" draw:transform="rotate (0.0872664625997165) translate (-0.172861111111111cm 0.218722222222222cm)"><draw:text-box><text:p text:style-name="MP1"><text:span text:style-name="MT138">S</text:span><text:span text:style-name="MT138">é</text:span><text:span text:style-name="MT138">r</text:span><text:span text:style-name="MT138">i</text:span><text:span text:style-name="MT138">e </text:span><text:span text:style-name="MT138">1</text:span></text:p></draw:text-box></draw:frame><draw:path text:anchor-type="paragraph" draw:z-index="107" draw:name="Shape7" draw:style-name="Mgr13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108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104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03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101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102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99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100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98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96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97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header-left>
        <text:p text:style-name="MP71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94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95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92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93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<text:span text:style-name="MT169">patrons</text:span></text:p></draw:text-box></draw:frame><draw:g text:anchor-type="paragraph" draw:z-index="90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91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88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89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86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87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84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85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6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82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83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80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81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5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78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79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76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77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74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75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72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73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47"> : </text:span><text:span text:style-name="MT180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70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71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68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69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66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67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64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65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62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63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248" draw:name="Shape3_0" draw:style-name="Mgr14" draw:text-style-name="MP1" svg:x1="10.893cm" svg:y1="0.403cm" svg:x2="20.503cm" svg:y2="0.327cm"><text:p/></draw:line><draw:path text:anchor-type="char" draw:z-index="57" draw:name="Shape1_3" draw:style-name="Mgr15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60" draw:name="Shape1_9" draw:style-name="Mgr15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59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58" draw:name="Shape4_130" draw:style-name="Mgr2"><draw:path draw:style-name="Mgr16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61" draw:name="Shape4_264" draw:style-name="Mgr2"><draw:path draw:style-name="Mgr16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7"><draw:line text:anchor-type="paragraph" draw:z-index="353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354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5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6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7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21T13:54:41.685000000</meta:creation-date>
    <meta:editing-duration>PT2H6M2S</meta:editing-duration>
    <meta:editing-cycles>30</meta:editing-cycles>
    <meta:generator>LibreOffice/7.1.4.2$Linux_X86_64 LibreOffice_project/a529a4fab45b75fefc5b6226684193eb000654f6</meta:generator>
    <dc:description>Fiche 1 - série 3</dc:description>
    <dc:title>Nombres entiers et décimaux :  La droite graduée - corrigé</dc:title>
    <meta:initial-creator>M. KHARROUBI</meta:initial-creator>
    <dc:date>2021-08-21T08:24:59.964088160</dc:date>
    <meta:document-statistic meta:table-count="9" meta:image-count="0" meta:object-count="0" meta:page-count="1" meta:paragraph-count="813" meta:word-count="2889" meta:character-count="18741" meta:non-whitespace-character-count="16296"/>
    <meta:template xlink:type="simple" xlink:actuate="onRequest" xlink:title="3-Calculer_(entiers et décimaux)_Serie_1_Additions_et_soustractions" xlink:href="../../Corrections%20brutes/Fiche%201%20-%20corrigé%20:%20Nombres%20entiers%20et%20décimaux./3-Calculer_(entiers%20et%20décimaux)_Serie_1_Additions_et_soustractions.ott" meta:date="2021-01-16T16:53:31.427175639"/>
  </office:meta>
</office:document-meta>
</file>